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" style:family="table-cell" style:parent-style-name="Default" style:data-style-name="N43"/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5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Time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N2/Ar</text:p>
          </table:table-cell>
          <table:table-cell table:style-name="ce1" office:value-type="string">
            <text:p>O2/Ar</text:p>
          </table:table-cell>
          <table:table-cell table:style-name="ce1" office:value-type="string">
            <text:p>29/28</text:p>
          </table:table-cell>
          <table:table-cell table:style-name="ce1" office:value-type="string">
            <text:p>30/28</text:p>
          </table:table-cell>
          <table:table-cell table:style-name="ce1" office:value-type="string">
            <text:p>CH4/Ar</text:p>
          </table:table-cell>
          <table:table-cell table:style-name="ce1" office:value-type="string">
            <text:p>MIMS Temp: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 office:value-type="string">
            <text:p>DI</text:p>
          </table:table-cell>
          <table:table-cell office:value-type="float" office:value="8843">
            <text:p>8843</text:p>
          </table:table-cell>
          <table:table-cell office:value-type="time" office:time-value="PT19H46M09S">
            <text:p>07:46:09 PM</text:p>
          </table:table-cell>
          <table:table-cell office:value-type="float" office:value="0.00000007062006">
            <text:p>7.06E-008</text:p>
          </table:table-cell>
          <table:table-cell office:value-type="float" office:value="0.00000003352572">
            <text:p>3.35E-008</text:p>
          </table:table-cell>
          <table:table-cell office:value-type="float" office:value="0.000000001369898">
            <text:p>1.37E-009</text:p>
          </table:table-cell>
          <table:table-cell office:value-type="float" office:value="0.0000000004796313">
            <text:p>4.80E-010</text:p>
          </table:table-cell>
          <table:table-cell office:value-type="float" office:value="0.00000000004012143">
            <text:p>4.01E-011</text:p>
          </table:table-cell>
          <table:table-cell office:value-type="float" office:value="51.55134">
            <text:p>51.55134</text:p>
          </table:table-cell>
          <table:table-cell office:value-type="float" office:value="24.47316">
            <text:p>24.47316</text:p>
          </table:table-cell>
          <table:table-cell office:value-type="float" office:value="0.006791714">
            <text:p>0.006791714</text:p>
          </table:table-cell>
          <table:table-cell office:value-type="float" office:value="0.0005681308">
            <text:p>0.000568130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8875">
            <text:p>8875</text:p>
          </table:table-cell>
          <table:table-cell office:value-type="time" office:time-value="PT19H46M19S">
            <text:p>07:46:19 PM</text:p>
          </table:table-cell>
          <table:table-cell office:value-type="float" office:value="0.000000070535">
            <text:p>7.05E-008</text:p>
          </table:table-cell>
          <table:table-cell office:value-type="float" office:value="0.00000003350125">
            <text:p>3.35E-008</text:p>
          </table:table-cell>
          <table:table-cell office:value-type="float" office:value="0.000000001370396">
            <text:p>1.37E-009</text:p>
          </table:table-cell>
          <table:table-cell office:value-type="float" office:value="0.0000000004801439">
            <text:p>4.80E-010</text:p>
          </table:table-cell>
          <table:table-cell office:value-type="float" office:value="0.00000000003977416">
            <text:p>3.98E-011</text:p>
          </table:table-cell>
          <table:table-cell office:value-type="float" office:value="51.47053">
            <text:p>51.47053</text:p>
          </table:table-cell>
          <table:table-cell office:value-type="float" office:value="24.44641">
            <text:p>24.44641</text:p>
          </table:table-cell>
          <table:table-cell office:value-type="float" office:value="0.006807173">
            <text:p>0.006807173</text:p>
          </table:table-cell>
          <table:table-cell office:value-type="float" office:value="0.0005638925">
            <text:p>0.000563892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8917">
            <text:p>8917</text:p>
          </table:table-cell>
          <table:table-cell office:value-type="time" office:time-value="PT19H46M32S">
            <text:p>07:46:32 PM</text:p>
          </table:table-cell>
          <table:table-cell office:value-type="float" office:value="0.00000007065764">
            <text:p>7.07E-008</text:p>
          </table:table-cell>
          <table:table-cell office:value-type="float" office:value="0.00000003352036">
            <text:p>3.35E-008</text:p>
          </table:table-cell>
          <table:table-cell office:value-type="float" office:value="0.000000001366417">
            <text:p>1.37E-009</text:p>
          </table:table-cell>
          <table:table-cell office:value-type="float" office:value="0.0000000004801112">
            <text:p>4.80E-010</text:p>
          </table:table-cell>
          <table:table-cell office:value-type="float" office:value="0.00000000004038018">
            <text:p>4.04E-011</text:p>
          </table:table-cell>
          <table:table-cell office:value-type="float" office:value="51.71017">
            <text:p>51.71017</text:p>
          </table:table-cell>
          <table:table-cell office:value-type="float" office:value="24.53158">
            <text:p>24.53158</text:p>
          </table:table-cell>
          <table:table-cell office:value-type="float" office:value="0.006794894">
            <text:p>0.006794894</text:p>
          </table:table-cell>
          <table:table-cell office:value-type="float" office:value="0.0005714907">
            <text:p>0.000571490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8940">
            <text:p>8940</text:p>
          </table:table-cell>
          <table:table-cell office:value-type="time" office:time-value="PT19H46M39S">
            <text:p>07:46:39 PM</text:p>
          </table:table-cell>
          <table:table-cell office:value-type="float" office:value="0.0000000704781">
            <text:p>7.05E-008</text:p>
          </table:table-cell>
          <table:table-cell office:value-type="float" office:value="0.00000003346554">
            <text:p>3.35E-008</text:p>
          </table:table-cell>
          <table:table-cell office:value-type="float" office:value="0.000000001368048">
            <text:p>1.37E-009</text:p>
          </table:table-cell>
          <table:table-cell office:value-type="float" office:value="0.0000000004785933">
            <text:p>4.79E-010</text:p>
          </table:table-cell>
          <table:table-cell office:value-type="float" office:value="0.00000000003991971">
            <text:p>3.99E-011</text:p>
          </table:table-cell>
          <table:table-cell office:value-type="float" office:value="51.51727">
            <text:p>51.51727</text:p>
          </table:table-cell>
          <table:table-cell office:value-type="float" office:value="24.46225">
            <text:p>24.46225</text:p>
          </table:table-cell>
          <table:table-cell office:value-type="float" office:value="0.006790667">
            <text:p>0.006790667</text:p>
          </table:table-cell>
          <table:table-cell office:value-type="float" office:value="0.0005664129">
            <text:p>0.000566412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8970">
            <text:p>8970</text:p>
          </table:table-cell>
          <table:table-cell office:value-type="time" office:time-value="PT19H46M48S">
            <text:p>07:46:48 PM</text:p>
          </table:table-cell>
          <table:table-cell office:value-type="float" office:value="0.00000007046905">
            <text:p>7.05E-008</text:p>
          </table:table-cell>
          <table:table-cell office:value-type="float" office:value="0.0000000335049">
            <text:p>3.35E-008</text:p>
          </table:table-cell>
          <table:table-cell office:value-type="float" office:value="0.000000001370045">
            <text:p>1.37E-009</text:p>
          </table:table-cell>
          <table:table-cell office:value-type="float" office:value="0.0000000004785382">
            <text:p>4.79E-010</text:p>
          </table:table-cell>
          <table:table-cell office:value-type="float" office:value="0.00000000004007522">
            <text:p>4.01E-011</text:p>
          </table:table-cell>
          <table:table-cell office:value-type="float" office:value="51.43558">
            <text:p>51.43558</text:p>
          </table:table-cell>
          <table:table-cell office:value-type="float" office:value="24.45533">
            <text:p>24.45533</text:p>
          </table:table-cell>
          <table:table-cell office:value-type="float" office:value="0.006790757">
            <text:p>0.006790757</text:p>
          </table:table-cell>
          <table:table-cell office:value-type="float" office:value="0.0005686925">
            <text:p>0.000568692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9006">
            <text:p>9006</text:p>
          </table:table-cell>
          <table:table-cell office:value-type="time" office:time-value="PT19H46M59S">
            <text:p>07:46:59 PM</text:p>
          </table:table-cell>
          <table:table-cell office:value-type="float" office:value="0.00000007068109">
            <text:p>7.07E-008</text:p>
          </table:table-cell>
          <table:table-cell office:value-type="float" office:value="0.00000003355583">
            <text:p>3.36E-008</text:p>
          </table:table-cell>
          <table:table-cell office:value-type="float" office:value="0.000000001366901">
            <text:p>1.37E-009</text:p>
          </table:table-cell>
          <table:table-cell office:value-type="float" office:value="0.0000000004809439">
            <text:p>4.81E-010</text:p>
          </table:table-cell>
          <table:table-cell office:value-type="float" office:value="0.00000000004025236">
            <text:p>4.03E-011</text:p>
          </table:table-cell>
          <table:table-cell office:value-type="float" office:value="51.709">
            <text:p>51.709</text:p>
          </table:table-cell>
          <table:table-cell office:value-type="float" office:value="24.54883">
            <text:p>24.54883</text:p>
          </table:table-cell>
          <table:table-cell office:value-type="float" office:value="0.006804421">
            <text:p>0.006804421</text:p>
          </table:table-cell>
          <table:table-cell office:value-type="float" office:value="0.0005694926">
            <text:p>0.000569492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9031">
            <text:p>9031</text:p>
          </table:table-cell>
          <table:table-cell office:value-type="time" office:time-value="PT19H47M06S">
            <text:p>07:47:06 PM</text:p>
          </table:table-cell>
          <table:table-cell office:value-type="float" office:value="0.00000007057094">
            <text:p>7.06E-008</text:p>
          </table:table-cell>
          <table:table-cell office:value-type="float" office:value="0.00000003352021">
            <text:p>3.35E-008</text:p>
          </table:table-cell>
          <table:table-cell office:value-type="float" office:value="0.000000001368364">
            <text:p>1.37E-009</text:p>
          </table:table-cell>
          <table:table-cell office:value-type="float" office:value="0.0000000004802095">
            <text:p>4.80E-010</text:p>
          </table:table-cell>
          <table:table-cell office:value-type="float" office:value="0.00000000004022608">
            <text:p>4.02E-011</text:p>
          </table:table-cell>
          <table:table-cell office:value-type="float" office:value="51.57323">
            <text:p>51.57323</text:p>
          </table:table-cell>
          <table:table-cell office:value-type="float" office:value="24.49656">
            <text:p>24.49656</text:p>
          </table:table-cell>
          <table:table-cell office:value-type="float" office:value="0.006804636">
            <text:p>0.006804636</text:p>
          </table:table-cell>
          <table:table-cell office:value-type="float" office:value="0.0005700092">
            <text:p>0.0005700092</text:p>
          </table:table-cell>
          <table:table-cell table:number-columns-repeated="3"/>
        </table:table-row>
        <table:table-row table:style-name="ro1">
          <table:table-cell office:value-type="string">
            <text:p>STD_0_A</text:p>
          </table:table-cell>
          <table:table-cell office:value-type="float" office:value="9516">
            <text:p>9516</text:p>
          </table:table-cell>
          <table:table-cell office:value-type="time" office:time-value="PT19H49M34S">
            <text:p>07:49:34 PM</text:p>
          </table:table-cell>
          <table:table-cell office:value-type="float" office:value="0.00000007515446">
            <text:p>7.52E-008</text:p>
          </table:table-cell>
          <table:table-cell office:value-type="float" office:value="0.00000003232075">
            <text:p>3.23E-008</text:p>
          </table:table-cell>
          <table:table-cell office:value-type="float" office:value="0.000000001362456">
            <text:p>1.36E-009</text:p>
          </table:table-cell>
          <table:table-cell office:value-type="float" office:value="0.0000000005219187">
            <text:p>5.22E-010</text:p>
          </table:table-cell>
          <table:table-cell office:value-type="float" office:value="0.00000000004226349">
            <text:p>4.23E-011</text:p>
          </table:table-cell>
          <table:table-cell office:value-type="float" office:value="55.161">
            <text:p>55.161</text:p>
          </table:table-cell>
          <table:table-cell office:value-type="float" office:value="23.72241">
            <text:p>23.72241</text:p>
          </table:table-cell>
          <table:table-cell office:value-type="float" office:value="0.006944614">
            <text:p>0.006944614</text:p>
          </table:table-cell>
          <table:table-cell office:value-type="float" office:value="0.0005623551">
            <text:p>0.0005623551</text:p>
          </table:table-cell>
          <table:table-cell table:number-columns-repeated="3"/>
        </table:table-row>
        <table:table-row table:style-name="ro1">
          <table:table-cell office:value-type="string">
            <text:p>STD_0_A</text:p>
          </table:table-cell>
          <table:table-cell office:value-type="float" office:value="9560">
            <text:p>9560</text:p>
          </table:table-cell>
          <table:table-cell office:value-type="time" office:time-value="PT19H49M48S">
            <text:p>07:49:48 PM</text:p>
          </table:table-cell>
          <table:table-cell office:value-type="float" office:value="0.0000000754311">
            <text:p>7.54E-008</text:p>
          </table:table-cell>
          <table:table-cell office:value-type="float" office:value="0.00000003243992">
            <text:p>3.24E-008</text:p>
          </table:table-cell>
          <table:table-cell office:value-type="float" office:value="0.000000001371049">
            <text:p>1.37E-009</text:p>
          </table:table-cell>
          <table:table-cell office:value-type="float" office:value="0.0000000005245351">
            <text:p>5.25E-010</text:p>
          </table:table-cell>
          <table:table-cell office:value-type="float" office:value="0.00000000004179314">
            <text:p>4.18E-011</text:p>
          </table:table-cell>
          <table:table-cell office:value-type="float" office:value="55.01706">
            <text:p>55.01706</text:p>
          </table:table-cell>
          <table:table-cell office:value-type="float" office:value="23.66065">
            <text:p>23.66065</text:p>
          </table:table-cell>
          <table:table-cell office:value-type="float" office:value="0.006953831">
            <text:p>0.006953831</text:p>
          </table:table-cell>
          <table:table-cell office:value-type="float" office:value="0.0005540572">
            <text:p>0.0005540572</text:p>
          </table:table-cell>
          <table:table-cell table:number-columns-repeated="3"/>
        </table:table-row>
        <table:table-row table:style-name="ro1">
          <table:table-cell office:value-type="string">
            <text:p>STD_0_A</text:p>
          </table:table-cell>
          <table:table-cell office:value-type="float" office:value="9591">
            <text:p>9591</text:p>
          </table:table-cell>
          <table:table-cell office:value-type="time" office:time-value="PT19H49M57S">
            <text:p>07:49:57 PM</text:p>
          </table:table-cell>
          <table:table-cell office:value-type="float" office:value="0.00000007557978">
            <text:p>7.56E-008</text:p>
          </table:table-cell>
          <table:table-cell office:value-type="float" office:value="0.00000003247934">
            <text:p>3.25E-008</text:p>
          </table:table-cell>
          <table:table-cell office:value-type="float" office:value="0.000000001373178">
            <text:p>1.37E-009</text:p>
          </table:table-cell>
          <table:table-cell office:value-type="float" office:value="0.0000000005266727">
            <text:p>5.27E-010</text:p>
          </table:table-cell>
          <table:table-cell office:value-type="float" office:value="0.00000000004170116">
            <text:p>4.17E-011</text:p>
          </table:table-cell>
          <table:table-cell office:value-type="float" office:value="55.04004">
            <text:p>55.04004</text:p>
          </table:table-cell>
          <table:table-cell office:value-type="float" office:value="23.65267">
            <text:p>23.65267</text:p>
          </table:table-cell>
          <table:table-cell office:value-type="float" office:value="0.006968434">
            <text:p>0.006968434</text:p>
          </table:table-cell>
          <table:table-cell office:value-type="float" office:value="0.0005517501">
            <text:p>0.0005517501</text:p>
          </table:table-cell>
          <table:table-cell table:number-columns-repeated="3"/>
        </table:table-row>
        <table:table-row table:style-name="ro1">
          <table:table-cell office:value-type="string">
            <text:p>STD_0_B</text:p>
          </table:table-cell>
          <table:table-cell office:value-type="float" office:value="9883">
            <text:p>9883</text:p>
          </table:table-cell>
          <table:table-cell office:value-type="time" office:time-value="PT19H51M26S">
            <text:p>07:51:26 PM</text:p>
          </table:table-cell>
          <table:table-cell office:value-type="float" office:value="0.0000000759529">
            <text:p>7.60E-008</text:p>
          </table:table-cell>
          <table:table-cell office:value-type="float" office:value="0.00000003236167">
            <text:p>3.24E-008</text:p>
          </table:table-cell>
          <table:table-cell office:value-type="float" office:value="0.000000001373197">
            <text:p>1.37E-009</text:p>
          </table:table-cell>
          <table:table-cell office:value-type="float" office:value="0.0000000005283018">
            <text:p>5.28E-010</text:p>
          </table:table-cell>
          <table:table-cell office:value-type="float" office:value="0.00000000004240174">
            <text:p>4.24E-011</text:p>
          </table:table-cell>
          <table:table-cell office:value-type="float" office:value="55.311">
            <text:p>55.311</text:p>
          </table:table-cell>
          <table:table-cell office:value-type="float" office:value="23.56666">
            <text:p>23.56666</text:p>
          </table:table-cell>
          <table:table-cell office:value-type="float" office:value="0.00695565">
            <text:p>0.00695565</text:p>
          </table:table-cell>
          <table:table-cell office:value-type="float" office:value="0.0005582636">
            <text:p>0.0005582636</text:p>
          </table:table-cell>
          <table:table-cell table:number-columns-repeated="3"/>
        </table:table-row>
        <table:table-row table:style-name="ro1">
          <table:table-cell office:value-type="string">
            <text:p>STD_0_B</text:p>
          </table:table-cell>
          <table:table-cell office:value-type="float" office:value="9925">
            <text:p>9925</text:p>
          </table:table-cell>
          <table:table-cell office:value-type="time" office:time-value="PT19H51M39S">
            <text:p>07:51:39 PM</text:p>
          </table:table-cell>
          <table:table-cell office:value-type="float" office:value="0.00000007601322">
            <text:p>7.60E-008</text:p>
          </table:table-cell>
          <table:table-cell office:value-type="float" office:value="0.000000032366">
            <text:p>3.24E-008</text:p>
          </table:table-cell>
          <table:table-cell office:value-type="float" office:value="0.000000001373622">
            <text:p>1.37E-009</text:p>
          </table:table-cell>
          <table:table-cell office:value-type="float" office:value="0.0000000005299352">
            <text:p>5.30E-010</text:p>
          </table:table-cell>
          <table:table-cell office:value-type="float" office:value="0.00000000004295764">
            <text:p>4.30E-011</text:p>
          </table:table-cell>
          <table:table-cell office:value-type="float" office:value="55.33779">
            <text:p>55.33779</text:p>
          </table:table-cell>
          <table:table-cell office:value-type="float" office:value="23.56252">
            <text:p>23.56252</text:p>
          </table:table-cell>
          <table:table-cell office:value-type="float" office:value="0.006971619">
            <text:p>0.006971619</text:p>
          </table:table-cell>
          <table:table-cell office:value-type="float" office:value="0.0005651339">
            <text:p>0.0005651339</text:p>
          </table:table-cell>
          <table:table-cell table:number-columns-repeated="3"/>
        </table:table-row>
        <table:table-row table:style-name="ro1">
          <table:table-cell office:value-type="string">
            <text:p>STD_0_B</text:p>
          </table:table-cell>
          <table:table-cell office:value-type="float" office:value="9970">
            <text:p>9970</text:p>
          </table:table-cell>
          <table:table-cell office:value-type="time" office:time-value="PT19H51M52S">
            <text:p>07:51:52 PM</text:p>
          </table:table-cell>
          <table:table-cell office:value-type="float" office:value="0.00000007613884">
            <text:p>7.61E-008</text:p>
          </table:table-cell>
          <table:table-cell office:value-type="float" office:value="0.00000003238983">
            <text:p>3.24E-008</text:p>
          </table:table-cell>
          <table:table-cell office:value-type="float" office:value="0.000000001376011">
            <text:p>1.38E-009</text:p>
          </table:table-cell>
          <table:table-cell office:value-type="float" office:value="0.0000000005292777">
            <text:p>5.29E-010</text:p>
          </table:table-cell>
          <table:table-cell office:value-type="float" office:value="0.00000000004316777">
            <text:p>4.32E-011</text:p>
          </table:table-cell>
          <table:table-cell office:value-type="float" office:value="55.333">
            <text:p>55.333</text:p>
          </table:table-cell>
          <table:table-cell office:value-type="float" office:value="23.53893">
            <text:p>23.53893</text:p>
          </table:table-cell>
          <table:table-cell office:value-type="float" office:value="0.006951482">
            <text:p>0.006951482</text:p>
          </table:table-cell>
          <table:table-cell office:value-type="float" office:value="0.0005669613">
            <text:p>0.0005669613</text:p>
          </table:table-cell>
          <table:table-cell table:number-columns-repeated="3"/>
        </table:table-row>
        <table:table-row table:style-name="ro1">
          <table:table-cell office:value-type="string">
            <text:p>STD_50_15N_A</text:p>
          </table:table-cell>
          <table:table-cell office:value-type="float" office:value="10344">
            <text:p>10344</text:p>
          </table:table-cell>
          <table:table-cell office:value-type="time" office:time-value="PT19H53M46S">
            <text:p>07:53:46 PM</text:p>
          </table:table-cell>
          <table:table-cell office:value-type="float" office:value="0.00000007671334">
            <text:p>7.67E-008</text:p>
          </table:table-cell>
          <table:table-cell office:value-type="float" office:value="0.00000003284542">
            <text:p>3.28E-008</text:p>
          </table:table-cell>
          <table:table-cell office:value-type="float" office:value="0.000000001393503">
            <text:p>1.39E-009</text:p>
          </table:table-cell>
          <table:table-cell office:value-type="float" office:value="0.0000000005394176">
            <text:p>5.39E-010</text:p>
          </table:table-cell>
          <table:table-cell office:value-type="float" office:value="0.0000000003028487">
            <text:p>3.03E-010</text:p>
          </table:table-cell>
          <table:table-cell office:value-type="float" office:value="55.05074">
            <text:p>55.05074</text:p>
          </table:table-cell>
          <table:table-cell office:value-type="float" office:value="23.5704">
            <text:p>23.5704</text:p>
          </table:table-cell>
          <table:table-cell office:value-type="float" office:value="0.0070316">
            <text:p>0.0070316</text:p>
          </table:table-cell>
          <table:table-cell office:value-type="float" office:value="0.003947798">
            <text:p>0.003947798</text:p>
          </table:table-cell>
          <table:table-cell table:number-columns-repeated="3"/>
        </table:table-row>
        <table:table-row table:style-name="ro1">
          <table:table-cell office:value-type="string">
            <text:p>STD_50_15N_A</text:p>
          </table:table-cell>
          <table:table-cell office:value-type="float" office:value="10405">
            <text:p>10405</text:p>
          </table:table-cell>
          <table:table-cell office:value-type="time" office:time-value="PT19H54M05S">
            <text:p>07:54:05 PM</text:p>
          </table:table-cell>
          <table:table-cell office:value-type="float" office:value="0.00000007686113">
            <text:p>7.69E-008</text:p>
          </table:table-cell>
          <table:table-cell office:value-type="float" office:value="0.00000003290781">
            <text:p>3.29E-008</text:p>
          </table:table-cell>
          <table:table-cell office:value-type="float" office:value="0.000000001398347">
            <text:p>1.40E-009</text:p>
          </table:table-cell>
          <table:table-cell office:value-type="float" office:value="0.000000000542534">
            <text:p>5.43E-010</text:p>
          </table:table-cell>
          <table:table-cell office:value-type="float" office:value="0.0000000003040469">
            <text:p>3.04E-010</text:p>
          </table:table-cell>
          <table:table-cell office:value-type="float" office:value="54.96572">
            <text:p>54.96572</text:p>
          </table:table-cell>
          <table:table-cell office:value-type="float" office:value="23.53337">
            <text:p>23.53337</text:p>
          </table:table-cell>
          <table:table-cell office:value-type="float" office:value="0.007058627">
            <text:p>0.007058627</text:p>
          </table:table-cell>
          <table:table-cell office:value-type="float" office:value="0.003955795">
            <text:p>0.003955795</text:p>
          </table:table-cell>
          <table:table-cell table:number-columns-repeated="3"/>
        </table:table-row>
        <table:table-row table:style-name="ro1">
          <table:table-cell office:value-type="string">
            <text:p>STD_50_15N_A</text:p>
          </table:table-cell>
          <table:table-cell office:value-type="float" office:value="10448">
            <text:p>10448</text:p>
          </table:table-cell>
          <table:table-cell office:value-type="time" office:time-value="PT19H54M18S">
            <text:p>07:54:18 PM</text:p>
          </table:table-cell>
          <table:table-cell office:value-type="float" office:value="0.00000007684717">
            <text:p>7.68E-008</text:p>
          </table:table-cell>
          <table:table-cell office:value-type="float" office:value="0.00000003290347">
            <text:p>3.29E-008</text:p>
          </table:table-cell>
          <table:table-cell office:value-type="float" office:value="0.000000001398813">
            <text:p>1.40E-009</text:p>
          </table:table-cell>
          <table:table-cell office:value-type="float" office:value="0.0000000005422582">
            <text:p>5.42E-010</text:p>
          </table:table-cell>
          <table:table-cell office:value-type="float" office:value="0.000000000302716">
            <text:p>3.03E-010</text:p>
          </table:table-cell>
          <table:table-cell office:value-type="float" office:value="54.9374">
            <text:p>54.9374</text:p>
          </table:table-cell>
          <table:table-cell office:value-type="float" office:value="23.52242">
            <text:p>23.52242</text:p>
          </table:table-cell>
          <table:table-cell office:value-type="float" office:value="0.00705632">
            <text:p>0.00705632</text:p>
          </table:table-cell>
          <table:table-cell office:value-type="float" office:value="0.003939196">
            <text:p>0.003939196</text:p>
          </table:table-cell>
          <table:table-cell table:number-columns-repeated="3"/>
        </table:table-row>
        <table:table-row table:style-name="ro1">
          <table:table-cell office:value-type="string">
            <text:p>STD_50_15N_B</text:p>
          </table:table-cell>
          <table:table-cell office:value-type="float" office:value="10761">
            <text:p>10761</text:p>
          </table:table-cell>
          <table:table-cell office:value-type="time" office:time-value="PT19H55M53S">
            <text:p>07:55:53 PM</text:p>
          </table:table-cell>
          <table:table-cell office:value-type="float" office:value="0.00000007760909">
            <text:p>7.76E-008</text:p>
          </table:table-cell>
          <table:table-cell office:value-type="float" office:value="0.00000003300484">
            <text:p>3.30E-008</text:p>
          </table:table-cell>
          <table:table-cell office:value-type="float" office:value="0.000000001404363">
            <text:p>1.40E-009</text:p>
          </table:table-cell>
          <table:table-cell office:value-type="float" office:value="0.0000000005475222">
            <text:p>5.48E-010</text:p>
          </table:table-cell>
          <table:table-cell office:value-type="float" office:value="0.0000000002734422">
            <text:p>2.73E-010</text:p>
          </table:table-cell>
          <table:table-cell office:value-type="float" office:value="55.26285">
            <text:p>55.26285</text:p>
          </table:table-cell>
          <table:table-cell office:value-type="float" office:value="23.50165">
            <text:p>23.50165</text:p>
          </table:table-cell>
          <table:table-cell office:value-type="float" office:value="0.007054872">
            <text:p>0.007054872</text:p>
          </table:table-cell>
          <table:table-cell office:value-type="float" office:value="0.003523326">
            <text:p>0.003523326</text:p>
          </table:table-cell>
          <table:table-cell table:number-columns-repeated="3"/>
        </table:table-row>
        <table:table-row table:style-name="ro1">
          <table:table-cell office:value-type="string">
            <text:p>STD_50_15N_B</text:p>
          </table:table-cell>
          <table:table-cell office:value-type="float" office:value="10807">
            <text:p>10807</text:p>
          </table:table-cell>
          <table:table-cell office:value-type="time" office:time-value="PT19H56M07S">
            <text:p>07:56:07 PM</text:p>
          </table:table-cell>
          <table:table-cell office:value-type="float" office:value="0.000000077648">
            <text:p>7.76E-008</text:p>
          </table:table-cell>
          <table:table-cell office:value-type="float" office:value="0.0000000330335">
            <text:p>3.30E-008</text:p>
          </table:table-cell>
          <table:table-cell office:value-type="float" office:value="0.000000001405359">
            <text:p>1.41E-009</text:p>
          </table:table-cell>
          <table:table-cell office:value-type="float" office:value="0.0000000005465366">
            <text:p>5.47E-010</text:p>
          </table:table-cell>
          <table:table-cell office:value-type="float" office:value="0.0000000002727446">
            <text:p>2.73E-010</text:p>
          </table:table-cell>
          <table:table-cell office:value-type="float" office:value="55.25135">
            <text:p>55.25135</text:p>
          </table:table-cell>
          <table:table-cell office:value-type="float" office:value="23.50537">
            <text:p>23.50537</text:p>
          </table:table-cell>
          <table:table-cell office:value-type="float" office:value="0.007038644">
            <text:p>0.007038644</text:p>
          </table:table-cell>
          <table:table-cell office:value-type="float" office:value="0.003512577">
            <text:p>0.003512577</text:p>
          </table:table-cell>
          <table:table-cell table:number-columns-repeated="3"/>
        </table:table-row>
        <table:table-row table:style-name="ro1">
          <table:table-cell office:value-type="string">
            <text:p>STD_50_15N_B</text:p>
          </table:table-cell>
          <table:table-cell office:value-type="float" office:value="10854">
            <text:p>10854</text:p>
          </table:table-cell>
          <table:table-cell office:value-type="time" office:time-value="PT19H56M22S">
            <text:p>07:56:22 PM</text:p>
          </table:table-cell>
          <table:table-cell office:value-type="float" office:value="0.00000007754503">
            <text:p>7.75E-008</text:p>
          </table:table-cell>
          <table:table-cell office:value-type="float" office:value="0.00000003301375">
            <text:p>3.30E-008</text:p>
          </table:table-cell>
          <table:table-cell office:value-type="float" office:value="0.000000001407386">
            <text:p>1.41E-009</text:p>
          </table:table-cell>
          <table:table-cell office:value-type="float" office:value="0.0000000005469861">
            <text:p>5.47E-010</text:p>
          </table:table-cell>
          <table:table-cell office:value-type="float" office:value="0.0000000002722188">
            <text:p>2.72E-010</text:p>
          </table:table-cell>
          <table:table-cell office:value-type="float" office:value="55.09864">
            <text:p>55.09864</text:p>
          </table:table-cell>
          <table:table-cell office:value-type="float" office:value="23.4575">
            <text:p>23.4575</text:p>
          </table:table-cell>
          <table:table-cell office:value-type="float" office:value="0.007053786">
            <text:p>0.007053786</text:p>
          </table:table-cell>
          <table:table-cell office:value-type="float" office:value="0.003510461">
            <text:p>0.003510461</text:p>
          </table:table-cell>
          <table:table-cell table:number-columns-repeated="3"/>
        </table:table-row>
        <table:table-row table:style-name="ro1">
          <table:table-cell office:value-type="string">
            <text:p>STD_100_1415N_A</text:p>
          </table:table-cell>
          <table:table-cell office:value-type="float" office:value="11206">
            <text:p>11206</text:p>
          </table:table-cell>
          <table:table-cell office:value-type="time" office:time-value="PT19H58M09S">
            <text:p>07:58:09 PM</text:p>
          </table:table-cell>
          <table:table-cell office:value-type="float" office:value="0.00000007840372">
            <text:p>7.84E-008</text:p>
          </table:table-cell>
          <table:table-cell office:value-type="float" office:value="0.00000003333866">
            <text:p>3.33E-008</text:p>
          </table:table-cell>
          <table:table-cell office:value-type="float" office:value="0.000000001415166">
            <text:p>1.42E-009</text:p>
          </table:table-cell>
          <table:table-cell office:value-type="float" office:value="0.0000000008128745">
            <text:p>8.13E-010</text:p>
          </table:table-cell>
          <table:table-cell office:value-type="float" office:value="0.0000000001583798">
            <text:p>1.58E-010</text:p>
          </table:table-cell>
          <table:table-cell office:value-type="float" office:value="55.40248">
            <text:p>55.40248</text:p>
          </table:table-cell>
          <table:table-cell office:value-type="float" office:value="23.55812">
            <text:p>23.55812</text:p>
          </table:table-cell>
          <table:table-cell office:value-type="float" office:value="0.01036781">
            <text:p>0.01036781</text:p>
          </table:table-cell>
          <table:table-cell office:value-type="float" office:value="0.002020055">
            <text:p>0.002020055</text:p>
          </table:table-cell>
          <table:table-cell table:number-columns-repeated="3"/>
        </table:table-row>
        <table:table-row table:style-name="ro1">
          <table:table-cell office:value-type="string">
            <text:p>STD_100_1415N_A</text:p>
          </table:table-cell>
          <table:table-cell office:value-type="float" office:value="11250">
            <text:p>11250</text:p>
          </table:table-cell>
          <table:table-cell office:value-type="time" office:time-value="PT19H58M22S">
            <text:p>07:58:22 PM</text:p>
          </table:table-cell>
          <table:table-cell office:value-type="float" office:value="0.00000007840296">
            <text:p>7.84E-008</text:p>
          </table:table-cell>
          <table:table-cell office:value-type="float" office:value="0.00000003333686">
            <text:p>3.33E-008</text:p>
          </table:table-cell>
          <table:table-cell office:value-type="float" office:value="0.000000001414857">
            <text:p>1.41E-009</text:p>
          </table:table-cell>
          <table:table-cell office:value-type="float" office:value="0.0000000008134347">
            <text:p>8.13E-010</text:p>
          </table:table-cell>
          <table:table-cell office:value-type="float" office:value="0.0000000001565279">
            <text:p>1.57E-010</text:p>
          </table:table-cell>
          <table:table-cell office:value-type="float" office:value="55.41406">
            <text:p>55.41406</text:p>
          </table:table-cell>
          <table:table-cell office:value-type="float" office:value="23.56201">
            <text:p>23.56201</text:p>
          </table:table-cell>
          <table:table-cell office:value-type="float" office:value="0.01037505">
            <text:p>0.01037505</text:p>
          </table:table-cell>
          <table:table-cell office:value-type="float" office:value="0.001996454">
            <text:p>0.001996454</text:p>
          </table:table-cell>
          <table:table-cell table:number-columns-repeated="3"/>
        </table:table-row>
        <table:table-row table:style-name="ro1">
          <table:table-cell office:value-type="string">
            <text:p>STD_100_1415N_A</text:p>
          </table:table-cell>
          <table:table-cell office:value-type="float" office:value="11282">
            <text:p>11282</text:p>
          </table:table-cell>
          <table:table-cell office:value-type="time" office:time-value="PT19H58M32S">
            <text:p>07:58:32 PM</text:p>
          </table:table-cell>
          <table:table-cell office:value-type="float" office:value="0.00000007855262">
            <text:p>7.86E-008</text:p>
          </table:table-cell>
          <table:table-cell office:value-type="float" office:value="0.00000003342932">
            <text:p>3.34E-008</text:p>
          </table:table-cell>
          <table:table-cell office:value-type="float" office:value="0.000000001418495">
            <text:p>1.42E-009</text:p>
          </table:table-cell>
          <table:table-cell office:value-type="float" office:value="0.0000000008138024">
            <text:p>8.14E-010</text:p>
          </table:table-cell>
          <table:table-cell office:value-type="float" office:value="0.0000000001563953">
            <text:p>1.56E-010</text:p>
          </table:table-cell>
          <table:table-cell office:value-type="float" office:value="55.37746">
            <text:p>55.37746</text:p>
          </table:table-cell>
          <table:table-cell office:value-type="float" office:value="23.56676">
            <text:p>23.56676</text:p>
          </table:table-cell>
          <table:table-cell office:value-type="float" office:value="0.01035996">
            <text:p>0.01035996</text:p>
          </table:table-cell>
          <table:table-cell office:value-type="float" office:value="0.001990962">
            <text:p>0.001990962</text:p>
          </table:table-cell>
          <table:table-cell table:number-columns-repeated="3"/>
        </table:table-row>
        <table:table-row table:style-name="ro1">
          <table:table-cell office:value-type="string">
            <text:p>STD_100_1415N_B</text:p>
          </table:table-cell>
          <table:table-cell office:value-type="float" office:value="11604">
            <text:p>11604</text:p>
          </table:table-cell>
          <table:table-cell office:value-type="time" office:time-value="PT20H00M10S">
            <text:p>08:00:10 PM</text:p>
          </table:table-cell>
          <table:table-cell office:value-type="float" office:value="0.00000007860971">
            <text:p>7.86E-008</text:p>
          </table:table-cell>
          <table:table-cell office:value-type="float" office:value="0.00000003343725">
            <text:p>3.34E-008</text:p>
          </table:table-cell>
          <table:table-cell office:value-type="float" office:value="0.000000001417771">
            <text:p>1.42E-009</text:p>
          </table:table-cell>
          <table:table-cell office:value-type="float" office:value="0.0000000008166299">
            <text:p>8.17E-010</text:p>
          </table:table-cell>
          <table:table-cell office:value-type="float" office:value="0.0000000001595973">
            <text:p>1.60E-010</text:p>
          </table:table-cell>
          <table:table-cell office:value-type="float" office:value="55.44597">
            <text:p>55.44597</text:p>
          </table:table-cell>
          <table:table-cell office:value-type="float" office:value="23.58437">
            <text:p>23.58437</text:p>
          </table:table-cell>
          <table:table-cell office:value-type="float" office:value="0.01038841">
            <text:p>0.01038841</text:p>
          </table:table-cell>
          <table:table-cell office:value-type="float" office:value="0.002030249">
            <text:p>0.002030249</text:p>
          </table:table-cell>
          <table:table-cell table:number-columns-repeated="3"/>
        </table:table-row>
        <table:table-row table:style-name="ro1">
          <table:table-cell office:value-type="string">
            <text:p>STD_100_1415N_B</text:p>
          </table:table-cell>
          <table:table-cell office:value-type="float" office:value="11656">
            <text:p>11656</text:p>
          </table:table-cell>
          <table:table-cell office:value-type="time" office:time-value="PT20H00M26S">
            <text:p>08:00:26 PM</text:p>
          </table:table-cell>
          <table:table-cell office:value-type="float" office:value="0.00000007868259">
            <text:p>7.87E-008</text:p>
          </table:table-cell>
          <table:table-cell office:value-type="float" office:value="0.0000000334784">
            <text:p>3.35E-008</text:p>
          </table:table-cell>
          <table:table-cell office:value-type="float" office:value="0.000000001420276">
            <text:p>1.42E-009</text:p>
          </table:table-cell>
          <table:table-cell office:value-type="float" office:value="0.0000000008163276">
            <text:p>8.16E-010</text:p>
          </table:table-cell>
          <table:table-cell office:value-type="float" office:value="0.000000000159329">
            <text:p>1.59E-010</text:p>
          </table:table-cell>
          <table:table-cell office:value-type="float" office:value="55.3995">
            <text:p>55.3995</text:p>
          </table:table-cell>
          <table:table-cell office:value-type="float" office:value="23.57175">
            <text:p>23.57175</text:p>
          </table:table-cell>
          <table:table-cell office:value-type="float" office:value="0.01037495">
            <text:p>0.01037495</text:p>
          </table:table-cell>
          <table:table-cell office:value-type="float" office:value="0.002024959">
            <text:p>0.002024959</text:p>
          </table:table-cell>
          <table:table-cell table:number-columns-repeated="3"/>
        </table:table-row>
        <table:table-row table:style-name="ro1">
          <table:table-cell office:value-type="string">
            <text:p>STD_100_1415N_B</text:p>
          </table:table-cell>
          <table:table-cell office:value-type="float" office:value="11701">
            <text:p>11701</text:p>
          </table:table-cell>
          <table:table-cell office:value-type="time" office:time-value="PT20H00M40S">
            <text:p>08:00:40 PM</text:p>
          </table:table-cell>
          <table:table-cell office:value-type="float" office:value="0.00000007867972">
            <text:p>7.87E-008</text:p>
          </table:table-cell>
          <table:table-cell office:value-type="float" office:value="0.00000003348537">
            <text:p>3.35E-008</text:p>
          </table:table-cell>
          <table:table-cell office:value-type="float" office:value="0.00000000142114">
            <text:p>1.42E-009</text:p>
          </table:table-cell>
          <table:table-cell office:value-type="float" office:value="0.0000000008148546">
            <text:p>8.15E-010</text:p>
          </table:table-cell>
          <table:table-cell office:value-type="float" office:value="0.0000000001589108">
            <text:p>1.59E-010</text:p>
          </table:table-cell>
          <table:table-cell office:value-type="float" office:value="55.36382">
            <text:p>55.36382</text:p>
          </table:table-cell>
          <table:table-cell office:value-type="float" office:value="23.56233">
            <text:p>23.56233</text:p>
          </table:table-cell>
          <table:table-cell office:value-type="float" office:value="0.0103566">
            <text:p>0.0103566</text:p>
          </table:table-cell>
          <table:table-cell office:value-type="float" office:value="0.002019717">
            <text:p>0.002019717</text:p>
          </table:table-cell>
          <table:table-cell table:number-columns-repeated="3"/>
        </table:table-row>
        <table:table-row table:style-name="ro1">
          <table:table-cell office:value-type="string">
            <text:p>STD_100_15N_A</text:p>
          </table:table-cell>
          <table:table-cell office:value-type="float" office:value="12042">
            <text:p>12042</text:p>
          </table:table-cell>
          <table:table-cell office:value-type="time" office:time-value="PT20H02M25S">
            <text:p>08:02:25 PM</text:p>
          </table:table-cell>
          <table:table-cell office:value-type="float" office:value="0.00000007873237">
            <text:p>7.87E-008</text:p>
          </table:table-cell>
          <table:table-cell office:value-type="float" office:value="0.00000003357392">
            <text:p>3.36E-008</text:p>
          </table:table-cell>
          <table:table-cell office:value-type="float" office:value="0.000000001427089">
            <text:p>1.43E-009</text:p>
          </table:table-cell>
          <table:table-cell office:value-type="float" office:value="0.0000000005636616">
            <text:p>5.64E-010</text:p>
          </table:table-cell>
          <table:table-cell office:value-type="float" office:value="0.0000000005443233">
            <text:p>5.44E-010</text:p>
          </table:table-cell>
          <table:table-cell office:value-type="float" office:value="55.16992">
            <text:p>55.16992</text:p>
          </table:table-cell>
          <table:table-cell office:value-type="float" office:value="23.52617">
            <text:p>23.52617</text:p>
          </table:table-cell>
          <table:table-cell office:value-type="float" office:value="0.00715921">
            <text:p>0.00715921</text:p>
          </table:table-cell>
          <table:table-cell office:value-type="float" office:value="0.00691359">
            <text:p>0.00691359</text:p>
          </table:table-cell>
          <table:table-cell table:number-columns-repeated="3"/>
        </table:table-row>
        <table:table-row table:style-name="ro1">
          <table:table-cell office:value-type="string">
            <text:p>STD_100_15N_A</text:p>
          </table:table-cell>
          <table:table-cell office:value-type="float" office:value="12070">
            <text:p>12070</text:p>
          </table:table-cell>
          <table:table-cell office:value-type="time" office:time-value="PT20H02M33S">
            <text:p>08:02:33 PM</text:p>
          </table:table-cell>
          <table:table-cell office:value-type="float" office:value="0.00000007873389">
            <text:p>7.87E-008</text:p>
          </table:table-cell>
          <table:table-cell office:value-type="float" office:value="0.00000003356697">
            <text:p>3.36E-008</text:p>
          </table:table-cell>
          <table:table-cell office:value-type="float" office:value="0.000000001422471">
            <text:p>1.42E-009</text:p>
          </table:table-cell>
          <table:table-cell office:value-type="float" office:value="0.0000000005647058">
            <text:p>5.65E-010</text:p>
          </table:table-cell>
          <table:table-cell office:value-type="float" office:value="0.0000000005434111">
            <text:p>5.43E-010</text:p>
          </table:table-cell>
          <table:table-cell office:value-type="float" office:value="55.35009">
            <text:p>55.35009</text:p>
          </table:table-cell>
          <table:table-cell office:value-type="float" office:value="23.59765">
            <text:p>23.59765</text:p>
          </table:table-cell>
          <table:table-cell office:value-type="float" office:value="0.007172334">
            <text:p>0.007172334</text:p>
          </table:table-cell>
          <table:table-cell office:value-type="float" office:value="0.00690187">
            <text:p>0.00690187</text:p>
          </table:table-cell>
          <table:table-cell table:number-columns-repeated="3"/>
        </table:table-row>
        <table:table-row table:style-name="ro1">
          <table:table-cell office:value-type="string">
            <text:p>STD_100_15N_A</text:p>
          </table:table-cell>
          <table:table-cell office:value-type="float" office:value="12154">
            <text:p>12154</text:p>
          </table:table-cell>
          <table:table-cell office:value-type="time" office:time-value="PT20H02M59S">
            <text:p>08:02:59 PM</text:p>
          </table:table-cell>
          <table:table-cell office:value-type="float" office:value="0.00000007878222">
            <text:p>7.88E-008</text:p>
          </table:table-cell>
          <table:table-cell office:value-type="float" office:value="0.00000003357645">
            <text:p>3.36E-008</text:p>
          </table:table-cell>
          <table:table-cell office:value-type="float" office:value="0.000000001425873">
            <text:p>1.43E-009</text:p>
          </table:table-cell>
          <table:table-cell office:value-type="float" office:value="0.0000000005628598">
            <text:p>5.63E-010</text:p>
          </table:table-cell>
          <table:table-cell office:value-type="float" office:value="0.0000000005424901">
            <text:p>5.42E-010</text:p>
          </table:table-cell>
          <table:table-cell office:value-type="float" office:value="55.25193">
            <text:p>55.25193</text:p>
          </table:table-cell>
          <table:table-cell office:value-type="float" office:value="23.548">
            <text:p>23.548</text:p>
          </table:table-cell>
          <table:table-cell office:value-type="float" office:value="0.007144503">
            <text:p>0.007144503</text:p>
          </table:table-cell>
          <table:table-cell office:value-type="float" office:value="0.006885946">
            <text:p>0.006885946</text:p>
          </table:table-cell>
          <table:table-cell table:number-columns-repeated="3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12530">
            <text:p>12530</text:p>
          </table:table-cell>
          <table:table-cell office:value-type="time" office:time-value="PT20H04M53S">
            <text:p>08:04:53 PM</text:p>
          </table:table-cell>
          <table:table-cell office:value-type="float" office:value="0.00000007870428">
            <text:p>7.87E-008</text:p>
          </table:table-cell>
          <table:table-cell office:value-type="float" office:value="0.00000003359122">
            <text:p>3.36E-008</text:p>
          </table:table-cell>
          <table:table-cell office:value-type="float" office:value="0.000000001423152">
            <text:p>1.42E-009</text:p>
          </table:table-cell>
          <table:table-cell office:value-type="float" office:value="0.0000000005614912">
            <text:p>5.61E-010</text:p>
          </table:table-cell>
          <table:table-cell office:value-type="float" office:value="0.0000000005365481">
            <text:p>5.37E-010</text:p>
          </table:table-cell>
          <table:table-cell office:value-type="float" office:value="55.30279">
            <text:p>55.30279</text:p>
          </table:table-cell>
          <table:table-cell office:value-type="float" office:value="23.6034">
            <text:p>23.6034</text:p>
          </table:table-cell>
          <table:table-cell office:value-type="float" office:value="0.00713419">
            <text:p>0.00713419</text:p>
          </table:table-cell>
          <table:table-cell office:value-type="float" office:value="0.006817267">
            <text:p>0.006817267</text:p>
          </table:table-cell>
          <table:table-cell table:number-columns-repeated="3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12571">
            <text:p>12571</text:p>
          </table:table-cell>
          <table:table-cell office:value-type="time" office:time-value="PT20H05M06S">
            <text:p>08:05:06 PM</text:p>
          </table:table-cell>
          <table:table-cell office:value-type="float" office:value="0.00000007870955">
            <text:p>7.87E-008</text:p>
          </table:table-cell>
          <table:table-cell office:value-type="float" office:value="0.00000003359668">
            <text:p>3.36E-008</text:p>
          </table:table-cell>
          <table:table-cell office:value-type="float" office:value="0.000000001426619">
            <text:p>1.43E-009</text:p>
          </table:table-cell>
          <table:table-cell office:value-type="float" office:value="0.0000000005594349">
            <text:p>5.59E-010</text:p>
          </table:table-cell>
          <table:table-cell office:value-type="float" office:value="0.0000000005366566">
            <text:p>5.37E-010</text:p>
          </table:table-cell>
          <table:table-cell office:value-type="float" office:value="55.17209">
            <text:p>55.17209</text:p>
          </table:table-cell>
          <table:table-cell office:value-type="float" office:value="23.54987">
            <text:p>23.54987</text:p>
          </table:table-cell>
          <table:table-cell office:value-type="float" office:value="0.007107586">
            <text:p>0.007107586</text:p>
          </table:table-cell>
          <table:table-cell office:value-type="float" office:value="0.006818189">
            <text:p>0.006818189</text:p>
          </table:table-cell>
          <table:table-cell table:number-columns-repeated="3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12613">
            <text:p>12613</text:p>
          </table:table-cell>
          <table:table-cell office:value-type="time" office:time-value="PT20H05M19S">
            <text:p>08:05:19 PM</text:p>
          </table:table-cell>
          <table:table-cell office:value-type="float" office:value="0.00000007875705">
            <text:p>7.88E-008</text:p>
          </table:table-cell>
          <table:table-cell office:value-type="float" office:value="0.00000003362565">
            <text:p>3.36E-008</text:p>
          </table:table-cell>
          <table:table-cell office:value-type="float" office:value="0.000000001426747">
            <text:p>1.43E-009</text:p>
          </table:table-cell>
          <table:table-cell office:value-type="float" office:value="0.0000000005608375">
            <text:p>5.61E-010</text:p>
          </table:table-cell>
          <table:table-cell office:value-type="float" office:value="0.0000000005369323">
            <text:p>5.37E-010</text:p>
          </table:table-cell>
          <table:table-cell office:value-type="float" office:value="55.20041">
            <text:p>55.20041</text:p>
          </table:table-cell>
          <table:table-cell office:value-type="float" office:value="23.56805">
            <text:p>23.56805</text:p>
          </table:table-cell>
          <table:table-cell office:value-type="float" office:value="0.007121109">
            <text:p>0.007121109</text:p>
          </table:table-cell>
          <table:table-cell office:value-type="float" office:value="0.006817577">
            <text:p>0.00681757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3952">
            <text:p>13952</text:p>
          </table:table-cell>
          <table:table-cell office:value-type="time" office:time-value="PT20H12M07S">
            <text:p>08:12:07 PM</text:p>
          </table:table-cell>
          <table:table-cell office:value-type="float" office:value="0.00000007460925">
            <text:p>7.46E-008</text:p>
          </table:table-cell>
          <table:table-cell office:value-type="float" office:value="0.00000003534218">
            <text:p>3.53E-008</text:p>
          </table:table-cell>
          <table:table-cell office:value-type="float" office:value="0.000000001439441">
            <text:p>1.44E-009</text:p>
          </table:table-cell>
          <table:table-cell office:value-type="float" office:value="0.0000000005096355">
            <text:p>5.10E-010</text:p>
          </table:table-cell>
          <table:table-cell office:value-type="float" office:value="0.00000000004418109">
            <text:p>4.42E-011</text:p>
          </table:table-cell>
          <table:table-cell office:value-type="float" office:value="51.8321">
            <text:p>51.8321</text:p>
          </table:table-cell>
          <table:table-cell office:value-type="float" office:value="24.55271">
            <text:p>24.55271</text:p>
          </table:table-cell>
          <table:table-cell office:value-type="float" office:value="0.006830728">
            <text:p>0.006830728</text:p>
          </table:table-cell>
          <table:table-cell office:value-type="float" office:value="0.0005921664">
            <text:p>0.000592166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4060">
            <text:p>14060</text:p>
          </table:table-cell>
          <table:table-cell office:value-type="time" office:time-value="PT20H12M40S">
            <text:p>08:12:40 PM</text:p>
          </table:table-cell>
          <table:table-cell office:value-type="float" office:value="0.00000007481783">
            <text:p>7.48E-008</text:p>
          </table:table-cell>
          <table:table-cell office:value-type="float" office:value="0.00000003541534">
            <text:p>3.54E-008</text:p>
          </table:table-cell>
          <table:table-cell office:value-type="float" office:value="0.000000001443018">
            <text:p>1.44E-009</text:p>
          </table:table-cell>
          <table:table-cell office:value-type="float" office:value="0.0000000005113465">
            <text:p>5.11E-010</text:p>
          </table:table-cell>
          <table:table-cell office:value-type="float" office:value="0.00000000004425525">
            <text:p>4.43E-011</text:p>
          </table:table-cell>
          <table:table-cell office:value-type="float" office:value="51.84814">
            <text:p>51.84814</text:p>
          </table:table-cell>
          <table:table-cell office:value-type="float" office:value="24.54254">
            <text:p>24.54254</text:p>
          </table:table-cell>
          <table:table-cell office:value-type="float" office:value="0.006834554">
            <text:p>0.006834554</text:p>
          </table:table-cell>
          <table:table-cell office:value-type="float" office:value="0.0005915068">
            <text:p>0.000591506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4102">
            <text:p>14102</text:p>
          </table:table-cell>
          <table:table-cell office:value-type="time" office:time-value="PT20H12M53S">
            <text:p>08:12:53 PM</text:p>
          </table:table-cell>
          <table:table-cell office:value-type="float" office:value="0.00000007462335">
            <text:p>7.46E-008</text:p>
          </table:table-cell>
          <table:table-cell office:value-type="float" office:value="0.00000003534317">
            <text:p>3.53E-008</text:p>
          </table:table-cell>
          <table:table-cell office:value-type="float" office:value="0.000000001439549">
            <text:p>1.44E-009</text:p>
          </table:table-cell>
          <table:table-cell office:value-type="float" office:value="0.0000000005094864">
            <text:p>5.09E-010</text:p>
          </table:table-cell>
          <table:table-cell office:value-type="float" office:value="0.00000000004386537">
            <text:p>4.39E-011</text:p>
          </table:table-cell>
          <table:table-cell office:value-type="float" office:value="51.83801">
            <text:p>51.83801</text:p>
          </table:table-cell>
          <table:table-cell office:value-type="float" office:value="24.55156">
            <text:p>24.55156</text:p>
          </table:table-cell>
          <table:table-cell office:value-type="float" office:value="0.006827439">
            <text:p>0.006827439</text:p>
          </table:table-cell>
          <table:table-cell office:value-type="float" office:value="0.0005878236">
            <text:p>0.0005878236</text:p>
          </table:table-cell>
          <table:table-cell table:number-columns-repeated="3"/>
        </table:table-row>
        <table:table-row table:style-name="ro1">
          <table:table-cell office:value-type="string">
            <text:p>MSM_TR_A_T0</text:p>
          </table:table-cell>
          <table:table-cell office:value-type="float" office:value="13015">
            <text:p>13015</text:p>
          </table:table-cell>
          <table:table-cell office:value-type="time" office:time-value="PT20H07M22S">
            <text:p>08:07:22 PM</text:p>
          </table:table-cell>
          <table:table-cell office:value-type="float" office:value="0.0000000748879">
            <text:p>7.49E-008</text:p>
          </table:table-cell>
          <table:table-cell office:value-type="float" office:value="0.00000003482204">
            <text:p>3.48E-008</text:p>
          </table:table-cell>
          <table:table-cell office:value-type="float" office:value="0.000000001479937">
            <text:p>1.48E-009</text:p>
          </table:table-cell>
          <table:table-cell office:value-type="float" office:value="0.0000000005244478">
            <text:p>5.24E-010</text:p>
          </table:table-cell>
          <table:table-cell office:value-type="float" office:value="0.00000000005224896">
            <text:p>5.22E-011</text:p>
          </table:table-cell>
          <table:table-cell office:value-type="float" office:value="50.60209">
            <text:p>50.60209</text:p>
          </table:table-cell>
          <table:table-cell office:value-type="float" office:value="23.5294">
            <text:p>23.5294</text:p>
          </table:table-cell>
          <table:table-cell office:value-type="float" office:value="0.007003104">
            <text:p>0.007003104</text:p>
          </table:table-cell>
          <table:table-cell office:value-type="float" office:value="0.0006976956">
            <text:p>0.0006976956</text:p>
          </table:table-cell>
          <table:table-cell table:number-columns-repeated="3"/>
        </table:table-row>
        <table:table-row table:style-name="ro1">
          <table:table-cell office:value-type="string">
            <text:p>MSM_TR_A_T0</text:p>
          </table:table-cell>
          <table:table-cell office:value-type="float" office:value="13080">
            <text:p>13080</text:p>
          </table:table-cell>
          <table:table-cell office:value-type="time" office:time-value="PT20H07M42S">
            <text:p>08:07:42 PM</text:p>
          </table:table-cell>
          <table:table-cell office:value-type="float" office:value="0.00000007477146">
            <text:p>7.48E-008</text:p>
          </table:table-cell>
          <table:table-cell office:value-type="float" office:value="0.00000003482665">
            <text:p>3.48E-008</text:p>
          </table:table-cell>
          <table:table-cell office:value-type="float" office:value="0.000000001477783">
            <text:p>1.48E-009</text:p>
          </table:table-cell>
          <table:table-cell office:value-type="float" office:value="0.0000000005241304">
            <text:p>5.24E-010</text:p>
          </table:table-cell>
          <table:table-cell office:value-type="float" office:value="0.00000000005004872">
            <text:p>5.00E-011</text:p>
          </table:table-cell>
          <table:table-cell office:value-type="float" office:value="50.59704">
            <text:p>50.59704</text:p>
          </table:table-cell>
          <table:table-cell office:value-type="float" office:value="23.56682">
            <text:p>23.56682</text:p>
          </table:table-cell>
          <table:table-cell office:value-type="float" office:value="0.007009765">
            <text:p>0.007009765</text:p>
          </table:table-cell>
          <table:table-cell office:value-type="float" office:value="0.0006693559">
            <text:p>0.0006693559</text:p>
          </table:table-cell>
          <table:table-cell table:number-columns-repeated="3"/>
        </table:table-row>
        <table:table-row table:style-name="ro1">
          <table:table-cell office:value-type="string">
            <text:p>MSM_TR_A_T0</text:p>
          </table:table-cell>
          <table:table-cell office:value-type="float" office:value="13116">
            <text:p>13116</text:p>
          </table:table-cell>
          <table:table-cell office:value-type="time" office:time-value="PT20H07M53S">
            <text:p>08:07:53 PM</text:p>
          </table:table-cell>
          <table:table-cell office:value-type="float" office:value="0.00000007456174">
            <text:p>7.46E-008</text:p>
          </table:table-cell>
          <table:table-cell office:value-type="float" office:value="0.00000003473703">
            <text:p>3.47E-008</text:p>
          </table:table-cell>
          <table:table-cell office:value-type="float" office:value="0.000000001471601">
            <text:p>1.47E-009</text:p>
          </table:table-cell>
          <table:table-cell office:value-type="float" office:value="0.0000000005220242">
            <text:p>5.22E-010</text:p>
          </table:table-cell>
          <table:table-cell office:value-type="float" office:value="0.00000000004948604">
            <text:p>4.95E-011</text:p>
          </table:table-cell>
          <table:table-cell office:value-type="float" office:value="50.66708">
            <text:p>50.66708</text:p>
          </table:table-cell>
          <table:table-cell office:value-type="float" office:value="23.60492">
            <text:p>23.60492</text:p>
          </table:table-cell>
          <table:table-cell office:value-type="float" office:value="0.007001234">
            <text:p>0.007001234</text:p>
          </table:table-cell>
          <table:table-cell office:value-type="float" office:value="0.0006636922">
            <text:p>0.0006636922</text:p>
          </table:table-cell>
          <table:table-cell table:number-columns-repeated="3"/>
        </table:table-row>
        <table:table-row table:style-name="ro1">
          <table:table-cell office:value-type="string">
            <text:p>MSM_TR_A_T1</text:p>
          </table:table-cell>
          <table:table-cell office:value-type="float" office:value="14680">
            <text:p>14680</text:p>
          </table:table-cell>
          <table:table-cell office:value-type="time" office:time-value="PT20H15M49S">
            <text:p>08:15:49 PM</text:p>
          </table:table-cell>
          <table:table-cell office:value-type="float" office:value="0.00000007337183">
            <text:p>7.34E-008</text:p>
          </table:table-cell>
          <table:table-cell office:value-type="float" office:value="0.00000003447047">
            <text:p>3.45E-008</text:p>
          </table:table-cell>
          <table:table-cell office:value-type="float" office:value="0.000000001450178">
            <text:p>1.45E-009</text:p>
          </table:table-cell>
          <table:table-cell office:value-type="float" office:value="0.0000000006148946">
            <text:p>6.15E-010</text:p>
          </table:table-cell>
          <table:table-cell office:value-type="float" office:value="0.0000000000483818">
            <text:p>4.84E-011</text:p>
          </table:table-cell>
          <table:table-cell office:value-type="float" office:value="50.59504">
            <text:p>50.59504</text:p>
          </table:table-cell>
          <table:table-cell office:value-type="float" office:value="23.76982">
            <text:p>23.76982</text:p>
          </table:table-cell>
          <table:table-cell office:value-type="float" office:value="0.008380528">
            <text:p>0.008380528</text:p>
          </table:table-cell>
          <table:table-cell office:value-type="float" office:value="0.0006594057">
            <text:p>0.0006594057</text:p>
          </table:table-cell>
          <table:table-cell table:number-columns-repeated="3"/>
        </table:table-row>
        <table:table-row table:style-name="ro1">
          <table:table-cell office:value-type="string">
            <text:p>MSM_TR_A_T1</text:p>
          </table:table-cell>
          <table:table-cell office:value-type="float" office:value="14715">
            <text:p>14715</text:p>
          </table:table-cell>
          <table:table-cell office:value-type="time" office:time-value="PT20H16M00S">
            <text:p>08:16:00 PM</text:p>
          </table:table-cell>
          <table:table-cell office:value-type="float" office:value="0.00000007321503">
            <text:p>7.32E-008</text:p>
          </table:table-cell>
          <table:table-cell office:value-type="float" office:value="0.00000003438606">
            <text:p>3.44E-008</text:p>
          </table:table-cell>
          <table:table-cell office:value-type="float" office:value="0.000000001446923">
            <text:p>1.45E-009</text:p>
          </table:table-cell>
          <table:table-cell office:value-type="float" office:value="0.0000000006115945">
            <text:p>6.12E-010</text:p>
          </table:table-cell>
          <table:table-cell office:value-type="float" office:value="0.00000000004837419">
            <text:p>4.84E-011</text:p>
          </table:table-cell>
          <table:table-cell office:value-type="float" office:value="50.60049">
            <text:p>50.60049</text:p>
          </table:table-cell>
          <table:table-cell office:value-type="float" office:value="23.76495">
            <text:p>23.76495</text:p>
          </table:table-cell>
          <table:table-cell office:value-type="float" office:value="0.008353401">
            <text:p>0.008353401</text:p>
          </table:table-cell>
          <table:table-cell office:value-type="float" office:value="0.000660714">
            <text:p>0.000660714</text:p>
          </table:table-cell>
          <table:table-cell table:number-columns-repeated="3"/>
        </table:table-row>
        <table:table-row table:style-name="ro1">
          <table:table-cell office:value-type="string">
            <text:p>MSM_TR_A_T1</text:p>
          </table:table-cell>
          <table:table-cell office:value-type="float" office:value="14771">
            <text:p>14771</text:p>
          </table:table-cell>
          <table:table-cell office:value-type="time" office:time-value="PT20H16M17S">
            <text:p>08:16:17 PM</text:p>
          </table:table-cell>
          <table:table-cell office:value-type="float" office:value="0.00000007295665">
            <text:p>7.30E-008</text:p>
          </table:table-cell>
          <table:table-cell office:value-type="float" office:value="0.0000000342787">
            <text:p>3.43E-008</text:p>
          </table:table-cell>
          <table:table-cell office:value-type="float" office:value="0.000000001446456">
            <text:p>1.45E-009</text:p>
          </table:table-cell>
          <table:table-cell office:value-type="float" office:value="0.0000000006119281">
            <text:p>6.12E-010</text:p>
          </table:table-cell>
          <table:table-cell office:value-type="float" office:value="0.0000000000482179">
            <text:p>4.82E-011</text:p>
          </table:table-cell>
          <table:table-cell office:value-type="float" office:value="50.43821">
            <text:p>50.43821</text:p>
          </table:table-cell>
          <table:table-cell office:value-type="float" office:value="23.6984">
            <text:p>23.6984</text:p>
          </table:table-cell>
          <table:table-cell office:value-type="float" office:value="0.008387557">
            <text:p>0.008387557</text:p>
          </table:table-cell>
          <table:table-cell office:value-type="float" office:value="0.0006609117">
            <text:p>0.0006609117</text:p>
          </table:table-cell>
          <table:table-cell table:number-columns-repeated="3"/>
        </table:table-row>
        <table:table-row table:style-name="ro1">
          <table:table-cell office:value-type="string">
            <text:p>MSM_TR_B_T0</text:p>
          </table:table-cell>
          <table:table-cell office:value-type="float" office:value="15132">
            <text:p>15132</text:p>
          </table:table-cell>
          <table:table-cell office:value-type="time" office:time-value="PT20H18M07S">
            <text:p>08:18:07 PM</text:p>
          </table:table-cell>
          <table:table-cell office:value-type="float" office:value="0.00000007738517">
            <text:p>7.74E-008</text:p>
          </table:table-cell>
          <table:table-cell office:value-type="float" office:value="0.00000003523282">
            <text:p>3.52E-008</text:p>
          </table:table-cell>
          <table:table-cell office:value-type="float" office:value="0.000000001487815">
            <text:p>1.49E-009</text:p>
          </table:table-cell>
          <table:table-cell office:value-type="float" office:value="0.0000000005301758">
            <text:p>5.30E-010</text:p>
          </table:table-cell>
          <table:table-cell office:value-type="float" office:value="0.00000000004428481">
            <text:p>4.43E-011</text:p>
          </table:table-cell>
          <table:table-cell office:value-type="float" office:value="52.01262">
            <text:p>52.01262</text:p>
          </table:table-cell>
          <table:table-cell office:value-type="float" office:value="23.68091">
            <text:p>23.68091</text:p>
          </table:table-cell>
          <table:table-cell office:value-type="float" office:value="0.00685113">
            <text:p>0.00685113</text:p>
          </table:table-cell>
          <table:table-cell office:value-type="float" office:value="0.0005722649">
            <text:p>0.0005722649</text:p>
          </table:table-cell>
          <table:table-cell table:number-columns-repeated="3"/>
        </table:table-row>
        <table:table-row table:style-name="ro1">
          <table:table-cell office:value-type="string">
            <text:p>MSM_TR_B_T0</text:p>
          </table:table-cell>
          <table:table-cell office:value-type="float" office:value="15061">
            <text:p>15061</text:p>
          </table:table-cell>
          <table:table-cell office:value-type="time" office:time-value="PT20H17M45S">
            <text:p>08:17:45 PM</text:p>
          </table:table-cell>
          <table:table-cell office:value-type="float" office:value="0.00000007746789">
            <text:p>7.75E-008</text:p>
          </table:table-cell>
          <table:table-cell office:value-type="float" office:value="0.00000003541862">
            <text:p>3.54E-008</text:p>
          </table:table-cell>
          <table:table-cell office:value-type="float" office:value="0.000000001489698">
            <text:p>1.49E-009</text:p>
          </table:table-cell>
          <table:table-cell office:value-type="float" office:value="0.000000000531135">
            <text:p>5.31E-010</text:p>
          </table:table-cell>
          <table:table-cell office:value-type="float" office:value="0.0000000000444935">
            <text:p>4.45E-011</text:p>
          </table:table-cell>
          <table:table-cell office:value-type="float" office:value="52.00241">
            <text:p>52.00241</text:p>
          </table:table-cell>
          <table:table-cell office:value-type="float" office:value="23.77571">
            <text:p>23.77571</text:p>
          </table:table-cell>
          <table:table-cell office:value-type="float" office:value="0.006856195">
            <text:p>0.006856195</text:p>
          </table:table-cell>
          <table:table-cell office:value-type="float" office:value="0.0005743476">
            <text:p>0.0005743476</text:p>
          </table:table-cell>
          <table:table-cell table:number-columns-repeated="3"/>
        </table:table-row>
        <table:table-row table:style-name="ro1">
          <table:table-cell office:value-type="string">
            <text:p>MSM_TR_B_T0</text:p>
          </table:table-cell>
          <table:table-cell office:value-type="float" office:value="15040">
            <text:p>15040</text:p>
          </table:table-cell>
          <table:table-cell office:value-type="time" office:time-value="PT20H17M39S">
            <text:p>08:17:39 PM</text:p>
          </table:table-cell>
          <table:table-cell office:value-type="float" office:value="0.00000007738641">
            <text:p>7.74E-008</text:p>
          </table:table-cell>
          <table:table-cell office:value-type="float" office:value="0.00000003545719">
            <text:p>3.55E-008</text:p>
          </table:table-cell>
          <table:table-cell office:value-type="float" office:value="0.000000001487778">
            <text:p>1.49E-009</text:p>
          </table:table-cell>
          <table:table-cell office:value-type="float" office:value="0.0000000005310694">
            <text:p>5.31E-010</text:p>
          </table:table-cell>
          <table:table-cell office:value-type="float" office:value="0.00000000004492495">
            <text:p>4.49E-011</text:p>
          </table:table-cell>
          <table:table-cell office:value-type="float" office:value="52.01476">
            <text:p>52.01476</text:p>
          </table:table-cell>
          <table:table-cell office:value-type="float" office:value="23.83231">
            <text:p>23.83231</text:p>
          </table:table-cell>
          <table:table-cell office:value-type="float" office:value="0.006862567">
            <text:p>0.006862567</text:p>
          </table:table-cell>
          <table:table-cell office:value-type="float" office:value="0.0005805276">
            <text:p>0.0005805276</text:p>
          </table:table-cell>
          <table:table-cell table:number-columns-repeated="3"/>
        </table:table-row>
        <table:table-row table:style-name="ro1">
          <table:table-cell office:value-type="string">
            <text:p>MSM_TR_B_T1</text:p>
          </table:table-cell>
          <table:table-cell office:value-type="float" office:value="15487">
            <text:p>15487</text:p>
          </table:table-cell>
          <table:table-cell office:value-type="time" office:time-value="PT20H19M55S">
            <text:p>08:19:55 PM</text:p>
          </table:table-cell>
          <table:table-cell office:value-type="float" office:value="0.00000007349016">
            <text:p>7.35E-008</text:p>
          </table:table-cell>
          <table:table-cell office:value-type="float" office:value="0.00000003418532">
            <text:p>3.42E-008</text:p>
          </table:table-cell>
          <table:table-cell office:value-type="float" office:value="0.000000001441075">
            <text:p>1.44E-009</text:p>
          </table:table-cell>
          <table:table-cell office:value-type="float" office:value="0.0000000005231814">
            <text:p>5.23E-010</text:p>
          </table:table-cell>
          <table:table-cell office:value-type="float" office:value="0.00000000004278028">
            <text:p>4.28E-011</text:p>
          </table:table-cell>
          <table:table-cell office:value-type="float" office:value="50.99675">
            <text:p>50.99675</text:p>
          </table:table-cell>
          <table:table-cell office:value-type="float" office:value="23.72209">
            <text:p>23.72209</text:p>
          </table:table-cell>
          <table:table-cell office:value-type="float" office:value="0.007119067">
            <text:p>0.007119067</text:p>
          </table:table-cell>
          <table:table-cell office:value-type="float" office:value="0.0005821225">
            <text:p>0.0005821225</text:p>
          </table:table-cell>
          <table:table-cell table:number-columns-repeated="3"/>
        </table:table-row>
        <table:table-row table:style-name="ro1">
          <table:table-cell office:value-type="string">
            <text:p>MSM_TR_B_T1</text:p>
          </table:table-cell>
          <table:table-cell office:value-type="float" office:value="15531">
            <text:p>15531</text:p>
          </table:table-cell>
          <table:table-cell office:value-type="time" office:time-value="PT20H20M09S">
            <text:p>08:20:09 PM</text:p>
          </table:table-cell>
          <table:table-cell office:value-type="float" office:value="0.0000000734214">
            <text:p>7.34E-008</text:p>
          </table:table-cell>
          <table:table-cell office:value-type="float" office:value="0.0000000341332">
            <text:p>3.41E-008</text:p>
          </table:table-cell>
          <table:table-cell office:value-type="float" office:value="0.000000001439848">
            <text:p>1.44E-009</text:p>
          </table:table-cell>
          <table:table-cell office:value-type="float" office:value="0.0000000005222915">
            <text:p>5.22E-010</text:p>
          </table:table-cell>
          <table:table-cell office:value-type="float" office:value="0.00000000004308989">
            <text:p>4.31E-011</text:p>
          </table:table-cell>
          <table:table-cell office:value-type="float" office:value="50.99246">
            <text:p>50.99246</text:p>
          </table:table-cell>
          <table:table-cell office:value-type="float" office:value="23.70611">
            <text:p>23.70611</text:p>
          </table:table-cell>
          <table:table-cell office:value-type="float" office:value="0.007113614">
            <text:p>0.007113614</text:p>
          </table:table-cell>
          <table:table-cell office:value-type="float" office:value="0.0005868846">
            <text:p>0.0005868846</text:p>
          </table:table-cell>
          <table:table-cell table:number-columns-repeated="3"/>
        </table:table-row>
        <table:table-row table:style-name="ro1">
          <table:table-cell office:value-type="string">
            <text:p>MSM_TR_B_T1</text:p>
          </table:table-cell>
          <table:table-cell office:value-type="float" office:value="15610">
            <text:p>15610</text:p>
          </table:table-cell>
          <table:table-cell office:value-type="time" office:time-value="PT20H20M33S">
            <text:p>08:20:33 PM</text:p>
          </table:table-cell>
          <table:table-cell office:value-type="float" office:value="0.00000007296011">
            <text:p>7.30E-008</text:p>
          </table:table-cell>
          <table:table-cell office:value-type="float" office:value="0.00000003393621">
            <text:p>3.39E-008</text:p>
          </table:table-cell>
          <table:table-cell office:value-type="float" office:value="0.000000001436082">
            <text:p>1.44E-009</text:p>
          </table:table-cell>
          <table:table-cell office:value-type="float" office:value="0.0000000005210765">
            <text:p>5.21E-010</text:p>
          </table:table-cell>
          <table:table-cell office:value-type="float" office:value="0.00000000004305277">
            <text:p>4.31E-011</text:p>
          </table:table-cell>
          <table:table-cell office:value-type="float" office:value="50.80499">
            <text:p>50.80499</text:p>
          </table:table-cell>
          <table:table-cell office:value-type="float" office:value="23.63111">
            <text:p>23.63111</text:p>
          </table:table-cell>
          <table:table-cell office:value-type="float" office:value="0.007141937">
            <text:p>0.007141937</text:p>
          </table:table-cell>
          <table:table-cell office:value-type="float" office:value="0.0005900864">
            <text:p>0.0005900864</text:p>
          </table:table-cell>
          <table:table-cell table:number-columns-repeated="3"/>
        </table:table-row>
        <table:table-row table:style-name="ro1">
          <table:table-cell office:value-type="string">
            <text:p>MSM_TR_C_T0</text:p>
          </table:table-cell>
          <table:table-cell office:value-type="float" office:value="15851">
            <text:p>15851</text:p>
          </table:table-cell>
          <table:table-cell office:value-type="time" office:time-value="PT20H21M46S">
            <text:p>08:21:46 PM</text:p>
          </table:table-cell>
          <table:table-cell office:value-type="float" office:value="0.00000007318898">
            <text:p>7.32E-008</text:p>
          </table:table-cell>
          <table:table-cell office:value-type="float" office:value="0.00000003382762">
            <text:p>3.38E-008</text:p>
          </table:table-cell>
          <table:table-cell office:value-type="float" office:value="0.000000001431099">
            <text:p>1.43E-009</text:p>
          </table:table-cell>
          <table:table-cell office:value-type="float" office:value="0.0000000005139822">
            <text:p>5.14E-010</text:p>
          </table:table-cell>
          <table:table-cell office:value-type="float" office:value="0.00000000004254174">
            <text:p>4.25E-011</text:p>
          </table:table-cell>
          <table:table-cell office:value-type="float" office:value="51.14179">
            <text:p>51.14179</text:p>
          </table:table-cell>
          <table:table-cell office:value-type="float" office:value="23.63751">
            <text:p>23.63751</text:p>
          </table:table-cell>
          <table:table-cell office:value-type="float" office:value="0.007022672">
            <text:p>0.007022672</text:p>
          </table:table-cell>
          <table:table-cell office:value-type="float" office:value="0.0005812588">
            <text:p>0.0005812588</text:p>
          </table:table-cell>
          <table:table-cell table:number-columns-repeated="3"/>
        </table:table-row>
        <table:table-row table:style-name="ro1">
          <table:table-cell office:value-type="string">
            <text:p>MSM_TR_C_T0</text:p>
          </table:table-cell>
          <table:table-cell office:value-type="float" office:value="15884">
            <text:p>15884</text:p>
          </table:table-cell>
          <table:table-cell office:value-type="time" office:time-value="PT20H21M57S">
            <text:p>08:21:57 PM</text:p>
          </table:table-cell>
          <table:table-cell office:value-type="float" office:value="0.00000007303719">
            <text:p>7.30E-008</text:p>
          </table:table-cell>
          <table:table-cell office:value-type="float" office:value="0.00000003370321">
            <text:p>3.37E-008</text:p>
          </table:table-cell>
          <table:table-cell office:value-type="float" office:value="0.000000001429125">
            <text:p>1.43E-009</text:p>
          </table:table-cell>
          <table:table-cell office:value-type="float" office:value="0.0000000005114394">
            <text:p>5.11E-010</text:p>
          </table:table-cell>
          <table:table-cell office:value-type="float" office:value="0.00000000004259326">
            <text:p>4.26E-011</text:p>
          </table:table-cell>
          <table:table-cell office:value-type="float" office:value="51.10622">
            <text:p>51.10622</text:p>
          </table:table-cell>
          <table:table-cell office:value-type="float" office:value="23.58311">
            <text:p>23.58311</text:p>
          </table:table-cell>
          <table:table-cell office:value-type="float" office:value="0.007002451">
            <text:p>0.007002451</text:p>
          </table:table-cell>
          <table:table-cell office:value-type="float" office:value="0.0005831723">
            <text:p>0.0005831723</text:p>
          </table:table-cell>
          <table:table-cell table:number-columns-repeated="3"/>
        </table:table-row>
        <table:table-row table:style-name="ro1">
          <table:table-cell office:value-type="string">
            <text:p>MSM_TR_C_T0</text:p>
          </table:table-cell>
          <table:table-cell office:value-type="float" office:value="15908">
            <text:p>15908</text:p>
          </table:table-cell>
          <table:table-cell office:value-type="time" office:time-value="PT20H22M04S">
            <text:p>08:22:04 PM</text:p>
          </table:table-cell>
          <table:table-cell office:value-type="float" office:value="0.00000007306108">
            <text:p>7.31E-008</text:p>
          </table:table-cell>
          <table:table-cell office:value-type="float" office:value="0.000000033666">
            <text:p>3.37E-008</text:p>
          </table:table-cell>
          <table:table-cell office:value-type="float" office:value="0.000000001430987">
            <text:p>1.43E-009</text:p>
          </table:table-cell>
          <table:table-cell office:value-type="float" office:value="0.0000000005118962">
            <text:p>5.12E-010</text:p>
          </table:table-cell>
          <table:table-cell office:value-type="float" office:value="0.00000000004290819">
            <text:p>4.29E-011</text:p>
          </table:table-cell>
          <table:table-cell office:value-type="float" office:value="51.05643">
            <text:p>51.05643</text:p>
          </table:table-cell>
          <table:table-cell office:value-type="float" office:value="23.52642">
            <text:p>23.52642</text:p>
          </table:table-cell>
          <table:table-cell office:value-type="float" office:value="0.007006415">
            <text:p>0.007006415</text:p>
          </table:table-cell>
          <table:table-cell office:value-type="float" office:value="0.0005872921">
            <text:p>0.0005872921</text:p>
          </table:table-cell>
          <table:table-cell table:number-columns-repeated="3"/>
        </table:table-row>
        <table:table-row table:style-name="ro1">
          <table:table-cell office:value-type="string">
            <text:p>MSM_TR_C_T1</text:p>
          </table:table-cell>
          <table:table-cell office:value-type="float" office:value="16260">
            <text:p>16260</text:p>
          </table:table-cell>
          <table:table-cell office:value-type="time" office:time-value="PT20H23M51S">
            <text:p>08:23:51 PM</text:p>
          </table:table-cell>
          <table:table-cell office:value-type="float" office:value="0.00000007327092">
            <text:p>7.33E-008</text:p>
          </table:table-cell>
          <table:table-cell office:value-type="float" office:value="0.00000003391357">
            <text:p>3.39E-008</text:p>
          </table:table-cell>
          <table:table-cell office:value-type="float" office:value="0.000000001424378">
            <text:p>1.42E-009</text:p>
          </table:table-cell>
          <table:table-cell office:value-type="float" office:value="0.000000000529825">
            <text:p>5.30E-010</text:p>
          </table:table-cell>
          <table:table-cell office:value-type="float" office:value="0.00000000004284173">
            <text:p>4.28E-011</text:p>
          </table:table-cell>
          <table:table-cell office:value-type="float" office:value="51.44064">
            <text:p>51.44064</text:p>
          </table:table-cell>
          <table:table-cell office:value-type="float" office:value="23.80939">
            <text:p>23.80939</text:p>
          </table:table-cell>
          <table:table-cell office:value-type="float" office:value="0.00723104">
            <text:p>0.00723104</text:p>
          </table:table-cell>
          <table:table-cell office:value-type="float" office:value="0.0005847031">
            <text:p>0.0005847031</text:p>
          </table:table-cell>
          <table:table-cell table:number-columns-repeated="3"/>
        </table:table-row>
        <table:table-row table:style-name="ro1">
          <table:table-cell office:value-type="string">
            <text:p>MSM_TR_C_T1</text:p>
          </table:table-cell>
          <table:table-cell office:value-type="float" office:value="16305">
            <text:p>16305</text:p>
          </table:table-cell>
          <table:table-cell office:value-type="time" office:time-value="PT20H24M05S">
            <text:p>08:24:05 PM</text:p>
          </table:table-cell>
          <table:table-cell office:value-type="float" office:value="0.00000007290715">
            <text:p>7.29E-008</text:p>
          </table:table-cell>
          <table:table-cell office:value-type="float" office:value="0.0000000338204">
            <text:p>3.38E-008</text:p>
          </table:table-cell>
          <table:table-cell office:value-type="float" office:value="0.000000001422715">
            <text:p>1.42E-009</text:p>
          </table:table-cell>
          <table:table-cell office:value-type="float" office:value="0.0000000005285595">
            <text:p>5.29E-010</text:p>
          </table:table-cell>
          <table:table-cell office:value-type="float" office:value="0.00000000004300602">
            <text:p>4.30E-011</text:p>
          </table:table-cell>
          <table:table-cell office:value-type="float" office:value="51.24509">
            <text:p>51.24509</text:p>
          </table:table-cell>
          <table:table-cell office:value-type="float" office:value="23.77173">
            <text:p>23.77173</text:p>
          </table:table-cell>
          <table:table-cell office:value-type="float" office:value="0.007249762">
            <text:p>0.007249762</text:p>
          </table:table-cell>
          <table:table-cell office:value-type="float" office:value="0.0005898738">
            <text:p>0.0005898738</text:p>
          </table:table-cell>
          <table:table-cell table:number-columns-repeated="3"/>
        </table:table-row>
        <table:table-row table:style-name="ro1">
          <table:table-cell office:value-type="string">
            <text:p>MSM_TR_C_T1</text:p>
          </table:table-cell>
          <table:table-cell office:value-type="float" office:value="16337">
            <text:p>16337</text:p>
          </table:table-cell>
          <table:table-cell office:value-type="time" office:time-value="PT20H24M15S">
            <text:p>08:24:15 PM</text:p>
          </table:table-cell>
          <table:table-cell office:value-type="float" office:value="0.00000007251214">
            <text:p>7.25E-008</text:p>
          </table:table-cell>
          <table:table-cell office:value-type="float" office:value="0.00000003361934">
            <text:p>3.36E-008</text:p>
          </table:table-cell>
          <table:table-cell office:value-type="float" office:value="0.000000001415022">
            <text:p>1.42E-009</text:p>
          </table:table-cell>
          <table:table-cell office:value-type="float" office:value="0.0000000005237984">
            <text:p>5.24E-010</text:p>
          </table:table-cell>
          <table:table-cell office:value-type="float" office:value="0.00000000004276025">
            <text:p>4.28E-011</text:p>
          </table:table-cell>
          <table:table-cell office:value-type="float" office:value="51.24452">
            <text:p>51.24452</text:p>
          </table:table-cell>
          <table:table-cell office:value-type="float" office:value="23.75888">
            <text:p>23.75888</text:p>
          </table:table-cell>
          <table:table-cell office:value-type="float" office:value="0.007223596">
            <text:p>0.007223596</text:p>
          </table:table-cell>
          <table:table-cell office:value-type="float" office:value="0.0005896978">
            <text:p>0.000589697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7535">
            <text:p>17535</text:p>
          </table:table-cell>
          <table:table-cell office:value-type="time" office:time-value="PT20H30M20S">
            <text:p>08:30:20 PM</text:p>
          </table:table-cell>
          <table:table-cell office:value-type="float" office:value="0.00000007081294">
            <text:p>7.08E-008</text:p>
          </table:table-cell>
          <table:table-cell office:value-type="float" office:value="0.00000003454137">
            <text:p>3.45E-008</text:p>
          </table:table-cell>
          <table:table-cell office:value-type="float" office:value="0.000000001394002">
            <text:p>1.39E-009</text:p>
          </table:table-cell>
          <table:table-cell office:value-type="float" office:value="0.000000000496">
            <text:p>4.96E-010</text:p>
          </table:table-cell>
          <table:table-cell office:value-type="float" office:value="0.00000000004196338">
            <text:p>4.20E-011</text:p>
          </table:table-cell>
          <table:table-cell office:value-type="float" office:value="50.7983">
            <text:p>50.7983</text:p>
          </table:table-cell>
          <table:table-cell office:value-type="float" office:value="24.77856">
            <text:p>24.77856</text:p>
          </table:table-cell>
          <table:table-cell office:value-type="float" office:value="0.007004369">
            <text:p>0.007004369</text:p>
          </table:table-cell>
          <table:table-cell office:value-type="float" office:value="0.0005925948">
            <text:p>0.000592594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7626">
            <text:p>17626</text:p>
          </table:table-cell>
          <table:table-cell office:value-type="time" office:time-value="PT20H30M48S">
            <text:p>08:30:48 PM</text:p>
          </table:table-cell>
          <table:table-cell office:value-type="float" office:value="0.0000000708681">
            <text:p>7.09E-008</text:p>
          </table:table-cell>
          <table:table-cell office:value-type="float" office:value="0.00000003456335">
            <text:p>3.46E-008</text:p>
          </table:table-cell>
          <table:table-cell office:value-type="float" office:value="0.00000000139424">
            <text:p>1.39E-009</text:p>
          </table:table-cell>
          <table:table-cell office:value-type="float" office:value="0.0000000004958603">
            <text:p>4.96E-010</text:p>
          </table:table-cell>
          <table:table-cell office:value-type="float" office:value="0.00000000004167859">
            <text:p>4.17E-011</text:p>
          </table:table-cell>
          <table:table-cell office:value-type="float" office:value="50.8292">
            <text:p>50.8292</text:p>
          </table:table-cell>
          <table:table-cell office:value-type="float" office:value="24.7901">
            <text:p>24.7901</text:p>
          </table:table-cell>
          <table:table-cell office:value-type="float" office:value="0.006996946">
            <text:p>0.006996946</text:p>
          </table:table-cell>
          <table:table-cell office:value-type="float" office:value="0.000588115">
            <text:p>0.00058811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7643">
            <text:p>17643</text:p>
          </table:table-cell>
          <table:table-cell office:value-type="time" office:time-value="PT20H30M53S">
            <text:p>08:30:53 PM</text:p>
          </table:table-cell>
          <table:table-cell office:value-type="float" office:value="0.00000007098139">
            <text:p>7.10E-008</text:p>
          </table:table-cell>
          <table:table-cell office:value-type="float" office:value="0.00000003465745">
            <text:p>3.47E-008</text:p>
          </table:table-cell>
          <table:table-cell office:value-type="float" office:value="0.000000001397149">
            <text:p>1.40E-009</text:p>
          </table:table-cell>
          <table:table-cell office:value-type="float" office:value="0.0000000004970168">
            <text:p>4.97E-010</text:p>
          </table:table-cell>
          <table:table-cell office:value-type="float" office:value="0.00000000004141234">
            <text:p>4.14E-011</text:p>
          </table:table-cell>
          <table:table-cell office:value-type="float" office:value="50.80445">
            <text:p>50.80445</text:p>
          </table:table-cell>
          <table:table-cell office:value-type="float" office:value="24.80584">
            <text:p>24.80584</text:p>
          </table:table-cell>
          <table:table-cell office:value-type="float" office:value="0.007002072">
            <text:p>0.007002072</text:p>
          </table:table-cell>
          <table:table-cell office:value-type="float" office:value="0.0005834253">
            <text:p>0.0005834253</text:p>
          </table:table-cell>
          <table:table-cell table:number-columns-repeated="3"/>
        </table:table-row>
        <table:table-row table:style-name="ro1">
          <table:table-cell office:value-type="string">
            <text:p>GWI_UP_A_T0</text:p>
          </table:table-cell>
          <table:table-cell office:value-type="float" office:value="18285">
            <text:p>18285</text:p>
          </table:table-cell>
          <table:table-cell office:value-type="time" office:time-value="PT20H34M08S">
            <text:p>08:34:08 PM</text:p>
          </table:table-cell>
          <table:table-cell office:value-type="float" office:value="0.0000000665888">
            <text:p>6.66E-008</text:p>
          </table:table-cell>
          <table:table-cell office:value-type="float" office:value="0.0000000310357">
            <text:p>3.10E-008</text:p>
          </table:table-cell>
          <table:table-cell office:value-type="float" office:value="0.00000000130318">
            <text:p>1.30E-009</text:p>
          </table:table-cell>
          <table:table-cell office:value-type="float" office:value="0.000000000465317">
            <text:p>4.65E-010</text:p>
          </table:table-cell>
          <table:table-cell office:value-type="float" office:value="0.0000000000391735">
            <text:p>3.92E-011</text:p>
          </table:table-cell>
          <table:table-cell office:value-type="float" office:value="51.09715">
            <text:p>51.09715</text:p>
          </table:table-cell>
          <table:table-cell office:value-type="float" office:value="23.81535">
            <text:p>23.81535</text:p>
          </table:table-cell>
          <table:table-cell office:value-type="float" office:value="0.006987917">
            <text:p>0.006987917</text:p>
          </table:table-cell>
          <table:table-cell office:value-type="float" office:value="0.0005882897">
            <text:p>0.0005882897</text:p>
          </table:table-cell>
          <table:table-cell table:number-columns-repeated="3"/>
        </table:table-row>
        <table:table-row table:style-name="ro1">
          <table:table-cell office:value-type="string">
            <text:p>GWI_UP_A_T0</text:p>
          </table:table-cell>
          <table:table-cell office:value-type="float" office:value="18311">
            <text:p>18311</text:p>
          </table:table-cell>
          <table:table-cell office:value-type="time" office:time-value="PT20H34M16S">
            <text:p>08:34:16 PM</text:p>
          </table:table-cell>
          <table:table-cell office:value-type="float" office:value="0.0000000665332">
            <text:p>6.65E-008</text:p>
          </table:table-cell>
          <table:table-cell office:value-type="float" office:value="0.0000000309977">
            <text:p>3.10E-008</text:p>
          </table:table-cell>
          <table:table-cell office:value-type="float" office:value="0.000000001300243">
            <text:p>1.30E-009</text:p>
          </table:table-cell>
          <table:table-cell office:value-type="float" office:value="0.000000000466355">
            <text:p>4.66E-010</text:p>
          </table:table-cell>
          <table:table-cell office:value-type="float" office:value="0.0000000000387441">
            <text:p>3.87E-011</text:p>
          </table:table-cell>
          <table:table-cell office:value-type="float" office:value="51.16982">
            <text:p>51.16982</text:p>
          </table:table-cell>
          <table:table-cell office:value-type="float" office:value="23.83993">
            <text:p>23.83993</text:p>
          </table:table-cell>
          <table:table-cell office:value-type="float" office:value="0.007009358">
            <text:p>0.007009358</text:p>
          </table:table-cell>
          <table:table-cell office:value-type="float" office:value="0.0005823274">
            <text:p>0.0005823274</text:p>
          </table:table-cell>
          <table:table-cell table:number-columns-repeated="3"/>
        </table:table-row>
        <table:table-row table:style-name="ro1">
          <table:table-cell office:value-type="string">
            <text:p>GWI_UP_A_T0</text:p>
          </table:table-cell>
          <table:table-cell office:value-type="float" office:value="18383">
            <text:p>18383</text:p>
          </table:table-cell>
          <table:table-cell office:value-type="time" office:time-value="PT20H34M38S">
            <text:p>08:34:38 PM</text:p>
          </table:table-cell>
          <table:table-cell office:value-type="float" office:value="0.00000006643017">
            <text:p>6.64E-008</text:p>
          </table:table-cell>
          <table:table-cell office:value-type="float" office:value="0.00000003099712">
            <text:p>3.10E-008</text:p>
          </table:table-cell>
          <table:table-cell office:value-type="float" office:value="0.000000001298849">
            <text:p>1.30E-009</text:p>
          </table:table-cell>
          <table:table-cell office:value-type="float" office:value="0.0000000004639717">
            <text:p>4.64E-010</text:p>
          </table:table-cell>
          <table:table-cell office:value-type="float" office:value="0.0000000000391005">
            <text:p>3.91E-011</text:p>
          </table:table-cell>
          <table:table-cell office:value-type="float" office:value="51.14541">
            <text:p>51.14541</text:p>
          </table:table-cell>
          <table:table-cell office:value-type="float" office:value="23.86506">
            <text:p>23.86506</text:p>
          </table:table-cell>
          <table:table-cell office:value-type="float" office:value="0.006984353">
            <text:p>0.006984353</text:p>
          </table:table-cell>
          <table:table-cell office:value-type="float" office:value="0.0005885956">
            <text:p>0.0005885956</text:p>
          </table:table-cell>
          <table:table-cell table:number-columns-repeated="3"/>
        </table:table-row>
        <table:table-row table:style-name="ro1">
          <table:table-cell office:value-type="string">
            <text:p>GWI_UP_A_T1</text:p>
          </table:table-cell>
          <table:table-cell office:value-type="float" office:value="18854">
            <text:p>18854</text:p>
          </table:table-cell>
          <table:table-cell office:value-type="time" office:time-value="PT20H37M03S">
            <text:p>08:37:03 PM</text:p>
          </table:table-cell>
          <table:table-cell office:value-type="float" office:value="0.00000006638195">
            <text:p>6.64E-008</text:p>
          </table:table-cell>
          <table:table-cell office:value-type="float" office:value="0.0000000311658">
            <text:p>3.12E-008</text:p>
          </table:table-cell>
          <table:table-cell office:value-type="float" office:value="0.000000001301048">
            <text:p>1.30E-009</text:p>
          </table:table-cell>
          <table:table-cell office:value-type="float" office:value="0.0000000004680223">
            <text:p>4.68E-010</text:p>
          </table:table-cell>
          <table:table-cell office:value-type="float" office:value="0.00000000003975542">
            <text:p>3.98E-011</text:p>
          </table:table-cell>
          <table:table-cell office:value-type="float" office:value="51.0219">
            <text:p>51.0219</text:p>
          </table:table-cell>
          <table:table-cell office:value-type="float" office:value="23.95438">
            <text:p>23.95438</text:p>
          </table:table-cell>
          <table:table-cell office:value-type="float" office:value="0.007050445">
            <text:p>0.007050445</text:p>
          </table:table-cell>
          <table:table-cell office:value-type="float" office:value="0.000598889">
            <text:p>0.000598889</text:p>
          </table:table-cell>
          <table:table-cell table:number-columns-repeated="3"/>
        </table:table-row>
        <table:table-row table:style-name="ro1">
          <table:table-cell office:value-type="string">
            <text:p>GWI_UP_A_T1</text:p>
          </table:table-cell>
          <table:table-cell office:value-type="float" office:value="18893">
            <text:p>18893</text:p>
          </table:table-cell>
          <table:table-cell office:value-type="time" office:time-value="PT20H37M15S">
            <text:p>08:37:15 PM</text:p>
          </table:table-cell>
          <table:table-cell office:value-type="float" office:value="0.00000006637134">
            <text:p>6.64E-008</text:p>
          </table:table-cell>
          <table:table-cell office:value-type="float" office:value="0.00000003117452">
            <text:p>3.12E-008</text:p>
          </table:table-cell>
          <table:table-cell office:value-type="float" office:value="0.000000001299072">
            <text:p>1.30E-009</text:p>
          </table:table-cell>
          <table:table-cell office:value-type="float" office:value="0.0000000004680545">
            <text:p>4.68E-010</text:p>
          </table:table-cell>
          <table:table-cell office:value-type="float" office:value="0.00000000003932788">
            <text:p>3.93E-011</text:p>
          </table:table-cell>
          <table:table-cell office:value-type="float" office:value="51.09134">
            <text:p>51.09134</text:p>
          </table:table-cell>
          <table:table-cell office:value-type="float" office:value="23.99752">
            <text:p>23.99752</text:p>
          </table:table-cell>
          <table:table-cell office:value-type="float" office:value="0.007052058">
            <text:p>0.007052058</text:p>
          </table:table-cell>
          <table:table-cell office:value-type="float" office:value="0.000592543">
            <text:p>0.000592543</text:p>
          </table:table-cell>
          <table:table-cell table:number-columns-repeated="3"/>
        </table:table-row>
        <table:table-row table:style-name="ro1">
          <table:table-cell office:value-type="string">
            <text:p>GWI_UP_A_T1</text:p>
          </table:table-cell>
          <table:table-cell office:value-type="float" office:value="18932">
            <text:p>18932</text:p>
          </table:table-cell>
          <table:table-cell office:value-type="time" office:time-value="PT20H37M27S">
            <text:p>08:37:27 PM</text:p>
          </table:table-cell>
          <table:table-cell office:value-type="float" office:value="0.00000006633108">
            <text:p>6.63E-008</text:p>
          </table:table-cell>
          <table:table-cell office:value-type="float" office:value="0.00000003115151">
            <text:p>3.12E-008</text:p>
          </table:table-cell>
          <table:table-cell office:value-type="float" office:value="0.000000001301508">
            <text:p>1.30E-009</text:p>
          </table:table-cell>
          <table:table-cell office:value-type="float" office:value="0.0000000004687952">
            <text:p>4.69E-010</text:p>
          </table:table-cell>
          <table:table-cell office:value-type="float" office:value="0.00000000003953772">
            <text:p>3.95E-011</text:p>
          </table:table-cell>
          <table:table-cell office:value-type="float" office:value="50.96478">
            <text:p>50.96478</text:p>
          </table:table-cell>
          <table:table-cell office:value-type="float" office:value="23.93493">
            <text:p>23.93493</text:p>
          </table:table-cell>
          <table:table-cell office:value-type="float" office:value="0.007067504">
            <text:p>0.007067504</text:p>
          </table:table-cell>
          <table:table-cell office:value-type="float" office:value="0.0005960662">
            <text:p>0.0005960662</text:p>
          </table:table-cell>
          <table:table-cell table:number-columns-repeated="3"/>
        </table:table-row>
        <table:table-row table:style-name="ro1">
          <table:table-cell office:value-type="string">
            <text:p>GWI_UP_A_T2</text:p>
          </table:table-cell>
          <table:table-cell office:value-type="float" office:value="19205">
            <text:p>19205</text:p>
          </table:table-cell>
          <table:table-cell office:value-type="time" office:time-value="PT20H38M51S">
            <text:p>08:38:51 PM</text:p>
          </table:table-cell>
          <table:table-cell office:value-type="float" office:value="0.00000006639015">
            <text:p>6.64E-008</text:p>
          </table:table-cell>
          <table:table-cell office:value-type="float" office:value="0.00000003109559">
            <text:p>3.11E-008</text:p>
          </table:table-cell>
          <table:table-cell office:value-type="float" office:value="0.000000001299298">
            <text:p>1.30E-009</text:p>
          </table:table-cell>
          <table:table-cell office:value-type="float" office:value="0.0000000004703011">
            <text:p>4.70E-010</text:p>
          </table:table-cell>
          <table:table-cell office:value-type="float" office:value="0.00000000003876775">
            <text:p>3.88E-011</text:p>
          </table:table-cell>
          <table:table-cell office:value-type="float" office:value="51.09694">
            <text:p>51.09694</text:p>
          </table:table-cell>
          <table:table-cell office:value-type="float" office:value="23.93261">
            <text:p>23.93261</text:p>
          </table:table-cell>
          <table:table-cell office:value-type="float" office:value="0.007083899">
            <text:p>0.007083899</text:p>
          </table:table-cell>
          <table:table-cell office:value-type="float" office:value="0.0005839383">
            <text:p>0.0005839383</text:p>
          </table:table-cell>
          <table:table-cell table:number-columns-repeated="3"/>
        </table:table-row>
        <table:table-row table:style-name="ro1">
          <table:table-cell office:value-type="string">
            <text:p>GWI_UP_A_T2</text:p>
          </table:table-cell>
          <table:table-cell office:value-type="float" office:value="19256">
            <text:p>19256</text:p>
          </table:table-cell>
          <table:table-cell office:value-type="time" office:time-value="PT20H39M06S">
            <text:p>08:39:06 PM</text:p>
          </table:table-cell>
          <table:table-cell office:value-type="float" office:value="0.00000006636133">
            <text:p>6.64E-008</text:p>
          </table:table-cell>
          <table:table-cell office:value-type="float" office:value="0.00000003109763">
            <text:p>3.11E-008</text:p>
          </table:table-cell>
          <table:table-cell office:value-type="float" office:value="0.00000000130018">
            <text:p>1.30E-009</text:p>
          </table:table-cell>
          <table:table-cell office:value-type="float" office:value="0.0000000004708108">
            <text:p>4.71E-010</text:p>
          </table:table-cell>
          <table:table-cell office:value-type="float" office:value="0.00000000003891078">
            <text:p>3.89E-011</text:p>
          </table:table-cell>
          <table:table-cell office:value-type="float" office:value="51.04009">
            <text:p>51.04009</text:p>
          </table:table-cell>
          <table:table-cell office:value-type="float" office:value="23.91794">
            <text:p>23.91794</text:p>
          </table:table-cell>
          <table:table-cell office:value-type="float" office:value="0.007094656">
            <text:p>0.007094656</text:p>
          </table:table-cell>
          <table:table-cell office:value-type="float" office:value="0.0005863472">
            <text:p>0.0005863472</text:p>
          </table:table-cell>
          <table:table-cell table:number-columns-repeated="3"/>
        </table:table-row>
        <table:table-row table:style-name="ro1">
          <table:table-cell office:value-type="string">
            <text:p>GWI_UP_A_T2</text:p>
          </table:table-cell>
          <table:table-cell office:value-type="float" office:value="19293">
            <text:p>19293</text:p>
          </table:table-cell>
          <table:table-cell office:value-type="time" office:time-value="PT20H39M18S">
            <text:p>08:39:18 PM</text:p>
          </table:table-cell>
          <table:table-cell office:value-type="float" office:value="0.00000006636262">
            <text:p>6.64E-008</text:p>
          </table:table-cell>
          <table:table-cell office:value-type="float" office:value="0.00000003110044">
            <text:p>3.11E-008</text:p>
          </table:table-cell>
          <table:table-cell office:value-type="float" office:value="0.0000000013005">
            <text:p>1.30E-009</text:p>
          </table:table-cell>
          <table:table-cell office:value-type="float" office:value="0.0000000004700251">
            <text:p>4.70E-010</text:p>
          </table:table-cell>
          <table:table-cell office:value-type="float" office:value="0.00000000003861181">
            <text:p>3.86E-011</text:p>
          </table:table-cell>
          <table:table-cell office:value-type="float" office:value="51.02855">
            <text:p>51.02855</text:p>
          </table:table-cell>
          <table:table-cell office:value-type="float" office:value="23.91422">
            <text:p>23.91422</text:p>
          </table:table-cell>
          <table:table-cell office:value-type="float" office:value="0.007082678">
            <text:p>0.007082678</text:p>
          </table:table-cell>
          <table:table-cell office:value-type="float" office:value="0.0005818307">
            <text:p>0.0005818307</text:p>
          </table:table-cell>
          <table:table-cell table:number-columns-repeated="3"/>
        </table:table-row>
        <table:table-row table:style-name="ro1">
          <table:table-cell office:value-type="string">
            <text:p>GWI_UP_A_T3</text:p>
          </table:table-cell>
          <table:table-cell office:value-type="float" office:value="19507">
            <text:p>19507</text:p>
          </table:table-cell>
          <table:table-cell office:value-type="time" office:time-value="PT20H40M23S">
            <text:p>08:40:23 PM</text:p>
          </table:table-cell>
          <table:table-cell office:value-type="float" office:value="0.00000006680241">
            <text:p>6.68E-008</text:p>
          </table:table-cell>
          <table:table-cell office:value-type="float" office:value="0.00000003135534">
            <text:p>3.14E-008</text:p>
          </table:table-cell>
          <table:table-cell office:value-type="float" office:value="0.000000001302599">
            <text:p>1.30E-009</text:p>
          </table:table-cell>
          <table:table-cell office:value-type="float" office:value="0.000000000480904">
            <text:p>4.81E-010</text:p>
          </table:table-cell>
          <table:table-cell office:value-type="float" office:value="0.00000000003951649">
            <text:p>3.95E-011</text:p>
          </table:table-cell>
          <table:table-cell office:value-type="float" office:value="51.28393">
            <text:p>51.28393</text:p>
          </table:table-cell>
          <table:table-cell office:value-type="float" office:value="24.07136">
            <text:p>24.07136</text:p>
          </table:table-cell>
          <table:table-cell office:value-type="float" office:value="0.007198903">
            <text:p>0.007198903</text:p>
          </table:table-cell>
          <table:table-cell office:value-type="float" office:value="0.0005915429">
            <text:p>0.0005915429</text:p>
          </table:table-cell>
          <table:table-cell table:number-columns-repeated="3"/>
        </table:table-row>
        <table:table-row table:style-name="ro1">
          <table:table-cell office:value-type="string">
            <text:p>GWI_UP_A_T3</text:p>
          </table:table-cell>
          <table:table-cell office:value-type="float" office:value="19587">
            <text:p>19587</text:p>
          </table:table-cell>
          <table:table-cell office:value-type="time" office:time-value="PT20H40M47S">
            <text:p>08:40:47 PM</text:p>
          </table:table-cell>
          <table:table-cell office:value-type="float" office:value="0.00000006683832">
            <text:p>6.68E-008</text:p>
          </table:table-cell>
          <table:table-cell office:value-type="float" office:value="0.00000003125149">
            <text:p>3.13E-008</text:p>
          </table:table-cell>
          <table:table-cell office:value-type="float" office:value="0.000000001306768">
            <text:p>1.31E-009</text:p>
          </table:table-cell>
          <table:table-cell office:value-type="float" office:value="0.0000000004814761">
            <text:p>4.81E-010</text:p>
          </table:table-cell>
          <table:table-cell office:value-type="float" office:value="0.00000000003919372">
            <text:p>3.92E-011</text:p>
          </table:table-cell>
          <table:table-cell office:value-type="float" office:value="51.14781">
            <text:p>51.14781</text:p>
          </table:table-cell>
          <table:table-cell office:value-type="float" office:value="23.9151">
            <text:p>23.9151</text:p>
          </table:table-cell>
          <table:table-cell office:value-type="float" office:value="0.007203594">
            <text:p>0.007203594</text:p>
          </table:table-cell>
          <table:table-cell office:value-type="float" office:value="0.000586396">
            <text:p>0.000586396</text:p>
          </table:table-cell>
          <table:table-cell table:number-columns-repeated="3"/>
        </table:table-row>
        <table:table-row table:style-name="ro1">
          <table:table-cell office:value-type="string">
            <text:p>GWI_UP_A_T3</text:p>
          </table:table-cell>
          <table:table-cell office:value-type="float" office:value="19629">
            <text:p>19629</text:p>
          </table:table-cell>
          <table:table-cell office:value-type="time" office:time-value="PT20H41M00S">
            <text:p>08:41:00 PM</text:p>
          </table:table-cell>
          <table:table-cell office:value-type="float" office:value="0.00000006683268">
            <text:p>6.68E-008</text:p>
          </table:table-cell>
          <table:table-cell office:value-type="float" office:value="0.00000003125842">
            <text:p>3.13E-008</text:p>
          </table:table-cell>
          <table:table-cell office:value-type="float" office:value="0.00000000130579">
            <text:p>1.31E-009</text:p>
          </table:table-cell>
          <table:table-cell office:value-type="float" office:value="0.0000000004810194">
            <text:p>4.81E-010</text:p>
          </table:table-cell>
          <table:table-cell office:value-type="float" office:value="0.00000000003899413">
            <text:p>3.90E-011</text:p>
          </table:table-cell>
          <table:table-cell office:value-type="float" office:value="51.18178">
            <text:p>51.18178</text:p>
          </table:table-cell>
          <table:table-cell office:value-type="float" office:value="23.93831">
            <text:p>23.93831</text:p>
          </table:table-cell>
          <table:table-cell office:value-type="float" office:value="0.007197368">
            <text:p>0.007197368</text:p>
          </table:table-cell>
          <table:table-cell office:value-type="float" office:value="0.0005834589">
            <text:p>0.0005834589</text:p>
          </table:table-cell>
          <table:table-cell table:number-columns-repeated="3"/>
        </table:table-row>
        <table:table-row table:style-name="ro1">
          <table:table-cell office:value-type="string">
            <text:p>GWI_UP_A_T4</text:p>
          </table:table-cell>
          <table:table-cell office:value-type="float" office:value="19945">
            <text:p>19945</text:p>
          </table:table-cell>
          <table:table-cell office:value-type="time" office:time-value="PT20H42M37S">
            <text:p>08:42:37 PM</text:p>
          </table:table-cell>
          <table:table-cell office:value-type="float" office:value="0.00000006621827">
            <text:p>6.62E-008</text:p>
          </table:table-cell>
          <table:table-cell office:value-type="float" office:value="0.00000003101265">
            <text:p>3.10E-008</text:p>
          </table:table-cell>
          <table:table-cell office:value-type="float" office:value="0.00000000129372">
            <text:p>1.29E-009</text:p>
          </table:table-cell>
          <table:table-cell office:value-type="float" office:value="0.0000000004942107">
            <text:p>4.94E-010</text:p>
          </table:table-cell>
          <table:table-cell office:value-type="float" office:value="0.00000000003940225">
            <text:p>3.94E-011</text:p>
          </table:table-cell>
          <table:table-cell office:value-type="float" office:value="51.18439">
            <text:p>51.18439</text:p>
          </table:table-cell>
          <table:table-cell office:value-type="float" office:value="23.97169">
            <text:p>23.97169</text:p>
          </table:table-cell>
          <table:table-cell office:value-type="float" office:value="0.007463359">
            <text:p>0.007463359</text:p>
          </table:table-cell>
          <table:table-cell office:value-type="float" office:value="0.0005950359">
            <text:p>0.0005950359</text:p>
          </table:table-cell>
          <table:table-cell table:number-columns-repeated="3"/>
        </table:table-row>
        <table:table-row table:style-name="ro1">
          <table:table-cell office:value-type="string">
            <text:p>GWI_UP_A_T4</text:p>
          </table:table-cell>
          <table:table-cell office:value-type="float" office:value="19990">
            <text:p>19990</text:p>
          </table:table-cell>
          <table:table-cell office:value-type="time" office:time-value="PT20H42M50S">
            <text:p>08:42:50 PM</text:p>
          </table:table-cell>
          <table:table-cell office:value-type="float" office:value="0.00000006623331">
            <text:p>6.62E-008</text:p>
          </table:table-cell>
          <table:table-cell office:value-type="float" office:value="0.00000003100852">
            <text:p>3.10E-008</text:p>
          </table:table-cell>
          <table:table-cell office:value-type="float" office:value="0.000000001294193">
            <text:p>1.29E-009</text:p>
          </table:table-cell>
          <table:table-cell office:value-type="float" office:value="0.0000000004958366">
            <text:p>4.96E-010</text:p>
          </table:table-cell>
          <table:table-cell office:value-type="float" office:value="0.00000000003933672">
            <text:p>3.93E-011</text:p>
          </table:table-cell>
          <table:table-cell office:value-type="float" office:value="51.17731">
            <text:p>51.17731</text:p>
          </table:table-cell>
          <table:table-cell office:value-type="float" office:value="23.95974">
            <text:p>23.95974</text:p>
          </table:table-cell>
          <table:table-cell office:value-type="float" office:value="0.007486213">
            <text:p>0.007486213</text:p>
          </table:table-cell>
          <table:table-cell office:value-type="float" office:value="0.0005939114">
            <text:p>0.0005939114</text:p>
          </table:table-cell>
          <table:table-cell table:number-columns-repeated="3"/>
        </table:table-row>
        <table:table-row table:style-name="ro1">
          <table:table-cell office:value-type="string">
            <text:p>GWI_UP_A_T4</text:p>
          </table:table-cell>
          <table:table-cell office:value-type="float" office:value="20035">
            <text:p>20035</text:p>
          </table:table-cell>
          <table:table-cell office:value-type="time" office:time-value="PT20H43M05S">
            <text:p>08:43:05 PM</text:p>
          </table:table-cell>
          <table:table-cell office:value-type="float" office:value="0.00000006625646">
            <text:p>6.63E-008</text:p>
          </table:table-cell>
          <table:table-cell office:value-type="float" office:value="0.00000003101601">
            <text:p>3.10E-008</text:p>
          </table:table-cell>
          <table:table-cell office:value-type="float" office:value="0.000000001294382">
            <text:p>1.29E-009</text:p>
          </table:table-cell>
          <table:table-cell office:value-type="float" office:value="0.000000000493689">
            <text:p>4.94E-010</text:p>
          </table:table-cell>
          <table:table-cell office:value-type="float" office:value="0.00000000003926112">
            <text:p>3.93E-011</text:p>
          </table:table-cell>
          <table:table-cell office:value-type="float" office:value="51.18772">
            <text:p>51.18772</text:p>
          </table:table-cell>
          <table:table-cell office:value-type="float" office:value="23.96202">
            <text:p>23.96202</text:p>
          </table:table-cell>
          <table:table-cell office:value-type="float" office:value="0.007451183">
            <text:p>0.007451183</text:p>
          </table:table-cell>
          <table:table-cell office:value-type="float" office:value="0.0005925629">
            <text:p>0.0005925629</text:p>
          </table:table-cell>
          <table:table-cell table:number-columns-repeated="3"/>
        </table:table-row>
        <table:table-row table:style-name="ro1">
          <table:table-cell office:value-type="string">
            <text:p>GWI_UP_A_T5</text:p>
          </table:table-cell>
          <table:table-cell office:value-type="float" office:value="20377">
            <text:p>20377</text:p>
          </table:table-cell>
          <table:table-cell office:value-type="time" office:time-value="PT20H44M49S">
            <text:p>08:44:49 PM</text:p>
          </table:table-cell>
          <table:table-cell office:value-type="float" office:value="0.00000006711893">
            <text:p>6.71E-008</text:p>
          </table:table-cell>
          <table:table-cell office:value-type="float" office:value="0.00000003132041">
            <text:p>3.13E-008</text:p>
          </table:table-cell>
          <table:table-cell office:value-type="float" office:value="0.000000001312165">
            <text:p>1.31E-009</text:p>
          </table:table-cell>
          <table:table-cell office:value-type="float" office:value="0.0000000005469254">
            <text:p>5.47E-010</text:p>
          </table:table-cell>
          <table:table-cell office:value-type="float" office:value="0.00000000004205003">
            <text:p>4.21E-011</text:p>
          </table:table-cell>
          <table:table-cell office:value-type="float" office:value="51.15129">
            <text:p>51.15129</text:p>
          </table:table-cell>
          <table:table-cell office:value-type="float" office:value="23.86926">
            <text:p>23.86926</text:p>
          </table:table-cell>
          <table:table-cell office:value-type="float" office:value="0.008148601">
            <text:p>0.008148601</text:p>
          </table:table-cell>
          <table:table-cell office:value-type="float" office:value="0.0006265003">
            <text:p>0.0006265003</text:p>
          </table:table-cell>
          <table:table-cell table:number-columns-repeated="3"/>
        </table:table-row>
        <table:table-row table:style-name="ro1">
          <table:table-cell office:value-type="string">
            <text:p>GWI_UP_A_T5</text:p>
          </table:table-cell>
          <table:table-cell office:value-type="float" office:value="20437">
            <text:p>20437</text:p>
          </table:table-cell>
          <table:table-cell office:value-type="time" office:time-value="PT20H45M08S">
            <text:p>08:45:08 PM</text:p>
          </table:table-cell>
          <table:table-cell office:value-type="float" office:value="0.00000006719983">
            <text:p>6.72E-008</text:p>
          </table:table-cell>
          <table:table-cell office:value-type="float" office:value="0.00000003135121">
            <text:p>3.14E-008</text:p>
          </table:table-cell>
          <table:table-cell office:value-type="float" office:value="0.000000001311792">
            <text:p>1.31E-009</text:p>
          </table:table-cell>
          <table:table-cell office:value-type="float" office:value="0.0000000005482234">
            <text:p>5.48E-010</text:p>
          </table:table-cell>
          <table:table-cell office:value-type="float" office:value="0.00000000004228966">
            <text:p>4.23E-011</text:p>
          </table:table-cell>
          <table:table-cell office:value-type="float" office:value="51.2275">
            <text:p>51.2275</text:p>
          </table:table-cell>
          <table:table-cell office:value-type="float" office:value="23.89953">
            <text:p>23.89953</text:p>
          </table:table-cell>
          <table:table-cell office:value-type="float" office:value="0.008158107">
            <text:p>0.008158107</text:p>
          </table:table-cell>
          <table:table-cell office:value-type="float" office:value="0.000629312">
            <text:p>0.000629312</text:p>
          </table:table-cell>
          <table:table-cell table:number-columns-repeated="3"/>
        </table:table-row>
        <table:table-row table:style-name="ro1">
          <table:table-cell office:value-type="string">
            <text:p>GWI_UP_A_T5</text:p>
          </table:table-cell>
          <table:table-cell office:value-type="float" office:value="20462">
            <text:p>20462</text:p>
          </table:table-cell>
          <table:table-cell office:value-type="time" office:time-value="PT20H45M15S">
            <text:p>08:45:15 PM</text:p>
          </table:table-cell>
          <table:table-cell office:value-type="float" office:value="0.00000006725492">
            <text:p>6.73E-008</text:p>
          </table:table-cell>
          <table:table-cell office:value-type="float" office:value="0.00000003137567">
            <text:p>3.14E-008</text:p>
          </table:table-cell>
          <table:table-cell office:value-type="float" office:value="0.000000001314496">
            <text:p>1.31E-009</text:p>
          </table:table-cell>
          <table:table-cell office:value-type="float" office:value="0.0000000005478455">
            <text:p>5.48E-010</text:p>
          </table:table-cell>
          <table:table-cell office:value-type="float" office:value="0.0000000000424643">
            <text:p>4.25E-011</text:p>
          </table:table-cell>
          <table:table-cell office:value-type="float" office:value="51.16405">
            <text:p>51.16405</text:p>
          </table:table-cell>
          <table:table-cell office:value-type="float" office:value="23.86897">
            <text:p>23.86897</text:p>
          </table:table-cell>
          <table:table-cell office:value-type="float" office:value="0.008145805">
            <text:p>0.008145805</text:p>
          </table:table-cell>
          <table:table-cell office:value-type="float" office:value="0.0006313931">
            <text:p>0.0006313931</text:p>
          </table:table-cell>
          <table:table-cell table:number-columns-repeated="3"/>
        </table:table-row>
        <table:table-row table:style-name="ro1">
          <table:table-cell office:value-type="string">
            <text:p>GWI_UP_A_T6</text:p>
          </table:table-cell>
          <table:table-cell office:value-type="float" office:value="20883">
            <text:p>20883</text:p>
          </table:table-cell>
          <table:table-cell office:value-type="time" office:time-value="PT20H47M25S">
            <text:p>08:47:25 PM</text:p>
          </table:table-cell>
          <table:table-cell office:value-type="float" office:value="0.00000006774153">
            <text:p>6.77E-008</text:p>
          </table:table-cell>
          <table:table-cell office:value-type="float" office:value="0.00000003198593">
            <text:p>3.20E-008</text:p>
          </table:table-cell>
          <table:table-cell office:value-type="float" office:value="0.000000001323625">
            <text:p>1.32E-009</text:p>
          </table:table-cell>
          <table:table-cell office:value-type="float" office:value="0.0000000005362287">
            <text:p>5.36E-010</text:p>
          </table:table-cell>
          <table:table-cell office:value-type="float" office:value="0.00000000004204912">
            <text:p>4.20E-011</text:p>
          </table:table-cell>
          <table:table-cell office:value-type="float" office:value="51.17881">
            <text:p>51.17881</text:p>
          </table:table-cell>
          <table:table-cell office:value-type="float" office:value="24.16541">
            <text:p>24.16541</text:p>
          </table:table-cell>
          <table:table-cell office:value-type="float" office:value="0.007915804">
            <text:p>0.007915804</text:p>
          </table:table-cell>
          <table:table-cell office:value-type="float" office:value="0.0006207289">
            <text:p>0.0006207289</text:p>
          </table:table-cell>
          <table:table-cell table:number-columns-repeated="3"/>
        </table:table-row>
        <table:table-row table:style-name="ro1">
          <table:table-cell office:value-type="string">
            <text:p>GWI_UP_A_T6</text:p>
          </table:table-cell>
          <table:table-cell office:value-type="float" office:value="20879">
            <text:p>20879</text:p>
          </table:table-cell>
          <table:table-cell office:value-type="time" office:time-value="PT20H47M24S">
            <text:p>08:47:24 PM</text:p>
          </table:table-cell>
          <table:table-cell office:value-type="float" office:value="0.00000006774967">
            <text:p>6.77E-008</text:p>
          </table:table-cell>
          <table:table-cell office:value-type="float" office:value="0.00000003197914">
            <text:p>3.20E-008</text:p>
          </table:table-cell>
          <table:table-cell office:value-type="float" office:value="0.000000001323859">
            <text:p>1.32E-009</text:p>
          </table:table-cell>
          <table:table-cell office:value-type="float" office:value="0.0000000005350702">
            <text:p>5.35E-010</text:p>
          </table:table-cell>
          <table:table-cell office:value-type="float" office:value="0.00000000004222514">
            <text:p>4.22E-011</text:p>
          </table:table-cell>
          <table:table-cell office:value-type="float" office:value="51.17589">
            <text:p>51.17589</text:p>
          </table:table-cell>
          <table:table-cell office:value-type="float" office:value="24.156">
            <text:p>24.156</text:p>
          </table:table-cell>
          <table:table-cell office:value-type="float" office:value="0.007897754">
            <text:p>0.007897754</text:p>
          </table:table-cell>
          <table:table-cell office:value-type="float" office:value="0.0006232523">
            <text:p>0.0006232523</text:p>
          </table:table-cell>
          <table:table-cell table:number-columns-repeated="3"/>
        </table:table-row>
        <table:table-row table:style-name="ro1">
          <table:table-cell office:value-type="string">
            <text:p>GWI_UP_A_T6</text:p>
          </table:table-cell>
          <table:table-cell office:value-type="float" office:value="20901">
            <text:p>20901</text:p>
          </table:table-cell>
          <table:table-cell office:value-type="time" office:time-value="PT20H47M30S">
            <text:p>08:47:30 PM</text:p>
          </table:table-cell>
          <table:table-cell office:value-type="float" office:value="0.00000006771788">
            <text:p>6.77E-008</text:p>
          </table:table-cell>
          <table:table-cell office:value-type="float" office:value="0.0000000319709">
            <text:p>3.20E-008</text:p>
          </table:table-cell>
          <table:table-cell office:value-type="float" office:value="0.000000001324993">
            <text:p>1.32E-009</text:p>
          </table:table-cell>
          <table:table-cell office:value-type="float" office:value="0.0000000005319785">
            <text:p>5.32E-010</text:p>
          </table:table-cell>
          <table:table-cell office:value-type="float" office:value="0.00000000004211629">
            <text:p>4.21E-011</text:p>
          </table:table-cell>
          <table:table-cell office:value-type="float" office:value="51.10811">
            <text:p>51.10811</text:p>
          </table:table-cell>
          <table:table-cell office:value-type="float" office:value="24.12911">
            <text:p>24.12911</text:p>
          </table:table-cell>
          <table:table-cell office:value-type="float" office:value="0.007855806">
            <text:p>0.007855806</text:p>
          </table:table-cell>
          <table:table-cell office:value-type="float" office:value="0.0006219375">
            <text:p>0.000621937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1259">
            <text:p>21259</text:p>
          </table:table-cell>
          <table:table-cell office:value-type="time" office:time-value="PT20H49M20S">
            <text:p>08:49:20 PM</text:p>
          </table:table-cell>
          <table:table-cell office:value-type="float" office:value="0.00000007265851">
            <text:p>7.27E-008</text:p>
          </table:table-cell>
          <table:table-cell office:value-type="float" office:value="0.00000003532933">
            <text:p>3.53E-008</text:p>
          </table:table-cell>
          <table:table-cell office:value-type="float" office:value="0.000000001426338">
            <text:p>1.43E-009</text:p>
          </table:table-cell>
          <table:table-cell office:value-type="float" office:value="0.0000000005105398">
            <text:p>5.11E-010</text:p>
          </table:table-cell>
          <table:table-cell office:value-type="float" office:value="0.00000000004159227">
            <text:p>4.16E-011</text:p>
          </table:table-cell>
          <table:table-cell office:value-type="float" office:value="50.94058">
            <text:p>50.94058</text:p>
          </table:table-cell>
          <table:table-cell office:value-type="float" office:value="24.76925">
            <text:p>24.76925</text:p>
          </table:table-cell>
          <table:table-cell office:value-type="float" office:value="0.007026566">
            <text:p>0.007026566</text:p>
          </table:table-cell>
          <table:table-cell office:value-type="float" office:value="0.000572435">
            <text:p>0.00057243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1342">
            <text:p>21342</text:p>
          </table:table-cell>
          <table:table-cell office:value-type="time" office:time-value="PT20H49M45S">
            <text:p>08:49:45 PM</text:p>
          </table:table-cell>
          <table:table-cell office:value-type="float" office:value="0.00000007265781">
            <text:p>7.27E-008</text:p>
          </table:table-cell>
          <table:table-cell office:value-type="float" office:value="0.00000003534564">
            <text:p>3.53E-008</text:p>
          </table:table-cell>
          <table:table-cell office:value-type="float" office:value="0.000000001425436">
            <text:p>1.43E-009</text:p>
          </table:table-cell>
          <table:table-cell office:value-type="float" office:value="0.000000000510868">
            <text:p>5.11E-010</text:p>
          </table:table-cell>
          <table:table-cell office:value-type="float" office:value="0.00000000004198129">
            <text:p>4.20E-011</text:p>
          </table:table-cell>
          <table:table-cell office:value-type="float" office:value="50.97235">
            <text:p>50.97235</text:p>
          </table:table-cell>
          <table:table-cell office:value-type="float" office:value="24.79638">
            <text:p>24.79638</text:p>
          </table:table-cell>
          <table:table-cell office:value-type="float" office:value="0.007031151">
            <text:p>0.007031151</text:p>
          </table:table-cell>
          <table:table-cell office:value-type="float" office:value="0.0005777947">
            <text:p>0.000577794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1366">
            <text:p>21366</text:p>
          </table:table-cell>
          <table:table-cell office:value-type="time" office:time-value="PT20H49M53S">
            <text:p>08:49:53 PM</text:p>
          </table:table-cell>
          <table:table-cell office:value-type="float" office:value="0.00000007266406">
            <text:p>7.27E-008</text:p>
          </table:table-cell>
          <table:table-cell office:value-type="float" office:value="0.00000003533872">
            <text:p>3.53E-008</text:p>
          </table:table-cell>
          <table:table-cell office:value-type="float" office:value="0.000000001427817">
            <text:p>1.43E-009</text:p>
          </table:table-cell>
          <table:table-cell office:value-type="float" office:value="0.0000000005111886">
            <text:p>5.11E-010</text:p>
          </table:table-cell>
          <table:table-cell office:value-type="float" office:value="0.00000000004205785">
            <text:p>4.21E-011</text:p>
          </table:table-cell>
          <table:table-cell office:value-type="float" office:value="50.89171">
            <text:p>50.89171</text:p>
          </table:table-cell>
          <table:table-cell office:value-type="float" office:value="24.75017">
            <text:p>24.75017</text:p>
          </table:table-cell>
          <table:table-cell office:value-type="float" office:value="0.007034957">
            <text:p>0.007034957</text:p>
          </table:table-cell>
          <table:table-cell office:value-type="float" office:value="0.0005787985">
            <text:p>0.000578798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1401">
            <text:p>21401</text:p>
          </table:table-cell>
          <table:table-cell office:value-type="time" office:time-value="PT20H50M03S">
            <text:p>08:50:03 PM</text:p>
          </table:table-cell>
          <table:table-cell office:value-type="float" office:value="0.00000007263943">
            <text:p>7.26E-008</text:p>
          </table:table-cell>
          <table:table-cell office:value-type="float" office:value="0.0000000353471">
            <text:p>3.53E-008</text:p>
          </table:table-cell>
          <table:table-cell office:value-type="float" office:value="0.000000001428077">
            <text:p>1.43E-009</text:p>
          </table:table-cell>
          <table:table-cell office:value-type="float" office:value="0.0000000005097383">
            <text:p>5.10E-010</text:p>
          </table:table-cell>
          <table:table-cell office:value-type="float" office:value="0.00000000004210903">
            <text:p>4.21E-011</text:p>
          </table:table-cell>
          <table:table-cell office:value-type="float" office:value="50.86519">
            <text:p>50.86519</text:p>
          </table:table-cell>
          <table:table-cell office:value-type="float" office:value="24.75153">
            <text:p>24.75153</text:p>
          </table:table-cell>
          <table:table-cell office:value-type="float" office:value="0.007017377">
            <text:p>0.007017377</text:p>
          </table:table-cell>
          <table:table-cell office:value-type="float" office:value="0.0005796993">
            <text:p>0.0005796993</text:p>
          </table:table-cell>
          <table:table-cell table:number-columns-repeated="3"/>
        </table:table-row>
        <table:table-row table:style-name="ro1">
          <table:table-cell office:value-type="string">
            <text:p>GWI_UP_B_T0</text:p>
          </table:table-cell>
          <table:table-cell office:value-type="float" office:value="21703">
            <text:p>21703</text:p>
          </table:table-cell>
          <table:table-cell office:value-type="time" office:time-value="PT20H51M35S">
            <text:p>08:51:35 PM</text:p>
          </table:table-cell>
          <table:table-cell office:value-type="float" office:value="0.00000006874149">
            <text:p>6.87E-008</text:p>
          </table:table-cell>
          <table:table-cell office:value-type="float" office:value="0.00000003222783">
            <text:p>3.22E-008</text:p>
          </table:table-cell>
          <table:table-cell office:value-type="float" office:value="0.000000001336878">
            <text:p>1.34E-009</text:p>
          </table:table-cell>
          <table:table-cell office:value-type="float" office:value="0.0000000004830236">
            <text:p>4.83E-010</text:p>
          </table:table-cell>
          <table:table-cell office:value-type="float" office:value="0.000000000040052">
            <text:p>4.01E-011</text:p>
          </table:table-cell>
          <table:table-cell office:value-type="float" office:value="51.41942">
            <text:p>51.41942</text:p>
          </table:table-cell>
          <table:table-cell office:value-type="float" office:value="24.10679">
            <text:p>24.10679</text:p>
          </table:table-cell>
          <table:table-cell office:value-type="float" office:value="0.007026668">
            <text:p>0.007026668</text:p>
          </table:table-cell>
          <table:table-cell office:value-type="float" office:value="0.0005826467">
            <text:p>0.0005826467</text:p>
          </table:table-cell>
          <table:table-cell table:number-columns-repeated="3"/>
        </table:table-row>
        <table:table-row table:style-name="ro1">
          <table:table-cell office:value-type="string">
            <text:p>GWI_UP_B_T0</text:p>
          </table:table-cell>
          <table:table-cell office:value-type="float" office:value="21742">
            <text:p>21742</text:p>
          </table:table-cell>
          <table:table-cell office:value-type="time" office:time-value="PT20H51M47S">
            <text:p>08:51:47 PM</text:p>
          </table:table-cell>
          <table:table-cell office:value-type="float" office:value="0.00000006871189">
            <text:p>6.87E-008</text:p>
          </table:table-cell>
          <table:table-cell office:value-type="float" office:value="0.00000003215117">
            <text:p>3.22E-008</text:p>
          </table:table-cell>
          <table:table-cell office:value-type="float" office:value="0.000000001338846">
            <text:p>1.34E-009</text:p>
          </table:table-cell>
          <table:table-cell office:value-type="float" office:value="0.0000000004817969">
            <text:p>4.82E-010</text:p>
          </table:table-cell>
          <table:table-cell office:value-type="float" office:value="0.00000000003951759">
            <text:p>3.95E-011</text:p>
          </table:table-cell>
          <table:table-cell office:value-type="float" office:value="51.32171">
            <text:p>51.32171</text:p>
          </table:table-cell>
          <table:table-cell office:value-type="float" office:value="24.01408">
            <text:p>24.01408</text:p>
          </table:table-cell>
          <table:table-cell office:value-type="float" office:value="0.007011842">
            <text:p>0.007011842</text:p>
          </table:table-cell>
          <table:table-cell office:value-type="float" office:value="0.0005751202">
            <text:p>0.0005751202</text:p>
          </table:table-cell>
          <table:table-cell table:number-columns-repeated="3"/>
        </table:table-row>
        <table:table-row table:style-name="ro1">
          <table:table-cell office:value-type="string">
            <text:p>GWI_UP_B_T0</text:p>
          </table:table-cell>
          <table:table-cell office:value-type="float" office:value="21766">
            <text:p>21766</text:p>
          </table:table-cell>
          <table:table-cell office:value-type="time" office:time-value="PT20H51M55S">
            <text:p>08:51:55 PM</text:p>
          </table:table-cell>
          <table:table-cell office:value-type="float" office:value="0.00000006871025">
            <text:p>6.87E-008</text:p>
          </table:table-cell>
          <table:table-cell office:value-type="float" office:value="0.00000003211049">
            <text:p>3.21E-008</text:p>
          </table:table-cell>
          <table:table-cell office:value-type="float" office:value="0.000000001336901">
            <text:p>1.34E-009</text:p>
          </table:table-cell>
          <table:table-cell office:value-type="float" office:value="0.0000000004817952">
            <text:p>4.82E-010</text:p>
          </table:table-cell>
          <table:table-cell office:value-type="float" office:value="0.00000000004005045">
            <text:p>4.01E-011</text:p>
          </table:table-cell>
          <table:table-cell office:value-type="float" office:value="51.39517">
            <text:p>51.39517</text:p>
          </table:table-cell>
          <table:table-cell office:value-type="float" office:value="24.0186">
            <text:p>24.0186</text:p>
          </table:table-cell>
          <table:table-cell office:value-type="float" office:value="0.007011984">
            <text:p>0.007011984</text:p>
          </table:table-cell>
          <table:table-cell office:value-type="float" office:value="0.000582889">
            <text:p>0.000582889</text:p>
          </table:table-cell>
          <table:table-cell table:number-columns-repeated="3"/>
        </table:table-row>
        <table:table-row table:style-name="ro1">
          <table:table-cell office:value-type="string">
            <text:p>GWI_UP_B_T1</text:p>
          </table:table-cell>
          <table:table-cell office:value-type="float" office:value="22067">
            <text:p>22067</text:p>
          </table:table-cell>
          <table:table-cell office:value-type="time" office:time-value="PT20H53M26S">
            <text:p>08:53:26 PM</text:p>
          </table:table-cell>
          <table:table-cell office:value-type="float" office:value="0.00000006872435">
            <text:p>6.87E-008</text:p>
          </table:table-cell>
          <table:table-cell office:value-type="float" office:value="0.0000000322182">
            <text:p>3.22E-008</text:p>
          </table:table-cell>
          <table:table-cell office:value-type="float" office:value="0.000000001339974">
            <text:p>1.34E-009</text:p>
          </table:table-cell>
          <table:table-cell office:value-type="float" office:value="0.0000000004859058">
            <text:p>4.86E-010</text:p>
          </table:table-cell>
          <table:table-cell office:value-type="float" office:value="0.00000000003979385">
            <text:p>3.98E-011</text:p>
          </table:table-cell>
          <table:table-cell office:value-type="float" office:value="51.28783">
            <text:p>51.28783</text:p>
          </table:table-cell>
          <table:table-cell office:value-type="float" office:value="24.04391">
            <text:p>24.04391</text:p>
          </table:table-cell>
          <table:table-cell office:value-type="float" office:value="0.007070358">
            <text:p>0.007070358</text:p>
          </table:table-cell>
          <table:table-cell office:value-type="float" office:value="0.0005790356">
            <text:p>0.0005790356</text:p>
          </table:table-cell>
          <table:table-cell table:number-columns-repeated="3"/>
        </table:table-row>
        <table:table-row table:style-name="ro1">
          <table:table-cell office:value-type="string">
            <text:p>GWI_UP_B_T1</text:p>
          </table:table-cell>
          <table:table-cell office:value-type="float" office:value="22099">
            <text:p>22099</text:p>
          </table:table-cell>
          <table:table-cell office:value-type="time" office:time-value="PT20H53M36S">
            <text:p>08:53:36 PM</text:p>
          </table:table-cell>
          <table:table-cell office:value-type="float" office:value="0.00000006859323">
            <text:p>6.86E-008</text:p>
          </table:table-cell>
          <table:table-cell office:value-type="float" office:value="0.00000003214319">
            <text:p>3.21E-008</text:p>
          </table:table-cell>
          <table:table-cell office:value-type="float" office:value="0.00000000133834">
            <text:p>1.34E-009</text:p>
          </table:table-cell>
          <table:table-cell office:value-type="float" office:value="0.0000000004856076">
            <text:p>4.86E-010</text:p>
          </table:table-cell>
          <table:table-cell office:value-type="float" office:value="0.00000000003975681">
            <text:p>3.98E-011</text:p>
          </table:table-cell>
          <table:table-cell office:value-type="float" office:value="51.25249">
            <text:p>51.25249</text:p>
          </table:table-cell>
          <table:table-cell office:value-type="float" office:value="24.01721">
            <text:p>24.01721</text:p>
          </table:table-cell>
          <table:table-cell office:value-type="float" office:value="0.007079526">
            <text:p>0.007079526</text:p>
          </table:table-cell>
          <table:table-cell office:value-type="float" office:value="0.0005796025">
            <text:p>0.0005796025</text:p>
          </table:table-cell>
          <table:table-cell table:number-columns-repeated="3"/>
        </table:table-row>
        <table:table-row table:style-name="ro1">
          <table:table-cell office:value-type="string">
            <text:p>GWI_UP_B_T1</text:p>
          </table:table-cell>
          <table:table-cell office:value-type="float" office:value="22153">
            <text:p>22153</text:p>
          </table:table-cell>
          <table:table-cell office:value-type="time" office:time-value="PT20H53M53S">
            <text:p>08:53:53 PM</text:p>
          </table:table-cell>
          <table:table-cell office:value-type="float" office:value="0.00000006841005">
            <text:p>6.84E-008</text:p>
          </table:table-cell>
          <table:table-cell office:value-type="float" office:value="0.00000003201707">
            <text:p>3.20E-008</text:p>
          </table:table-cell>
          <table:table-cell office:value-type="float" office:value="0.00000000133402">
            <text:p>1.33E-009</text:p>
          </table:table-cell>
          <table:table-cell office:value-type="float" office:value="0.0000000004839066">
            <text:p>4.84E-010</text:p>
          </table:table-cell>
          <table:table-cell office:value-type="float" office:value="0.0000000000397369">
            <text:p>3.97E-011</text:p>
          </table:table-cell>
          <table:table-cell office:value-type="float" office:value="51.28113">
            <text:p>51.28113</text:p>
          </table:table-cell>
          <table:table-cell office:value-type="float" office:value="24.00044">
            <text:p>24.00044</text:p>
          </table:table-cell>
          <table:table-cell office:value-type="float" office:value="0.007073619">
            <text:p>0.007073619</text:p>
          </table:table-cell>
          <table:table-cell office:value-type="float" office:value="0.0005808634">
            <text:p>0.0005808634</text:p>
          </table:table-cell>
          <table:table-cell table:number-columns-repeated="3"/>
        </table:table-row>
        <table:table-row table:style-name="ro1">
          <table:table-cell office:value-type="string">
            <text:p>GWI_UP_B_T2</text:p>
          </table:table-cell>
          <table:table-cell office:value-type="float" office:value="22586">
            <text:p>22586</text:p>
          </table:table-cell>
          <table:table-cell office:value-type="time" office:time-value="PT20H56M05S">
            <text:p>08:56:05 PM</text:p>
          </table:table-cell>
          <table:table-cell office:value-type="float" office:value="0.00000006542038">
            <text:p>6.54E-008</text:p>
          </table:table-cell>
          <table:table-cell office:value-type="float" office:value="0.00000003070546">
            <text:p>3.07E-008</text:p>
          </table:table-cell>
          <table:table-cell office:value-type="float" office:value="0.000000001282932">
            <text:p>1.28E-009</text:p>
          </table:table-cell>
          <table:table-cell office:value-type="float" office:value="0.0000000004691409">
            <text:p>4.69E-010</text:p>
          </table:table-cell>
          <table:table-cell office:value-type="float" office:value="0.00000000003821734">
            <text:p>3.82E-011</text:p>
          </table:table-cell>
          <table:table-cell office:value-type="float" office:value="50.99288">
            <text:p>50.99288</text:p>
          </table:table-cell>
          <table:table-cell office:value-type="float" office:value="23.93382">
            <text:p>23.93382</text:p>
          </table:table-cell>
          <table:table-cell office:value-type="float" office:value="0.007171174">
            <text:p>0.007171174</text:p>
          </table:table-cell>
          <table:table-cell office:value-type="float" office:value="0.000584181">
            <text:p>0.000584181</text:p>
          </table:table-cell>
          <table:table-cell table:number-columns-repeated="3"/>
        </table:table-row>
        <table:table-row table:style-name="ro1">
          <table:table-cell office:value-type="string">
            <text:p>GWI_UP_B_T2</text:p>
          </table:table-cell>
          <table:table-cell office:value-type="float" office:value="22610">
            <text:p>22610</text:p>
          </table:table-cell>
          <table:table-cell office:value-type="time" office:time-value="PT20H56M12S">
            <text:p>08:56:12 PM</text:p>
          </table:table-cell>
          <table:table-cell office:value-type="float" office:value="0.00000006558783">
            <text:p>6.56E-008</text:p>
          </table:table-cell>
          <table:table-cell office:value-type="float" office:value="0.00000003075951">
            <text:p>3.08E-008</text:p>
          </table:table-cell>
          <table:table-cell office:value-type="float" office:value="0.000000001285739">
            <text:p>1.29E-009</text:p>
          </table:table-cell>
          <table:table-cell office:value-type="float" office:value="0.0000000004711097">
            <text:p>4.71E-010</text:p>
          </table:table-cell>
          <table:table-cell office:value-type="float" office:value="0.0000000000380543">
            <text:p>3.81E-011</text:p>
          </table:table-cell>
          <table:table-cell office:value-type="float" office:value="51.0118">
            <text:p>51.0118</text:p>
          </table:table-cell>
          <table:table-cell office:value-type="float" office:value="23.92361">
            <text:p>23.92361</text:p>
          </table:table-cell>
          <table:table-cell office:value-type="float" office:value="0.007182882">
            <text:p>0.007182882</text:p>
          </table:table-cell>
          <table:table-cell office:value-type="float" office:value="0.0005802036">
            <text:p>0.0005802036</text:p>
          </table:table-cell>
          <table:table-cell table:number-columns-repeated="3"/>
        </table:table-row>
        <table:table-row table:style-name="ro1">
          <table:table-cell office:value-type="string">
            <text:p>GWI_UP_B_T2</text:p>
          </table:table-cell>
          <table:table-cell office:value-type="float" office:value="22643">
            <text:p>22643</text:p>
          </table:table-cell>
          <table:table-cell office:value-type="time" office:time-value="PT20H56M22S">
            <text:p>08:56:22 PM</text:p>
          </table:table-cell>
          <table:table-cell office:value-type="float" office:value="0.00000006561053">
            <text:p>6.56E-008</text:p>
          </table:table-cell>
          <table:table-cell office:value-type="float" office:value="0.0000000307655">
            <text:p>3.08E-008</text:p>
          </table:table-cell>
          <table:table-cell office:value-type="float" office:value="0.00000000128551">
            <text:p>1.29E-009</text:p>
          </table:table-cell>
          <table:table-cell office:value-type="float" office:value="0.0000000004710586">
            <text:p>4.71E-010</text:p>
          </table:table-cell>
          <table:table-cell office:value-type="float" office:value="0.00000000003824585">
            <text:p>3.82E-011</text:p>
          </table:table-cell>
          <table:table-cell office:value-type="float" office:value="51.03852">
            <text:p>51.03852</text:p>
          </table:table-cell>
          <table:table-cell office:value-type="float" office:value="23.93252">
            <text:p>23.93252</text:p>
          </table:table-cell>
          <table:table-cell office:value-type="float" office:value="0.007179619">
            <text:p>0.007179619</text:p>
          </table:table-cell>
          <table:table-cell office:value-type="float" office:value="0.0005829224">
            <text:p>0.0005829224</text:p>
          </table:table-cell>
          <table:table-cell table:number-columns-repeated="3"/>
        </table:table-row>
        <table:table-row table:style-name="ro1">
          <table:table-cell office:value-type="string">
            <text:p>GWI_UP_B_T3</text:p>
          </table:table-cell>
          <table:table-cell office:value-type="float" office:value="23507">
            <text:p>23507</text:p>
          </table:table-cell>
          <table:table-cell office:value-type="time" office:time-value="PT21H00M46S">
            <text:p>09:00:46 PM</text:p>
          </table:table-cell>
          <table:table-cell office:value-type="float" office:value="0.00000006839694">
            <text:p>6.84E-008</text:p>
          </table:table-cell>
          <table:table-cell office:value-type="float" office:value="0.00000003226922">
            <text:p>3.23E-008</text:p>
          </table:table-cell>
          <table:table-cell office:value-type="float" office:value="0.000000001345975">
            <text:p>1.35E-009</text:p>
          </table:table-cell>
          <table:table-cell office:value-type="float" office:value="0.0000000004963198">
            <text:p>4.96E-010</text:p>
          </table:table-cell>
          <table:table-cell office:value-type="float" office:value="0.00000000003767547">
            <text:p>3.77E-011</text:p>
          </table:table-cell>
          <table:table-cell office:value-type="float" office:value="50.81589">
            <text:p>50.81589</text:p>
          </table:table-cell>
          <table:table-cell office:value-type="float" office:value="23.9746">
            <text:p>23.9746</text:p>
          </table:table-cell>
          <table:table-cell office:value-type="float" office:value="0.007256462">
            <text:p>0.007256462</text:p>
          </table:table-cell>
          <table:table-cell office:value-type="float" office:value="0.0005508356">
            <text:p>0.0005508356</text:p>
          </table:table-cell>
          <table:table-cell table:number-columns-repeated="3"/>
        </table:table-row>
        <table:table-row table:style-name="ro1">
          <table:table-cell office:value-type="string">
            <text:p>GWI_UP_B_T3</text:p>
          </table:table-cell>
          <table:table-cell office:value-type="float" office:value="23536">
            <text:p>23536</text:p>
          </table:table-cell>
          <table:table-cell office:value-type="time" office:time-value="PT21H00M54S">
            <text:p>09:00:54 PM</text:p>
          </table:table-cell>
          <table:table-cell office:value-type="float" office:value="0.00000006844781">
            <text:p>6.84E-008</text:p>
          </table:table-cell>
          <table:table-cell office:value-type="float" office:value="0.00000003229502">
            <text:p>3.23E-008</text:p>
          </table:table-cell>
          <table:table-cell office:value-type="float" office:value="0.000000001344717">
            <text:p>1.34E-009</text:p>
          </table:table-cell>
          <table:table-cell office:value-type="float" office:value="0.0000000004959935">
            <text:p>4.96E-010</text:p>
          </table:table-cell>
          <table:table-cell office:value-type="float" office:value="0.00000000003820142">
            <text:p>3.82E-011</text:p>
          </table:table-cell>
          <table:table-cell office:value-type="float" office:value="50.90127">
            <text:p>50.90127</text:p>
          </table:table-cell>
          <table:table-cell office:value-type="float" office:value="24.01622">
            <text:p>24.01622</text:p>
          </table:table-cell>
          <table:table-cell office:value-type="float" office:value="0.007246302">
            <text:p>0.007246302</text:p>
          </table:table-cell>
          <table:table-cell office:value-type="float" office:value="0.0005581101">
            <text:p>0.0005581101</text:p>
          </table:table-cell>
          <table:table-cell table:number-columns-repeated="3"/>
        </table:table-row>
        <table:table-row table:style-name="ro1">
          <table:table-cell office:value-type="string">
            <text:p>GWI_UP_B_T3</text:p>
          </table:table-cell>
          <table:table-cell office:value-type="float" office:value="23554">
            <text:p>23554</text:p>
          </table:table-cell>
          <table:table-cell office:value-type="time" office:time-value="PT21H01M00S">
            <text:p>09:01:00 PM</text:p>
          </table:table-cell>
          <table:table-cell office:value-type="float" office:value="0.00000006837183">
            <text:p>6.84E-008</text:p>
          </table:table-cell>
          <table:table-cell office:value-type="float" office:value="0.0000000322791">
            <text:p>3.23E-008</text:p>
          </table:table-cell>
          <table:table-cell office:value-type="float" office:value="0.000000001341118">
            <text:p>1.34E-009</text:p>
          </table:table-cell>
          <table:table-cell office:value-type="float" office:value="0.000000000494282">
            <text:p>4.94E-010</text:p>
          </table:table-cell>
          <table:table-cell office:value-type="float" office:value="0.00000000003857971">
            <text:p>3.86E-011</text:p>
          </table:table-cell>
          <table:table-cell office:value-type="float" office:value="50.98122">
            <text:p>50.98122</text:p>
          </table:table-cell>
          <table:table-cell office:value-type="float" office:value="24.0688">
            <text:p>24.0688</text:p>
          </table:table-cell>
          <table:table-cell office:value-type="float" office:value="0.007229323">
            <text:p>0.007229323</text:p>
          </table:table-cell>
          <table:table-cell office:value-type="float" office:value="0.0005642632">
            <text:p>0.0005642632</text:p>
          </table:table-cell>
          <table:table-cell table:number-columns-repeated="3"/>
        </table:table-row>
        <table:table-row table:style-name="ro1">
          <table:table-cell office:value-type="string">
            <text:p>GWI_UP_B_T4</text:p>
          </table:table-cell>
          <table:table-cell office:value-type="float" office:value="23791">
            <text:p>23791</text:p>
          </table:table-cell>
          <table:table-cell office:value-type="time" office:time-value="PT21H02M12S">
            <text:p>09:02:12 PM</text:p>
          </table:table-cell>
          <table:table-cell office:value-type="float" office:value="0.00000006930668">
            <text:p>6.93E-008</text:p>
          </table:table-cell>
          <table:table-cell office:value-type="float" office:value="0.00000003250015">
            <text:p>3.25E-008</text:p>
          </table:table-cell>
          <table:table-cell office:value-type="float" office:value="0.000000001355644">
            <text:p>1.36E-009</text:p>
          </table:table-cell>
          <table:table-cell office:value-type="float" office:value="0.0000000005328522">
            <text:p>5.33E-010</text:p>
          </table:table-cell>
          <table:table-cell office:value-type="float" office:value="0.00000000004031464">
            <text:p>4.03E-011</text:p>
          </table:table-cell>
          <table:table-cell office:value-type="float" office:value="51.12456">
            <text:p>51.12456</text:p>
          </table:table-cell>
          <table:table-cell office:value-type="float" office:value="23.97397">
            <text:p>23.97397</text:p>
          </table:table-cell>
          <table:table-cell office:value-type="float" office:value="0.007688324">
            <text:p>0.007688324</text:p>
          </table:table-cell>
          <table:table-cell office:value-type="float" office:value="0.0005816848">
            <text:p>0.0005816848</text:p>
          </table:table-cell>
          <table:table-cell table:number-columns-repeated="3"/>
        </table:table-row>
        <table:table-row table:style-name="ro1">
          <table:table-cell office:value-type="string">
            <text:p>GWI_UP_B_T4</text:p>
          </table:table-cell>
          <table:table-cell office:value-type="float" office:value="23847">
            <text:p>23847</text:p>
          </table:table-cell>
          <table:table-cell office:value-type="time" office:time-value="PT21H02M29S">
            <text:p>09:02:29 PM</text:p>
          </table:table-cell>
          <table:table-cell office:value-type="float" office:value="0.00000006931474">
            <text:p>6.93E-008</text:p>
          </table:table-cell>
          <table:table-cell office:value-type="float" office:value="0.00000003249454">
            <text:p>3.25E-008</text:p>
          </table:table-cell>
          <table:table-cell office:value-type="float" office:value="0.000000001358236">
            <text:p>1.36E-009</text:p>
          </table:table-cell>
          <table:table-cell office:value-type="float" office:value="0.0000000005336313">
            <text:p>5.34E-010</text:p>
          </table:table-cell>
          <table:table-cell office:value-type="float" office:value="0.00000000004045728">
            <text:p>4.05E-011</text:p>
          </table:table-cell>
          <table:table-cell office:value-type="float" office:value="51.03292">
            <text:p>51.03292</text:p>
          </table:table-cell>
          <table:table-cell office:value-type="float" office:value="23.92408">
            <text:p>23.92408</text:p>
          </table:table-cell>
          <table:table-cell office:value-type="float" office:value="0.00769867">
            <text:p>0.00769867</text:p>
          </table:table-cell>
          <table:table-cell office:value-type="float" office:value="0.0005836749">
            <text:p>0.0005836749</text:p>
          </table:table-cell>
          <table:table-cell table:number-columns-repeated="3"/>
        </table:table-row>
        <table:table-row table:style-name="ro1">
          <table:table-cell office:value-type="string">
            <text:p>GWI_UP_B_T4</text:p>
          </table:table-cell>
          <table:table-cell office:value-type="float" office:value="23880">
            <text:p>23880</text:p>
          </table:table-cell>
          <table:table-cell office:value-type="time" office:time-value="PT21H02M39S">
            <text:p>09:02:39 PM</text:p>
          </table:table-cell>
          <table:table-cell office:value-type="float" office:value="0.00000006937841">
            <text:p>6.94E-008</text:p>
          </table:table-cell>
          <table:table-cell office:value-type="float" office:value="0.00000003251183">
            <text:p>3.25E-008</text:p>
          </table:table-cell>
          <table:table-cell office:value-type="float" office:value="0.00000000135615">
            <text:p>1.36E-009</text:p>
          </table:table-cell>
          <table:table-cell office:value-type="float" office:value="0.0000000005325798">
            <text:p>5.33E-010</text:p>
          </table:table-cell>
          <table:table-cell office:value-type="float" office:value="0.00000000004076927">
            <text:p>4.08E-011</text:p>
          </table:table-cell>
          <table:table-cell office:value-type="float" office:value="51.15838">
            <text:p>51.15838</text:p>
          </table:table-cell>
          <table:table-cell office:value-type="float" office:value="23.97363">
            <text:p>23.97363</text:p>
          </table:table-cell>
          <table:table-cell office:value-type="float" office:value="0.007676448">
            <text:p>0.007676448</text:p>
          </table:table-cell>
          <table:table-cell office:value-type="float" office:value="0.0005876363">
            <text:p>0.0005876363</text:p>
          </table:table-cell>
          <table:table-cell table:number-columns-repeated="3"/>
        </table:table-row>
        <table:table-row table:style-name="ro1">
          <table:table-cell office:value-type="string">
            <text:p>GWI_UP_B_T5</text:p>
          </table:table-cell>
          <table:table-cell office:value-type="float" office:value="24137">
            <text:p>24137</text:p>
          </table:table-cell>
          <table:table-cell office:value-type="time" office:time-value="PT21H03M58S">
            <text:p>09:03:58 PM</text:p>
          </table:table-cell>
          <table:table-cell office:value-type="float" office:value="0.00000006942559">
            <text:p>6.94E-008</text:p>
          </table:table-cell>
          <table:table-cell office:value-type="float" office:value="0.0000000327016">
            <text:p>3.27E-008</text:p>
          </table:table-cell>
          <table:table-cell office:value-type="float" office:value="0.00000000136042">
            <text:p>1.36E-009</text:p>
          </table:table-cell>
          <table:table-cell office:value-type="float" office:value="0.0000000005952896">
            <text:p>5.95E-010</text:p>
          </table:table-cell>
          <table:table-cell office:value-type="float" office:value="0.00000000004745845">
            <text:p>4.75E-011</text:p>
          </table:table-cell>
          <table:table-cell office:value-type="float" office:value="51.03247">
            <text:p>51.03247</text:p>
          </table:table-cell>
          <table:table-cell office:value-type="float" office:value="24.03787">
            <text:p>24.03787</text:p>
          </table:table-cell>
          <table:table-cell office:value-type="float" office:value="0.008574498">
            <text:p>0.008574498</text:p>
          </table:table-cell>
          <table:table-cell office:value-type="float" office:value="0.0006835873">
            <text:p>0.0006835873</text:p>
          </table:table-cell>
          <table:table-cell table:number-columns-repeated="3"/>
        </table:table-row>
        <table:table-row table:style-name="ro1">
          <table:table-cell office:value-type="string">
            <text:p>GWI_UP_B_T5</text:p>
          </table:table-cell>
          <table:table-cell office:value-type="float" office:value="24183">
            <text:p>24183</text:p>
          </table:table-cell>
          <table:table-cell office:value-type="time" office:time-value="PT21H04M12S">
            <text:p>09:04:12 PM</text:p>
          </table:table-cell>
          <table:table-cell office:value-type="float" office:value="0.00000006941809">
            <text:p>6.94E-008</text:p>
          </table:table-cell>
          <table:table-cell office:value-type="float" office:value="0.00000003267799">
            <text:p>3.27E-008</text:p>
          </table:table-cell>
          <table:table-cell office:value-type="float" office:value="0.000000001355794">
            <text:p>1.36E-009</text:p>
          </table:table-cell>
          <table:table-cell office:value-type="float" office:value="0.0000000005976788">
            <text:p>5.98E-010</text:p>
          </table:table-cell>
          <table:table-cell office:value-type="float" office:value="0.00000000004726453">
            <text:p>4.73E-011</text:p>
          </table:table-cell>
          <table:table-cell office:value-type="float" office:value="51.20107">
            <text:p>51.20107</text:p>
          </table:table-cell>
          <table:table-cell office:value-type="float" office:value="24.10248">
            <text:p>24.10248</text:p>
          </table:table-cell>
          <table:table-cell office:value-type="float" office:value="0.008609843">
            <text:p>0.008609843</text:p>
          </table:table-cell>
          <table:table-cell office:value-type="float" office:value="0.0006808676">
            <text:p>0.0006808676</text:p>
          </table:table-cell>
          <table:table-cell table:number-columns-repeated="3"/>
        </table:table-row>
        <table:table-row table:style-name="ro1">
          <table:table-cell office:value-type="string">
            <text:p>GWI_UP_B_T5</text:p>
          </table:table-cell>
          <table:table-cell office:value-type="float" office:value="24241">
            <text:p>24241</text:p>
          </table:table-cell>
          <table:table-cell office:value-type="time" office:time-value="PT21H04M30S">
            <text:p>09:04:30 PM</text:p>
          </table:table-cell>
          <table:table-cell office:value-type="float" office:value="0.00000006939621">
            <text:p>6.94E-008</text:p>
          </table:table-cell>
          <table:table-cell office:value-type="float" office:value="0.00000003266151">
            <text:p>3.27E-008</text:p>
          </table:table-cell>
          <table:table-cell office:value-type="float" office:value="0.000000001356863">
            <text:p>1.36E-009</text:p>
          </table:table-cell>
          <table:table-cell office:value-type="float" office:value="0.0000000005976079">
            <text:p>5.98E-010</text:p>
          </table:table-cell>
          <table:table-cell office:value-type="float" office:value="0.00000000004754339">
            <text:p>4.75E-011</text:p>
          </table:table-cell>
          <table:table-cell office:value-type="float" office:value="51.14462">
            <text:p>51.14462</text:p>
          </table:table-cell>
          <table:table-cell office:value-type="float" office:value="24.07135">
            <text:p>24.07135</text:p>
          </table:table-cell>
          <table:table-cell office:value-type="float" office:value="0.008611535">
            <text:p>0.008611535</text:p>
          </table:table-cell>
          <table:table-cell office:value-type="float" office:value="0.0006851006">
            <text:p>0.0006851006</text:p>
          </table:table-cell>
          <table:table-cell table:number-columns-repeated="3"/>
        </table:table-row>
        <table:table-row table:style-name="ro1">
          <table:table-cell office:value-type="string">
            <text:p>GWI_UP_B_T6</text:p>
          </table:table-cell>
          <table:table-cell office:value-type="float" office:value="24474">
            <text:p>24474</text:p>
          </table:table-cell>
          <table:table-cell office:value-type="time" office:time-value="PT21H05M41S">
            <text:p>09:05:41 PM</text:p>
          </table:table-cell>
          <table:table-cell office:value-type="float" office:value="0.00000006958015">
            <text:p>6.96E-008</text:p>
          </table:table-cell>
          <table:table-cell office:value-type="float" office:value="0.00000003268186">
            <text:p>3.27E-008</text:p>
          </table:table-cell>
          <table:table-cell office:value-type="float" office:value="0.000000001356189">
            <text:p>1.36E-009</text:p>
          </table:table-cell>
          <table:table-cell office:value-type="float" office:value="0.0000000006277583">
            <text:p>6.28E-010</text:p>
          </table:table-cell>
          <table:table-cell office:value-type="float" office:value="0.00000000004745438">
            <text:p>4.75E-011</text:p>
          </table:table-cell>
          <table:table-cell office:value-type="float" office:value="51.30563">
            <text:p>51.30563</text:p>
          </table:table-cell>
          <table:table-cell office:value-type="float" office:value="24.0983">
            <text:p>24.0983</text:p>
          </table:table-cell>
          <table:table-cell office:value-type="float" office:value="0.009022089">
            <text:p>0.009022089</text:p>
          </table:table-cell>
          <table:table-cell office:value-type="float" office:value="0.0006820103">
            <text:p>0.0006820103</text:p>
          </table:table-cell>
          <table:table-cell table:number-columns-repeated="3"/>
        </table:table-row>
        <table:table-row table:style-name="ro1">
          <table:table-cell office:value-type="string">
            <text:p>GWI_UP_B_T6</text:p>
          </table:table-cell>
          <table:table-cell office:value-type="float" office:value="24493">
            <text:p>24493</text:p>
          </table:table-cell>
          <table:table-cell office:value-type="time" office:time-value="PT21H05M47S">
            <text:p>09:05:47 PM</text:p>
          </table:table-cell>
          <table:table-cell office:value-type="float" office:value="0.00000006963384">
            <text:p>6.96E-008</text:p>
          </table:table-cell>
          <table:table-cell office:value-type="float" office:value="0.00000003269309">
            <text:p>3.27E-008</text:p>
          </table:table-cell>
          <table:table-cell office:value-type="float" office:value="0.000000001356476">
            <text:p>1.36E-009</text:p>
          </table:table-cell>
          <table:table-cell office:value-type="float" office:value="0.0000000006283449">
            <text:p>6.28E-010</text:p>
          </table:table-cell>
          <table:table-cell office:value-type="float" office:value="0.00000000004775796">
            <text:p>4.78E-011</text:p>
          </table:table-cell>
          <table:table-cell office:value-type="float" office:value="51.33438">
            <text:p>51.33438</text:p>
          </table:table-cell>
          <table:table-cell office:value-type="float" office:value="24.10149">
            <text:p>24.10149</text:p>
          </table:table-cell>
          <table:table-cell office:value-type="float" office:value="0.009023556">
            <text:p>0.009023556</text:p>
          </table:table-cell>
          <table:table-cell office:value-type="float" office:value="0.0006858441">
            <text:p>0.0006858441</text:p>
          </table:table-cell>
          <table:table-cell table:number-columns-repeated="3"/>
        </table:table-row>
        <table:table-row table:style-name="ro1">
          <table:table-cell office:value-type="string">
            <text:p>GWI_UP_B_T6</text:p>
          </table:table-cell>
          <table:table-cell office:value-type="float" office:value="24514">
            <text:p>24514</text:p>
          </table:table-cell>
          <table:table-cell office:value-type="time" office:time-value="PT21H05M53S">
            <text:p>09:05:53 PM</text:p>
          </table:table-cell>
          <table:table-cell office:value-type="float" office:value="0.00000006969605">
            <text:p>6.97E-008</text:p>
          </table:table-cell>
          <table:table-cell office:value-type="float" office:value="0.00000003271812">
            <text:p>3.27E-008</text:p>
          </table:table-cell>
          <table:table-cell office:value-type="float" office:value="0.000000001358862">
            <text:p>1.36E-009</text:p>
          </table:table-cell>
          <table:table-cell office:value-type="float" office:value="0.0000000006281758">
            <text:p>6.28E-010</text:p>
          </table:table-cell>
          <table:table-cell office:value-type="float" office:value="0.00000000004845379">
            <text:p>4.85E-011</text:p>
          </table:table-cell>
          <table:table-cell office:value-type="float" office:value="51.29001">
            <text:p>51.29001</text:p>
          </table:table-cell>
          <table:table-cell office:value-type="float" office:value="24.07759">
            <text:p>24.07759</text:p>
          </table:table-cell>
          <table:table-cell office:value-type="float" office:value="0.009013076">
            <text:p>0.009013076</text:p>
          </table:table-cell>
          <table:table-cell office:value-type="float" office:value="0.0006952157">
            <text:p>0.000695215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5657">
            <text:p>25657</text:p>
          </table:table-cell>
          <table:table-cell office:value-type="time" office:time-value="PT21H11M42S">
            <text:p>09:11:42 PM</text:p>
          </table:table-cell>
          <table:table-cell office:value-type="float" office:value="0.00000007485259">
            <text:p>7.49E-008</text:p>
          </table:table-cell>
          <table:table-cell office:value-type="float" office:value="0.00000003654607">
            <text:p>3.65E-008</text:p>
          </table:table-cell>
          <table:table-cell office:value-type="float" office:value="0.00000000146952">
            <text:p>1.47E-009</text:p>
          </table:table-cell>
          <table:table-cell office:value-type="float" office:value="0.0000000005242677">
            <text:p>5.24E-010</text:p>
          </table:table-cell>
          <table:table-cell office:value-type="float" office:value="0.00000000004264976">
            <text:p>4.26E-011</text:p>
          </table:table-cell>
          <table:table-cell office:value-type="float" office:value="50.93676">
            <text:p>50.93676</text:p>
          </table:table-cell>
          <table:table-cell office:value-type="float" office:value="24.86939">
            <text:p>24.86939</text:p>
          </table:table-cell>
          <table:table-cell office:value-type="float" office:value="0.007004003">
            <text:p>0.007004003</text:p>
          </table:table-cell>
          <table:table-cell office:value-type="float" office:value="0.0005697834">
            <text:p>0.000569783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5756">
            <text:p>25756</text:p>
          </table:table-cell>
          <table:table-cell office:value-type="time" office:time-value="PT21H12M12S">
            <text:p>09:12:12 PM</text:p>
          </table:table-cell>
          <table:table-cell office:value-type="float" office:value="0.00000007483573">
            <text:p>7.48E-008</text:p>
          </table:table-cell>
          <table:table-cell office:value-type="float" office:value="0.00000003656337">
            <text:p>3.66E-008</text:p>
          </table:table-cell>
          <table:table-cell office:value-type="float" office:value="0.000000001472518">
            <text:p>1.47E-009</text:p>
          </table:table-cell>
          <table:table-cell office:value-type="float" office:value="0.0000000005239076">
            <text:p>5.24E-010</text:p>
          </table:table-cell>
          <table:table-cell office:value-type="float" office:value="0.00000000004287303">
            <text:p>4.29E-011</text:p>
          </table:table-cell>
          <table:table-cell office:value-type="float" office:value="50.82161">
            <text:p>50.82161</text:p>
          </table:table-cell>
          <table:table-cell office:value-type="float" office:value="24.83051">
            <text:p>24.83051</text:p>
          </table:table-cell>
          <table:table-cell office:value-type="float" office:value="0.007000769">
            <text:p>0.007000769</text:p>
          </table:table-cell>
          <table:table-cell office:value-type="float" office:value="0.0005728952">
            <text:p>0.0005728952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5820">
            <text:p>25820</text:p>
          </table:table-cell>
          <table:table-cell office:value-type="time" office:time-value="PT21H12M32S">
            <text:p>09:12:32 PM</text:p>
          </table:table-cell>
          <table:table-cell office:value-type="float" office:value="0.00000007483668">
            <text:p>7.48E-008</text:p>
          </table:table-cell>
          <table:table-cell office:value-type="float" office:value="0.00000003655808">
            <text:p>3.66E-008</text:p>
          </table:table-cell>
          <table:table-cell office:value-type="float" office:value="0.000000001469442">
            <text:p>1.47E-009</text:p>
          </table:table-cell>
          <table:table-cell office:value-type="float" office:value="0.0000000005254742">
            <text:p>5.25E-010</text:p>
          </table:table-cell>
          <table:table-cell office:value-type="float" office:value="0.00000000004311414">
            <text:p>4.31E-011</text:p>
          </table:table-cell>
          <table:table-cell office:value-type="float" office:value="50.92863">
            <text:p>50.92863</text:p>
          </table:table-cell>
          <table:table-cell office:value-type="float" office:value="24.87888">
            <text:p>24.87888</text:p>
          </table:table-cell>
          <table:table-cell office:value-type="float" office:value="0.007021612">
            <text:p>0.007021612</text:p>
          </table:table-cell>
          <table:table-cell office:value-type="float" office:value="0.0005761097">
            <text:p>0.0005761097</text:p>
          </table:table-cell>
          <table:table-cell table:number-columns-repeated="3"/>
        </table:table-row>
        <table:table-row table:style-name="ro1">
          <table:table-cell office:value-type="string">
            <text:p>GWI_UP_C_T0</text:p>
          </table:table-cell>
          <table:table-cell office:value-type="float" office:value="26254">
            <text:p>26254</text:p>
          </table:table-cell>
          <table:table-cell office:value-type="time" office:time-value="PT21H14M44S">
            <text:p>09:14:44 PM</text:p>
          </table:table-cell>
          <table:table-cell office:value-type="float" office:value="0.00000007111624">
            <text:p>7.11E-008</text:p>
          </table:table-cell>
          <table:table-cell office:value-type="float" office:value="0.00000003335199">
            <text:p>3.34E-008</text:p>
          </table:table-cell>
          <table:table-cell office:value-type="float" office:value="0.00000000138694">
            <text:p>1.39E-009</text:p>
          </table:table-cell>
          <table:table-cell office:value-type="float" office:value="0.0000000004987935">
            <text:p>4.99E-010</text:p>
          </table:table-cell>
          <table:table-cell office:value-type="float" office:value="0.00000000004057334">
            <text:p>4.06E-011</text:p>
          </table:table-cell>
          <table:table-cell office:value-type="float" office:value="51.27563">
            <text:p>51.27563</text:p>
          </table:table-cell>
          <table:table-cell office:value-type="float" office:value="24.04717">
            <text:p>24.04717</text:p>
          </table:table-cell>
          <table:table-cell office:value-type="float" office:value="0.007013778">
            <text:p>0.007013778</text:p>
          </table:table-cell>
          <table:table-cell office:value-type="float" office:value="0.0005705215">
            <text:p>0.0005705215</text:p>
          </table:table-cell>
          <table:table-cell table:number-columns-repeated="3"/>
        </table:table-row>
        <table:table-row table:style-name="ro1">
          <table:table-cell office:value-type="string">
            <text:p>GWI_UP_C_T0</text:p>
          </table:table-cell>
          <table:table-cell office:value-type="float" office:value="26305">
            <text:p>26305</text:p>
          </table:table-cell>
          <table:table-cell office:value-type="time" office:time-value="PT21H15M00S">
            <text:p>09:15:00 PM</text:p>
          </table:table-cell>
          <table:table-cell office:value-type="float" office:value="0.00000007113459">
            <text:p>7.11E-008</text:p>
          </table:table-cell>
          <table:table-cell office:value-type="float" office:value="0.00000003336161">
            <text:p>3.34E-008</text:p>
          </table:table-cell>
          <table:table-cell office:value-type="float" office:value="0.000000001389418">
            <text:p>1.39E-009</text:p>
          </table:table-cell>
          <table:table-cell office:value-type="float" office:value="0.0000000005008482">
            <text:p>5.01E-010</text:p>
          </table:table-cell>
          <table:table-cell office:value-type="float" office:value="0.00000000004119287">
            <text:p>4.12E-011</text:p>
          </table:table-cell>
          <table:table-cell office:value-type="float" office:value="51.19741">
            <text:p>51.19741</text:p>
          </table:table-cell>
          <table:table-cell office:value-type="float" office:value="24.01122">
            <text:p>24.01122</text:p>
          </table:table-cell>
          <table:table-cell office:value-type="float" office:value="0.007040854">
            <text:p>0.007040854</text:p>
          </table:table-cell>
          <table:table-cell office:value-type="float" office:value="0.0005790836">
            <text:p>0.0005790836</text:p>
          </table:table-cell>
          <table:table-cell table:number-columns-repeated="3"/>
        </table:table-row>
        <table:table-row table:style-name="ro1">
          <table:table-cell office:value-type="string">
            <text:p>GWI_UP_C_T0</text:p>
          </table:table-cell>
          <table:table-cell office:value-type="float" office:value="26328">
            <text:p>26328</text:p>
          </table:table-cell>
          <table:table-cell office:value-type="time" office:time-value="PT21H15M07S">
            <text:p>09:15:07 PM</text:p>
          </table:table-cell>
          <table:table-cell office:value-type="float" office:value="0.00000007113301">
            <text:p>7.11E-008</text:p>
          </table:table-cell>
          <table:table-cell office:value-type="float" office:value="0.00000003336394">
            <text:p>3.34E-008</text:p>
          </table:table-cell>
          <table:table-cell office:value-type="float" office:value="0.000000001387716">
            <text:p>1.39E-009</text:p>
          </table:table-cell>
          <table:table-cell office:value-type="float" office:value="0.0000000004997486">
            <text:p>5.00E-010</text:p>
          </table:table-cell>
          <table:table-cell office:value-type="float" office:value="0.00000000004115475">
            <text:p>4.12E-011</text:p>
          </table:table-cell>
          <table:table-cell office:value-type="float" office:value="51.25906">
            <text:p>51.25906</text:p>
          </table:table-cell>
          <table:table-cell office:value-type="float" office:value="24.04235">
            <text:p>24.04235</text:p>
          </table:table-cell>
          <table:table-cell office:value-type="float" office:value="0.007025552">
            <text:p>0.007025552</text:p>
          </table:table-cell>
          <table:table-cell office:value-type="float" office:value="0.0005785605">
            <text:p>0.0005785605</text:p>
          </table:table-cell>
          <table:table-cell table:number-columns-repeated="3"/>
        </table:table-row>
        <table:table-row table:style-name="ro1">
          <table:table-cell office:value-type="string">
            <text:p>GWI_UP_C_T1</text:p>
          </table:table-cell>
          <table:table-cell office:value-type="float" office:value="26609">
            <text:p>26609</text:p>
          </table:table-cell>
          <table:table-cell office:value-type="time" office:time-value="PT21H16M32S">
            <text:p>09:16:32 PM</text:p>
          </table:table-cell>
          <table:table-cell office:value-type="float" office:value="0.00000007110899">
            <text:p>7.11E-008</text:p>
          </table:table-cell>
          <table:table-cell office:value-type="float" office:value="0.00000003326725">
            <text:p>3.33E-008</text:p>
          </table:table-cell>
          <table:table-cell office:value-type="float" office:value="0.000000001385112">
            <text:p>1.39E-009</text:p>
          </table:table-cell>
          <table:table-cell office:value-type="float" office:value="0.0000000005006383">
            <text:p>5.01E-010</text:p>
          </table:table-cell>
          <table:table-cell office:value-type="float" office:value="0.000000000041081">
            <text:p>4.11E-011</text:p>
          </table:table-cell>
          <table:table-cell office:value-type="float" office:value="51.33808">
            <text:p>51.33808</text:p>
          </table:table-cell>
          <table:table-cell office:value-type="float" office:value="24.01774">
            <text:p>24.01774</text:p>
          </table:table-cell>
          <table:table-cell office:value-type="float" office:value="0.007040436">
            <text:p>0.007040436</text:p>
          </table:table-cell>
          <table:table-cell office:value-type="float" office:value="0.0005777188">
            <text:p>0.0005777188</text:p>
          </table:table-cell>
          <table:table-cell table:number-columns-repeated="3"/>
        </table:table-row>
        <table:table-row table:style-name="ro1">
          <table:table-cell office:value-type="string">
            <text:p>GWI_UP_C_T1</text:p>
          </table:table-cell>
          <table:table-cell office:value-type="float" office:value="26649">
            <text:p>26649</text:p>
          </table:table-cell>
          <table:table-cell office:value-type="time" office:time-value="PT21H16M44S">
            <text:p>09:16:44 PM</text:p>
          </table:table-cell>
          <table:table-cell office:value-type="float" office:value="0.00000007101779">
            <text:p>7.10E-008</text:p>
          </table:table-cell>
          <table:table-cell office:value-type="float" office:value="0.00000003321118">
            <text:p>3.32E-008</text:p>
          </table:table-cell>
          <table:table-cell office:value-type="float" office:value="0.000000001385623">
            <text:p>1.39E-009</text:p>
          </table:table-cell>
          <table:table-cell office:value-type="float" office:value="0.0000000004987704">
            <text:p>4.99E-010</text:p>
          </table:table-cell>
          <table:table-cell office:value-type="float" office:value="0.00000000004075619">
            <text:p>4.08E-011</text:p>
          </table:table-cell>
          <table:table-cell office:value-type="float" office:value="51.25333">
            <text:p>51.25333</text:p>
          </table:table-cell>
          <table:table-cell office:value-type="float" office:value="23.96841">
            <text:p>23.96841</text:p>
          </table:table-cell>
          <table:table-cell office:value-type="float" office:value="0.007023176">
            <text:p>0.007023176</text:p>
          </table:table-cell>
          <table:table-cell office:value-type="float" office:value="0.0005738871">
            <text:p>0.0005738871</text:p>
          </table:table-cell>
          <table:table-cell table:number-columns-repeated="3"/>
        </table:table-row>
        <table:table-row table:style-name="ro1">
          <table:table-cell office:value-type="string">
            <text:p>GWI_UP_C_T1</text:p>
          </table:table-cell>
          <table:table-cell office:value-type="float" office:value="26686">
            <text:p>26686</text:p>
          </table:table-cell>
          <table:table-cell office:value-type="time" office:time-value="PT21H16M56S">
            <text:p>09:16:56 PM</text:p>
          </table:table-cell>
          <table:table-cell office:value-type="float" office:value="0.00000007090681">
            <text:p>7.09E-008</text:p>
          </table:table-cell>
          <table:table-cell office:value-type="float" office:value="0.00000003319806">
            <text:p>3.32E-008</text:p>
          </table:table-cell>
          <table:table-cell office:value-type="float" office:value="0.000000001381435">
            <text:p>1.38E-009</text:p>
          </table:table-cell>
          <table:table-cell office:value-type="float" office:value="0.0000000004990353">
            <text:p>4.99E-010</text:p>
          </table:table-cell>
          <table:table-cell office:value-type="float" office:value="0.00000000004045579">
            <text:p>4.05E-011</text:p>
          </table:table-cell>
          <table:table-cell office:value-type="float" office:value="51.32836">
            <text:p>51.32836</text:p>
          </table:table-cell>
          <table:table-cell office:value-type="float" office:value="24.03157">
            <text:p>24.03157</text:p>
          </table:table-cell>
          <table:table-cell office:value-type="float" office:value="0.007037903">
            <text:p>0.007037903</text:p>
          </table:table-cell>
          <table:table-cell office:value-type="float" office:value="0.0005705487">
            <text:p>0.0005705487</text:p>
          </table:table-cell>
          <table:table-cell table:number-columns-repeated="3"/>
        </table:table-row>
        <table:table-row table:style-name="ro1">
          <table:table-cell office:value-type="string">
            <text:p>GWI_UP_C_T2</text:p>
          </table:table-cell>
          <table:table-cell office:value-type="float" office:value="26974">
            <text:p>26974</text:p>
          </table:table-cell>
          <table:table-cell office:value-type="time" office:time-value="PT21H18M24S">
            <text:p>09:18:24 PM</text:p>
          </table:table-cell>
          <table:table-cell office:value-type="float" office:value="0.00000007074203">
            <text:p>7.07E-008</text:p>
          </table:table-cell>
          <table:table-cell office:value-type="float" office:value="0.00000003324143">
            <text:p>3.32E-008</text:p>
          </table:table-cell>
          <table:table-cell office:value-type="float" office:value="0.000000001379253">
            <text:p>1.38E-009</text:p>
          </table:table-cell>
          <table:table-cell office:value-type="float" office:value="0.0000000005027372">
            <text:p>5.03E-010</text:p>
          </table:table-cell>
          <table:table-cell office:value-type="float" office:value="0.00000000004077406">
            <text:p>4.08E-011</text:p>
          </table:table-cell>
          <table:table-cell office:value-type="float" office:value="51.29012">
            <text:p>51.29012</text:p>
          </table:table-cell>
          <table:table-cell office:value-type="float" office:value="24.10105">
            <text:p>24.10105</text:p>
          </table:table-cell>
          <table:table-cell office:value-type="float" office:value="0.007106627">
            <text:p>0.007106627</text:p>
          </table:table-cell>
          <table:table-cell office:value-type="float" office:value="0.0005763769">
            <text:p>0.0005763769</text:p>
          </table:table-cell>
          <table:table-cell table:number-columns-repeated="3"/>
        </table:table-row>
        <table:table-row table:style-name="ro1">
          <table:table-cell office:value-type="string">
            <text:p>GWI_UP_C_T2</text:p>
          </table:table-cell>
          <table:table-cell office:value-type="float" office:value="27009">
            <text:p>27009</text:p>
          </table:table-cell>
          <table:table-cell office:value-type="time" office:time-value="PT21H18M35S">
            <text:p>09:18:35 PM</text:p>
          </table:table-cell>
          <table:table-cell office:value-type="float" office:value="0.00000007073102">
            <text:p>7.07E-008</text:p>
          </table:table-cell>
          <table:table-cell office:value-type="float" office:value="0.00000003320492">
            <text:p>3.32E-008</text:p>
          </table:table-cell>
          <table:table-cell office:value-type="float" office:value="0.000000001380485">
            <text:p>1.38E-009</text:p>
          </table:table-cell>
          <table:table-cell office:value-type="float" office:value="0.00000000050223">
            <text:p>5.02E-010</text:p>
          </table:table-cell>
          <table:table-cell office:value-type="float" office:value="0.00000000004101491">
            <text:p>4.10E-011</text:p>
          </table:table-cell>
          <table:table-cell office:value-type="float" office:value="51.23637">
            <text:p>51.23637</text:p>
          </table:table-cell>
          <table:table-cell office:value-type="float" office:value="24.05309">
            <text:p>24.05309</text:p>
          </table:table-cell>
          <table:table-cell office:value-type="float" office:value="0.007100563">
            <text:p>0.007100563</text:p>
          </table:table-cell>
          <table:table-cell office:value-type="float" office:value="0.0005798716">
            <text:p>0.0005798716</text:p>
          </table:table-cell>
          <table:table-cell table:number-columns-repeated="3"/>
        </table:table-row>
        <table:table-row table:style-name="ro1">
          <table:table-cell office:value-type="string">
            <text:p>GWI_UP_C_T2</text:p>
          </table:table-cell>
          <table:table-cell office:value-type="float" office:value="27039">
            <text:p>27039</text:p>
          </table:table-cell>
          <table:table-cell office:value-type="time" office:time-value="PT21H18M44S">
            <text:p>09:18:44 PM</text:p>
          </table:table-cell>
          <table:table-cell office:value-type="float" office:value="0.00000007072336">
            <text:p>7.07E-008</text:p>
          </table:table-cell>
          <table:table-cell office:value-type="float" office:value="0.00000003319519">
            <text:p>3.32E-008</text:p>
          </table:table-cell>
          <table:table-cell office:value-type="float" office:value="0.00000000138067">
            <text:p>1.38E-009</text:p>
          </table:table-cell>
          <table:table-cell office:value-type="float" office:value="0.0000000005031126">
            <text:p>5.03E-010</text:p>
          </table:table-cell>
          <table:table-cell office:value-type="float" office:value="0.00000000004023709">
            <text:p>4.02E-011</text:p>
          </table:table-cell>
          <table:table-cell office:value-type="float" office:value="51.22394">
            <text:p>51.22394</text:p>
          </table:table-cell>
          <table:table-cell office:value-type="float" office:value="24.04281">
            <text:p>24.04281</text:p>
          </table:table-cell>
          <table:table-cell office:value-type="float" office:value="0.007113811">
            <text:p>0.007113811</text:p>
          </table:table-cell>
          <table:table-cell office:value-type="float" office:value="0.0005689364">
            <text:p>0.0005689364</text:p>
          </table:table-cell>
          <table:table-cell table:number-columns-repeated="3"/>
        </table:table-row>
        <table:table-row table:style-name="ro1">
          <table:table-cell office:value-type="string">
            <text:p>GWI_UP_C_T3</text:p>
          </table:table-cell>
          <table:table-cell office:value-type="float" office:value="27388">
            <text:p>27388</text:p>
          </table:table-cell>
          <table:table-cell office:value-type="time" office:time-value="PT21H20M30S">
            <text:p>09:20:30 PM</text:p>
          </table:table-cell>
          <table:table-cell office:value-type="float" office:value="0.00000007077506">
            <text:p>7.08E-008</text:p>
          </table:table-cell>
          <table:table-cell office:value-type="float" office:value="0.00000003304915">
            <text:p>3.30E-008</text:p>
          </table:table-cell>
          <table:table-cell office:value-type="float" office:value="0.000000001375143">
            <text:p>1.38E-009</text:p>
          </table:table-cell>
          <table:table-cell office:value-type="float" office:value="0.0000000005155139">
            <text:p>5.16E-010</text:p>
          </table:table-cell>
          <table:table-cell office:value-type="float" office:value="0.00000000004089168">
            <text:p>4.09E-011</text:p>
          </table:table-cell>
          <table:table-cell office:value-type="float" office:value="51.46741">
            <text:p>51.46741</text:p>
          </table:table-cell>
          <table:table-cell office:value-type="float" office:value="24.03325">
            <text:p>24.03325</text:p>
          </table:table-cell>
          <table:table-cell office:value-type="float" office:value="0.007283835">
            <text:p>0.007283835</text:p>
          </table:table-cell>
          <table:table-cell office:value-type="float" office:value="0.0005777696">
            <text:p>0.0005777696</text:p>
          </table:table-cell>
          <table:table-cell table:number-columns-repeated="3"/>
        </table:table-row>
        <table:table-row table:style-name="ro1">
          <table:table-cell office:value-type="string">
            <text:p>GWI_UP_C_T3</text:p>
          </table:table-cell>
          <table:table-cell office:value-type="float" office:value="27435">
            <text:p>27435</text:p>
          </table:table-cell>
          <table:table-cell office:value-type="time" office:time-value="PT21H20M44S">
            <text:p>09:20:44 PM</text:p>
          </table:table-cell>
          <table:table-cell office:value-type="float" office:value="0.00000007073042">
            <text:p>7.07E-008</text:p>
          </table:table-cell>
          <table:table-cell office:value-type="float" office:value="0.00000003304373">
            <text:p>3.30E-008</text:p>
          </table:table-cell>
          <table:table-cell office:value-type="float" office:value="0.000000001375779">
            <text:p>1.38E-009</text:p>
          </table:table-cell>
          <table:table-cell office:value-type="float" office:value="0.0000000005170267">
            <text:p>5.17E-010</text:p>
          </table:table-cell>
          <table:table-cell office:value-type="float" office:value="0.00000000004044252">
            <text:p>4.04E-011</text:p>
          </table:table-cell>
          <table:table-cell office:value-type="float" office:value="51.41116">
            <text:p>51.41116</text:p>
          </table:table-cell>
          <table:table-cell office:value-type="float" office:value="24.01819">
            <text:p>24.01819</text:p>
          </table:table-cell>
          <table:table-cell office:value-type="float" office:value="0.007309821">
            <text:p>0.007309821</text:p>
          </table:table-cell>
          <table:table-cell office:value-type="float" office:value="0.000571784">
            <text:p>0.000571784</text:p>
          </table:table-cell>
          <table:table-cell table:number-columns-repeated="3"/>
        </table:table-row>
        <table:table-row table:style-name="ro1">
          <table:table-cell office:value-type="string">
            <text:p>GWI_UP_C_T3</text:p>
          </table:table-cell>
          <table:table-cell office:value-type="float" office:value="27472">
            <text:p>27472</text:p>
          </table:table-cell>
          <table:table-cell office:value-type="time" office:time-value="PT21H20M55S">
            <text:p>09:20:55 PM</text:p>
          </table:table-cell>
          <table:table-cell office:value-type="float" office:value="0.00000007068767">
            <text:p>7.07E-008</text:p>
          </table:table-cell>
          <table:table-cell office:value-type="float" office:value="0.0000000330213">
            <text:p>3.30E-008</text:p>
          </table:table-cell>
          <table:table-cell office:value-type="float" office:value="0.000000001374744">
            <text:p>1.37E-009</text:p>
          </table:table-cell>
          <table:table-cell office:value-type="float" office:value="0.0000000005149668">
            <text:p>5.15E-010</text:p>
          </table:table-cell>
          <table:table-cell office:value-type="float" office:value="0.00000000004054188">
            <text:p>4.05E-011</text:p>
          </table:table-cell>
          <table:table-cell office:value-type="float" office:value="51.41878">
            <text:p>51.41878</text:p>
          </table:table-cell>
          <table:table-cell office:value-type="float" office:value="24.01996">
            <text:p>24.01996</text:p>
          </table:table-cell>
          <table:table-cell office:value-type="float" office:value="0.007285101">
            <text:p>0.007285101</text:p>
          </table:table-cell>
          <table:table-cell office:value-type="float" office:value="0.0005735353">
            <text:p>0.0005735353</text:p>
          </table:table-cell>
          <table:table-cell table:number-columns-repeated="3"/>
        </table:table-row>
        <table:table-row table:style-name="ro1">
          <table:table-cell office:value-type="string">
            <text:p>GWI_UP_C_T4</text:p>
          </table:table-cell>
          <table:table-cell office:value-type="float" office:value="27786">
            <text:p>27786</text:p>
          </table:table-cell>
          <table:table-cell office:value-type="time" office:time-value="PT21H22M31S">
            <text:p>09:22:31 PM</text:p>
          </table:table-cell>
          <table:table-cell office:value-type="float" office:value="0.00000007092125">
            <text:p>7.09E-008</text:p>
          </table:table-cell>
          <table:table-cell office:value-type="float" office:value="0.00000003313363">
            <text:p>3.31E-008</text:p>
          </table:table-cell>
          <table:table-cell office:value-type="float" office:value="0.00000000137706">
            <text:p>1.38E-009</text:p>
          </table:table-cell>
          <table:table-cell office:value-type="float" office:value="0.0000000005437006">
            <text:p>5.44E-010</text:p>
          </table:table-cell>
          <table:table-cell office:value-type="float" office:value="0.00000000004158665">
            <text:p>4.16E-011</text:p>
          </table:table-cell>
          <table:table-cell office:value-type="float" office:value="51.50194">
            <text:p>51.50194</text:p>
          </table:table-cell>
          <table:table-cell office:value-type="float" office:value="24.06114">
            <text:p>24.06114</text:p>
          </table:table-cell>
          <table:table-cell office:value-type="float" office:value="0.007666258">
            <text:p>0.007666258</text:p>
          </table:table-cell>
          <table:table-cell office:value-type="float" office:value="0.0005863779">
            <text:p>0.0005863779</text:p>
          </table:table-cell>
          <table:table-cell table:number-columns-repeated="3"/>
        </table:table-row>
        <table:table-row table:style-name="ro1">
          <table:table-cell office:value-type="string">
            <text:p>GWI_UP_C_T4</text:p>
          </table:table-cell>
          <table:table-cell office:value-type="float" office:value="27805">
            <text:p>27805</text:p>
          </table:table-cell>
          <table:table-cell office:value-type="time" office:time-value="PT21H22M37S">
            <text:p>09:22:37 PM</text:p>
          </table:table-cell>
          <table:table-cell office:value-type="float" office:value="0.00000007088815">
            <text:p>7.09E-008</text:p>
          </table:table-cell>
          <table:table-cell office:value-type="float" office:value="0.0000000331176">
            <text:p>3.31E-008</text:p>
          </table:table-cell>
          <table:table-cell office:value-type="float" office:value="0.000000001378012">
            <text:p>1.38E-009</text:p>
          </table:table-cell>
          <table:table-cell office:value-type="float" office:value="0.0000000005428757">
            <text:p>5.43E-010</text:p>
          </table:table-cell>
          <table:table-cell office:value-type="float" office:value="0.00000000004182861">
            <text:p>4.18E-011</text:p>
          </table:table-cell>
          <table:table-cell office:value-type="float" office:value="51.44232">
            <text:p>51.44232</text:p>
          </table:table-cell>
          <table:table-cell office:value-type="float" office:value="24.03287">
            <text:p>24.03287</text:p>
          </table:table-cell>
          <table:table-cell office:value-type="float" office:value="0.007658202">
            <text:p>0.007658202</text:p>
          </table:table-cell>
          <table:table-cell office:value-type="float" office:value="0.000590065">
            <text:p>0.000590065</text:p>
          </table:table-cell>
          <table:table-cell table:number-columns-repeated="3"/>
        </table:table-row>
        <table:table-row table:style-name="ro1">
          <table:table-cell office:value-type="string">
            <text:p>GWI_UP_C_T4</text:p>
          </table:table-cell>
          <table:table-cell office:value-type="float" office:value="27848">
            <text:p>27848</text:p>
          </table:table-cell>
          <table:table-cell office:value-type="time" office:time-value="PT21H22M50S">
            <text:p>09:22:50 PM</text:p>
          </table:table-cell>
          <table:table-cell office:value-type="float" office:value="0.00000007084594">
            <text:p>7.08E-008</text:p>
          </table:table-cell>
          <table:table-cell office:value-type="float" office:value="0.00000003310229">
            <text:p>3.31E-008</text:p>
          </table:table-cell>
          <table:table-cell office:value-type="float" office:value="0.000000001375705">
            <text:p>1.38E-009</text:p>
          </table:table-cell>
          <table:table-cell office:value-type="float" office:value="0.0000000005406662">
            <text:p>5.41E-010</text:p>
          </table:table-cell>
          <table:table-cell office:value-type="float" office:value="0.0000000000414019">
            <text:p>4.14E-011</text:p>
          </table:table-cell>
          <table:table-cell office:value-type="float" office:value="51.49793">
            <text:p>51.49793</text:p>
          </table:table-cell>
          <table:table-cell office:value-type="float" office:value="24.06207">
            <text:p>24.06207</text:p>
          </table:table-cell>
          <table:table-cell office:value-type="float" office:value="0.007631577">
            <text:p>0.007631577</text:p>
          </table:table-cell>
          <table:table-cell office:value-type="float" office:value="0.0005843934">
            <text:p>0.0005843934</text:p>
          </table:table-cell>
          <table:table-cell table:number-columns-repeated="3"/>
        </table:table-row>
        <table:table-row table:style-name="ro1">
          <table:table-cell office:value-type="string">
            <text:p>GWI_UP_C_T5</text:p>
          </table:table-cell>
          <table:table-cell office:value-type="float" office:value="28213">
            <text:p>28213</text:p>
          </table:table-cell>
          <table:table-cell office:value-type="time" office:time-value="PT21H24M41S">
            <text:p>09:24:41 PM</text:p>
          </table:table-cell>
          <table:table-cell office:value-type="float" office:value="0.00000007091501">
            <text:p>7.09E-008</text:p>
          </table:table-cell>
          <table:table-cell office:value-type="float" office:value="0.00000003228525">
            <text:p>3.23E-008</text:p>
          </table:table-cell>
          <table:table-cell office:value-type="float" office:value="0.000000001373735">
            <text:p>1.37E-009</text:p>
          </table:table-cell>
          <table:table-cell office:value-type="float" office:value="0.0000000006271536">
            <text:p>6.27E-010</text:p>
          </table:table-cell>
          <table:table-cell office:value-type="float" office:value="0.00000000004691468">
            <text:p>4.69E-011</text:p>
          </table:table-cell>
          <table:table-cell office:value-type="float" office:value="51.62204">
            <text:p>51.62204</text:p>
          </table:table-cell>
          <table:table-cell office:value-type="float" office:value="23.5018">
            <text:p>23.5018</text:p>
          </table:table-cell>
          <table:table-cell office:value-type="float" office:value="0.008843736">
            <text:p>0.008843736</text:p>
          </table:table-cell>
          <table:table-cell office:value-type="float" office:value="0.000661562">
            <text:p>0.000661562</text:p>
          </table:table-cell>
          <table:table-cell table:number-columns-repeated="3"/>
        </table:table-row>
        <table:table-row table:style-name="ro1">
          <table:table-cell office:value-type="string">
            <text:p>GWI_UP_C_T5</text:p>
          </table:table-cell>
          <table:table-cell office:value-type="float" office:value="28248">
            <text:p>28248</text:p>
          </table:table-cell>
          <table:table-cell office:value-type="time" office:time-value="PT21H24M52S">
            <text:p>09:24:52 PM</text:p>
          </table:table-cell>
          <table:table-cell office:value-type="float" office:value="0.00000007083043">
            <text:p>7.08E-008</text:p>
          </table:table-cell>
          <table:table-cell office:value-type="float" office:value="0.00000003228709">
            <text:p>3.23E-008</text:p>
          </table:table-cell>
          <table:table-cell office:value-type="float" office:value="0.000000001371022">
            <text:p>1.37E-009</text:p>
          </table:table-cell>
          <table:table-cell office:value-type="float" office:value="0.0000000006251994">
            <text:p>6.25E-010</text:p>
          </table:table-cell>
          <table:table-cell office:value-type="float" office:value="0.00000000004621018">
            <text:p>4.62E-011</text:p>
          </table:table-cell>
          <table:table-cell office:value-type="float" office:value="51.66249">
            <text:p>51.66249</text:p>
          </table:table-cell>
          <table:table-cell office:value-type="float" office:value="23.54965">
            <text:p>23.54965</text:p>
          </table:table-cell>
          <table:table-cell office:value-type="float" office:value="0.008826707">
            <text:p>0.008826707</text:p>
          </table:table-cell>
          <table:table-cell office:value-type="float" office:value="0.0006524057">
            <text:p>0.0006524057</text:p>
          </table:table-cell>
          <table:table-cell table:number-columns-repeated="3"/>
        </table:table-row>
        <table:table-row table:style-name="ro1">
          <table:table-cell office:value-type="string">
            <text:p>GWI_UP_C_T5</text:p>
          </table:table-cell>
          <table:table-cell office:value-type="float" office:value="28277">
            <text:p>28277</text:p>
          </table:table-cell>
          <table:table-cell office:value-type="time" office:time-value="PT21H25M01S">
            <text:p>09:25:01 PM</text:p>
          </table:table-cell>
          <table:table-cell office:value-type="float" office:value="0.00000007078454">
            <text:p>7.08E-008</text:p>
          </table:table-cell>
          <table:table-cell office:value-type="float" office:value="0.00000003226007">
            <text:p>3.23E-008</text:p>
          </table:table-cell>
          <table:table-cell office:value-type="float" office:value="0.000000001371949">
            <text:p>1.37E-009</text:p>
          </table:table-cell>
          <table:table-cell office:value-type="float" office:value="0.0000000006241474">
            <text:p>6.24E-010</text:p>
          </table:table-cell>
          <table:table-cell office:value-type="float" office:value="0.00000000004671004">
            <text:p>4.67E-011</text:p>
          </table:table-cell>
          <table:table-cell office:value-type="float" office:value="51.59415">
            <text:p>51.59415</text:p>
          </table:table-cell>
          <table:table-cell office:value-type="float" office:value="23.51404">
            <text:p>23.51404</text:p>
          </table:table-cell>
          <table:table-cell office:value-type="float" office:value="0.008817567">
            <text:p>0.008817567</text:p>
          </table:table-cell>
          <table:table-cell office:value-type="float" office:value="0.0006598903">
            <text:p>0.0006598903</text:p>
          </table:table-cell>
          <table:table-cell table:number-columns-repeated="3"/>
        </table:table-row>
        <table:table-row table:style-name="ro1">
          <table:table-cell office:value-type="string">
            <text:p>GWI_UP_C_T6</text:p>
          </table:table-cell>
          <table:table-cell office:value-type="float" office:value="28608">
            <text:p>28608</text:p>
          </table:table-cell>
          <table:table-cell office:value-type="time" office:time-value="PT21H26M41S">
            <text:p>09:26:41 PM</text:p>
          </table:table-cell>
          <table:table-cell office:value-type="float" office:value="0.00000007055646">
            <text:p>7.06E-008</text:p>
          </table:table-cell>
          <table:table-cell office:value-type="float" office:value="0.00000003296857">
            <text:p>3.30E-008</text:p>
          </table:table-cell>
          <table:table-cell office:value-type="float" office:value="0.000000001375118">
            <text:p>1.38E-009</text:p>
          </table:table-cell>
          <table:table-cell office:value-type="float" office:value="0.0000000006323435">
            <text:p>6.32E-010</text:p>
          </table:table-cell>
          <table:table-cell office:value-type="float" office:value="0.00000000005028796">
            <text:p>5.03E-011</text:p>
          </table:table-cell>
          <table:table-cell office:value-type="float" office:value="51.30939">
            <text:p>51.30939</text:p>
          </table:table-cell>
          <table:table-cell office:value-type="float" office:value="23.97509">
            <text:p>23.97509</text:p>
          </table:table-cell>
          <table:table-cell office:value-type="float" office:value="0.008962234">
            <text:p>0.008962234</text:p>
          </table:table-cell>
          <table:table-cell office:value-type="float" office:value="0.0007127336">
            <text:p>0.0007127336</text:p>
          </table:table-cell>
          <table:table-cell table:number-columns-repeated="3"/>
        </table:table-row>
        <table:table-row table:style-name="ro1">
          <table:table-cell office:value-type="string">
            <text:p>GWI_UP_C_T6</text:p>
          </table:table-cell>
          <table:table-cell office:value-type="float" office:value="28643">
            <text:p>28643</text:p>
          </table:table-cell>
          <table:table-cell office:value-type="time" office:time-value="PT21H26M52S">
            <text:p>09:26:52 PM</text:p>
          </table:table-cell>
          <table:table-cell office:value-type="float" office:value="0.00000007051153">
            <text:p>7.05E-008</text:p>
          </table:table-cell>
          <table:table-cell office:value-type="float" office:value="0.00000003296104">
            <text:p>3.30E-008</text:p>
          </table:table-cell>
          <table:table-cell office:value-type="float" office:value="0.000000001371907">
            <text:p>1.37E-009</text:p>
          </table:table-cell>
          <table:table-cell office:value-type="float" office:value="0.0000000006319761">
            <text:p>6.32E-010</text:p>
          </table:table-cell>
          <table:table-cell office:value-type="float" office:value="0.00000000005002921">
            <text:p>5.00E-011</text:p>
          </table:table-cell>
          <table:table-cell office:value-type="float" office:value="51.39673">
            <text:p>51.39673</text:p>
          </table:table-cell>
          <table:table-cell office:value-type="float" office:value="24.02571">
            <text:p>24.02571</text:p>
          </table:table-cell>
          <table:table-cell office:value-type="float" office:value="0.008962734">
            <text:p>0.008962734</text:p>
          </table:table-cell>
          <table:table-cell office:value-type="float" office:value="0.0007095181">
            <text:p>0.0007095181</text:p>
          </table:table-cell>
          <table:table-cell table:number-columns-repeated="3"/>
        </table:table-row>
        <table:table-row table:style-name="ro1">
          <table:table-cell office:value-type="string">
            <text:p>GWI_UP_C_T6</text:p>
          </table:table-cell>
          <table:table-cell office:value-type="float" office:value="28676">
            <text:p>28676</text:p>
          </table:table-cell>
          <table:table-cell office:value-type="time" office:time-value="PT21H27M02S">
            <text:p>09:27:02 PM</text:p>
          </table:table-cell>
          <table:table-cell office:value-type="float" office:value="0.0000000704002">
            <text:p>7.04E-008</text:p>
          </table:table-cell>
          <table:table-cell office:value-type="float" office:value="0.00000003291396">
            <text:p>3.29E-008</text:p>
          </table:table-cell>
          <table:table-cell office:value-type="float" office:value="0.000000001369304">
            <text:p>1.37E-009</text:p>
          </table:table-cell>
          <table:table-cell office:value-type="float" office:value="0.0000000006306181">
            <text:p>6.31E-010</text:p>
          </table:table-cell>
          <table:table-cell office:value-type="float" office:value="0.00000000004983358">
            <text:p>4.98E-011</text:p>
          </table:table-cell>
          <table:table-cell office:value-type="float" office:value="51.41313">
            <text:p>51.41313</text:p>
          </table:table-cell>
          <table:table-cell office:value-type="float" office:value="24.037">
            <text:p>24.037</text:p>
          </table:table-cell>
          <table:table-cell office:value-type="float" office:value="0.008957618">
            <text:p>0.008957618</text:p>
          </table:table-cell>
          <table:table-cell office:value-type="float" office:value="0.0007078614">
            <text:p>0.000707861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9368">
            <text:p>29368</text:p>
          </table:table-cell>
          <table:table-cell office:value-type="time" office:time-value="PT21H30M34S">
            <text:p>09:30:34 PM</text:p>
          </table:table-cell>
          <table:table-cell office:value-type="float" office:value="0.00000007497052">
            <text:p>7.50E-008</text:p>
          </table:table-cell>
          <table:table-cell office:value-type="float" office:value="0.0000000367211">
            <text:p>3.67E-008</text:p>
          </table:table-cell>
          <table:table-cell office:value-type="float" office:value="0.000000001473634">
            <text:p>1.47E-009</text:p>
          </table:table-cell>
          <table:table-cell office:value-type="float" office:value="0.0000000005265803">
            <text:p>5.27E-010</text:p>
          </table:table-cell>
          <table:table-cell office:value-type="float" office:value="0.00000000004307997">
            <text:p>4.31E-011</text:p>
          </table:table-cell>
          <table:table-cell office:value-type="float" office:value="50.8746">
            <text:p>50.8746</text:p>
          </table:table-cell>
          <table:table-cell office:value-type="float" office:value="24.91875">
            <text:p>24.91875</text:p>
          </table:table-cell>
          <table:table-cell office:value-type="float" office:value="0.007023832">
            <text:p>0.007023832</text:p>
          </table:table-cell>
          <table:table-cell office:value-type="float" office:value="0.0005746255">
            <text:p>0.000574625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9451">
            <text:p>29451</text:p>
          </table:table-cell>
          <table:table-cell office:value-type="time" office:time-value="PT21H30M59S">
            <text:p>09:30:59 PM</text:p>
          </table:table-cell>
          <table:table-cell office:value-type="float" office:value="0.00000007496092">
            <text:p>7.50E-008</text:p>
          </table:table-cell>
          <table:table-cell office:value-type="float" office:value="0.00000003669951">
            <text:p>3.67E-008</text:p>
          </table:table-cell>
          <table:table-cell office:value-type="float" office:value="0.00000000147278">
            <text:p>1.47E-009</text:p>
          </table:table-cell>
          <table:table-cell office:value-type="float" office:value="0.0000000005267782">
            <text:p>5.27E-010</text:p>
          </table:table-cell>
          <table:table-cell office:value-type="float" office:value="0.00000000004300501">
            <text:p>4.30E-011</text:p>
          </table:table-cell>
          <table:table-cell office:value-type="float" office:value="50.89756">
            <text:p>50.89756</text:p>
          </table:table-cell>
          <table:table-cell office:value-type="float" office:value="24.91853">
            <text:p>24.91853</text:p>
          </table:table-cell>
          <table:table-cell office:value-type="float" office:value="0.007027371">
            <text:p>0.007027371</text:p>
          </table:table-cell>
          <table:table-cell office:value-type="float" office:value="0.000573699">
            <text:p>0.00057369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9499">
            <text:p>29499</text:p>
          </table:table-cell>
          <table:table-cell office:value-type="time" office:time-value="PT21H31M14S">
            <text:p>09:31:14 PM</text:p>
          </table:table-cell>
          <table:table-cell office:value-type="float" office:value="0.00000007491379">
            <text:p>7.49E-008</text:p>
          </table:table-cell>
          <table:table-cell office:value-type="float" office:value="0.00000003668156">
            <text:p>3.67E-008</text:p>
          </table:table-cell>
          <table:table-cell office:value-type="float" office:value="0.000000001470484">
            <text:p>1.47E-009</text:p>
          </table:table-cell>
          <table:table-cell office:value-type="float" office:value="0.0000000005252603">
            <text:p>5.25E-010</text:p>
          </table:table-cell>
          <table:table-cell office:value-type="float" office:value="0.00000000004326427">
            <text:p>4.33E-011</text:p>
          </table:table-cell>
          <table:table-cell office:value-type="float" office:value="50.945">
            <text:p>50.945</text:p>
          </table:table-cell>
          <table:table-cell office:value-type="float" office:value="24.94523">
            <text:p>24.94523</text:p>
          </table:table-cell>
          <table:table-cell office:value-type="float" office:value="0.00701153">
            <text:p>0.00701153</text:p>
          </table:table-cell>
          <table:table-cell office:value-type="float" office:value="0.0005775208">
            <text:p>0.0005775208</text:p>
          </table:table-cell>
          <table:table-cell table:number-columns-repeated="3"/>
        </table:table-row>
        <table:table-row table:style-name="ro1">
          <table:table-cell office:value-type="string">
            <text:p>GWI_TR_A_T0</text:p>
          </table:table-cell>
          <table:table-cell office:value-type="float" office:value="29841">
            <text:p>29841</text:p>
          </table:table-cell>
          <table:table-cell office:value-type="time" office:time-value="PT21H32M59S">
            <text:p>09:32:59 PM</text:p>
          </table:table-cell>
          <table:table-cell office:value-type="float" office:value="0.00000007135677">
            <text:p>7.14E-008</text:p>
          </table:table-cell>
          <table:table-cell office:value-type="float" office:value="0.00000003319317">
            <text:p>3.32E-008</text:p>
          </table:table-cell>
          <table:table-cell office:value-type="float" office:value="0.000000001378131">
            <text:p>1.38E-009</text:p>
          </table:table-cell>
          <table:table-cell office:value-type="float" office:value="0.0000000005008234">
            <text:p>5.01E-010</text:p>
          </table:table-cell>
          <table:table-cell office:value-type="float" office:value="0.00000000004059197">
            <text:p>4.06E-011</text:p>
          </table:table-cell>
          <table:table-cell office:value-type="float" office:value="51.77792">
            <text:p>51.77792</text:p>
          </table:table-cell>
          <table:table-cell office:value-type="float" office:value="24.08564">
            <text:p>24.08564</text:p>
          </table:table-cell>
          <table:table-cell office:value-type="float" office:value="0.007018583">
            <text:p>0.007018583</text:p>
          </table:table-cell>
          <table:table-cell office:value-type="float" office:value="0.0005688595">
            <text:p>0.0005688595</text:p>
          </table:table-cell>
          <table:table-cell table:number-columns-repeated="3"/>
        </table:table-row>
        <table:table-row table:style-name="ro1">
          <table:table-cell office:value-type="string">
            <text:p>GWI_TR_A_T0</text:p>
          </table:table-cell>
          <table:table-cell office:value-type="float" office:value="29879">
            <text:p>29879</text:p>
          </table:table-cell>
          <table:table-cell office:value-type="time" office:time-value="PT21H33M11S">
            <text:p>09:33:11 PM</text:p>
          </table:table-cell>
          <table:table-cell office:value-type="float" office:value="0.00000007131779">
            <text:p>7.13E-008</text:p>
          </table:table-cell>
          <table:table-cell office:value-type="float" office:value="0.00000003316979">
            <text:p>3.32E-008</text:p>
          </table:table-cell>
          <table:table-cell office:value-type="float" office:value="0.000000001378214">
            <text:p>1.38E-009</text:p>
          </table:table-cell>
          <table:table-cell office:value-type="float" office:value="0.0000000004990275">
            <text:p>4.99E-010</text:p>
          </table:table-cell>
          <table:table-cell office:value-type="float" office:value="0.00000000004076814">
            <text:p>4.08E-011</text:p>
          </table:table-cell>
          <table:table-cell office:value-type="float" office:value="51.74655">
            <text:p>51.74655</text:p>
          </table:table-cell>
          <table:table-cell office:value-type="float" office:value="24.06724">
            <text:p>24.06724</text:p>
          </table:table-cell>
          <table:table-cell office:value-type="float" office:value="0.006997237">
            <text:p>0.006997237</text:p>
          </table:table-cell>
          <table:table-cell office:value-type="float" office:value="0.0005716406">
            <text:p>0.0005716406</text:p>
          </table:table-cell>
          <table:table-cell table:number-columns-repeated="3"/>
        </table:table-row>
        <table:table-row table:style-name="ro1">
          <table:table-cell office:value-type="string">
            <text:p>GWI_TR_A_T0</text:p>
          </table:table-cell>
          <table:table-cell office:value-type="float" office:value="29927">
            <text:p>29927</text:p>
          </table:table-cell>
          <table:table-cell office:value-type="time" office:time-value="PT21H33M26S">
            <text:p>09:33:26 PM</text:p>
          </table:table-cell>
          <table:table-cell office:value-type="float" office:value="0.00000007131654">
            <text:p>7.13E-008</text:p>
          </table:table-cell>
          <table:table-cell office:value-type="float" office:value="0.00000003316644">
            <text:p>3.32E-008</text:p>
          </table:table-cell>
          <table:table-cell office:value-type="float" office:value="0.000000001377204">
            <text:p>1.38E-009</text:p>
          </table:table-cell>
          <table:table-cell office:value-type="float" office:value="0.000000000500316">
            <text:p>5.00E-010</text:p>
          </table:table-cell>
          <table:table-cell office:value-type="float" office:value="0.00000000004024872">
            <text:p>4.02E-011</text:p>
          </table:table-cell>
          <table:table-cell office:value-type="float" office:value="51.78357">
            <text:p>51.78357</text:p>
          </table:table-cell>
          <table:table-cell office:value-type="float" office:value="24.08245">
            <text:p>24.08245</text:p>
          </table:table-cell>
          <table:table-cell office:value-type="float" office:value="0.007015427">
            <text:p>0.007015427</text:p>
          </table:table-cell>
          <table:table-cell office:value-type="float" office:value="0.0005643673">
            <text:p>0.0005643673</text:p>
          </table:table-cell>
          <table:table-cell table:number-columns-repeated="3"/>
        </table:table-row>
        <table:table-row table:style-name="ro1">
          <table:table-cell office:value-type="string">
            <text:p>GWI_TR_A_T1</text:p>
          </table:table-cell>
          <table:table-cell office:value-type="float" office:value="30245">
            <text:p>30245</text:p>
          </table:table-cell>
          <table:table-cell office:value-type="time" office:time-value="PT21H35M03S">
            <text:p>09:35:03 PM</text:p>
          </table:table-cell>
          <table:table-cell office:value-type="float" office:value="0.00000007206139">
            <text:p>7.21E-008</text:p>
          </table:table-cell>
          <table:table-cell office:value-type="float" office:value="0.00000003339114">
            <text:p>3.34E-008</text:p>
          </table:table-cell>
          <table:table-cell office:value-type="float" office:value="0.000000001390417">
            <text:p>1.39E-009</text:p>
          </table:table-cell>
          <table:table-cell office:value-type="float" office:value="0.0000000005441039">
            <text:p>5.44E-010</text:p>
          </table:table-cell>
          <table:table-cell office:value-type="float" office:value="0.00000000004150752">
            <text:p>4.15E-011</text:p>
          </table:table-cell>
          <table:table-cell office:value-type="float" office:value="51.82719">
            <text:p>51.82719</text:p>
          </table:table-cell>
          <table:table-cell office:value-type="float" office:value="24.0152">
            <text:p>24.0152</text:p>
          </table:table-cell>
          <table:table-cell office:value-type="float" office:value="0.00755056">
            <text:p>0.00755056</text:p>
          </table:table-cell>
          <table:table-cell office:value-type="float" office:value="0.0005760022">
            <text:p>0.0005760022</text:p>
          </table:table-cell>
          <table:table-cell table:number-columns-repeated="3"/>
        </table:table-row>
        <table:table-row table:style-name="ro1">
          <table:table-cell office:value-type="string">
            <text:p>GWI_TR_A_T1</text:p>
          </table:table-cell>
          <table:table-cell office:value-type="float" office:value="30280">
            <text:p>30280</text:p>
          </table:table-cell>
          <table:table-cell office:value-type="time" office:time-value="PT21H35M14S">
            <text:p>09:35:14 PM</text:p>
          </table:table-cell>
          <table:table-cell office:value-type="float" office:value="0.00000007206965">
            <text:p>7.21E-008</text:p>
          </table:table-cell>
          <table:table-cell office:value-type="float" office:value="0.00000003338427">
            <text:p>3.34E-008</text:p>
          </table:table-cell>
          <table:table-cell office:value-type="float" office:value="0.000000001394797">
            <text:p>1.39E-009</text:p>
          </table:table-cell>
          <table:table-cell office:value-type="float" office:value="0.0000000005444247">
            <text:p>5.44E-010</text:p>
          </table:table-cell>
          <table:table-cell office:value-type="float" office:value="0.00000000004144881">
            <text:p>4.14E-011</text:p>
          </table:table-cell>
          <table:table-cell office:value-type="float" office:value="51.67035">
            <text:p>51.67035</text:p>
          </table:table-cell>
          <table:table-cell office:value-type="float" office:value="23.93486">
            <text:p>23.93486</text:p>
          </table:table-cell>
          <table:table-cell office:value-type="float" office:value="0.007554146">
            <text:p>0.007554146</text:p>
          </table:table-cell>
          <table:table-cell office:value-type="float" office:value="0.0005751217">
            <text:p>0.0005751217</text:p>
          </table:table-cell>
          <table:table-cell table:number-columns-repeated="3"/>
        </table:table-row>
        <table:table-row table:style-name="ro1">
          <table:table-cell office:value-type="string">
            <text:p>GWI_TR_A_T1</text:p>
          </table:table-cell>
          <table:table-cell office:value-type="float" office:value="30307">
            <text:p>30307</text:p>
          </table:table-cell>
          <table:table-cell office:value-type="time" office:time-value="PT21H35M22S">
            <text:p>09:35:22 PM</text:p>
          </table:table-cell>
          <table:table-cell office:value-type="float" office:value="0.00000007207036">
            <text:p>7.21E-008</text:p>
          </table:table-cell>
          <table:table-cell office:value-type="float" office:value="0.00000003339985">
            <text:p>3.34E-008</text:p>
          </table:table-cell>
          <table:table-cell office:value-type="float" office:value="0.000000001392422">
            <text:p>1.39E-009</text:p>
          </table:table-cell>
          <table:table-cell office:value-type="float" office:value="0.0000000005444445">
            <text:p>5.44E-010</text:p>
          </table:table-cell>
          <table:table-cell office:value-type="float" office:value="0.00000000004190363">
            <text:p>4.19E-011</text:p>
          </table:table-cell>
          <table:table-cell office:value-type="float" office:value="51.759">
            <text:p>51.759</text:p>
          </table:table-cell>
          <table:table-cell office:value-type="float" office:value="23.98688">
            <text:p>23.98688</text:p>
          </table:table-cell>
          <table:table-cell office:value-type="float" office:value="0.007554347">
            <text:p>0.007554347</text:p>
          </table:table-cell>
          <table:table-cell office:value-type="float" office:value="0.0005814267">
            <text:p>0.0005814267</text:p>
          </table:table-cell>
          <table:table-cell table:number-columns-repeated="3"/>
        </table:table-row>
        <table:table-row table:style-name="ro1">
          <table:table-cell office:value-type="string">
            <text:p>GWI_TR_B_T0</text:p>
          </table:table-cell>
          <table:table-cell office:value-type="float" office:value="30571">
            <text:p>30571</text:p>
          </table:table-cell>
          <table:table-cell office:value-type="time" office:time-value="PT21H36M43S">
            <text:p>09:36:43 PM</text:p>
          </table:table-cell>
          <table:table-cell office:value-type="float" office:value="0.00000007175058">
            <text:p>7.18E-008</text:p>
          </table:table-cell>
          <table:table-cell office:value-type="float" office:value="0.00000003326291">
            <text:p>3.33E-008</text:p>
          </table:table-cell>
          <table:table-cell office:value-type="float" office:value="0.000000001385089">
            <text:p>1.39E-009</text:p>
          </table:table-cell>
          <table:table-cell office:value-type="float" office:value="0.0000000005030195">
            <text:p>5.03E-010</text:p>
          </table:table-cell>
          <table:table-cell office:value-type="float" office:value="0.00000000004121518">
            <text:p>4.12E-011</text:p>
          </table:table-cell>
          <table:table-cell office:value-type="float" office:value="51.80213">
            <text:p>51.80213</text:p>
          </table:table-cell>
          <table:table-cell office:value-type="float" office:value="24.01499">
            <text:p>24.01499</text:p>
          </table:table-cell>
          <table:table-cell office:value-type="float" office:value="0.007010668">
            <text:p>0.007010668</text:p>
          </table:table-cell>
          <table:table-cell office:value-type="float" office:value="0.000574423">
            <text:p>0.000574423</text:p>
          </table:table-cell>
          <table:table-cell table:number-columns-repeated="3"/>
        </table:table-row>
        <table:table-row table:style-name="ro1">
          <table:table-cell office:value-type="string">
            <text:p>GWI_TR_B_T0</text:p>
          </table:table-cell>
          <table:table-cell office:value-type="float" office:value="30598">
            <text:p>30598</text:p>
          </table:table-cell>
          <table:table-cell office:value-type="time" office:time-value="PT21H36M51S">
            <text:p>09:36:51 PM</text:p>
          </table:table-cell>
          <table:table-cell office:value-type="float" office:value="0.00000007173075">
            <text:p>7.17E-008</text:p>
          </table:table-cell>
          <table:table-cell office:value-type="float" office:value="0.00000003324999">
            <text:p>3.32E-008</text:p>
          </table:table-cell>
          <table:table-cell office:value-type="float" office:value="0.000000001384759">
            <text:p>1.38E-009</text:p>
          </table:table-cell>
          <table:table-cell office:value-type="float" office:value="0.0000000005038138">
            <text:p>5.04E-010</text:p>
          </table:table-cell>
          <table:table-cell office:value-type="float" office:value="0.00000000004108714">
            <text:p>4.11E-011</text:p>
          </table:table-cell>
          <table:table-cell office:value-type="float" office:value="51.80016">
            <text:p>51.80016</text:p>
          </table:table-cell>
          <table:table-cell office:value-type="float" office:value="24.01139">
            <text:p>24.01139</text:p>
          </table:table-cell>
          <table:table-cell office:value-type="float" office:value="0.00702368">
            <text:p>0.00702368</text:p>
          </table:table-cell>
          <table:table-cell office:value-type="float" office:value="0.0005727967">
            <text:p>0.0005727967</text:p>
          </table:table-cell>
          <table:table-cell table:number-columns-repeated="3"/>
        </table:table-row>
        <table:table-row table:style-name="ro1">
          <table:table-cell office:value-type="string">
            <text:p>GWI_TR_B_T0</text:p>
          </table:table-cell>
          <table:table-cell office:value-type="float" office:value="30614">
            <text:p>30614</text:p>
          </table:table-cell>
          <table:table-cell office:value-type="time" office:time-value="PT21H36M56S">
            <text:p>09:36:56 PM</text:p>
          </table:table-cell>
          <table:table-cell office:value-type="float" office:value="0.00000007169702">
            <text:p>7.17E-008</text:p>
          </table:table-cell>
          <table:table-cell office:value-type="float" office:value="0.00000003324389">
            <text:p>3.32E-008</text:p>
          </table:table-cell>
          <table:table-cell office:value-type="float" office:value="0.000000001385027">
            <text:p>1.39E-009</text:p>
          </table:table-cell>
          <table:table-cell office:value-type="float" office:value="0.0000000005034899">
            <text:p>5.03E-010</text:p>
          </table:table-cell>
          <table:table-cell office:value-type="float" office:value="0.00000000004077692">
            <text:p>4.08E-011</text:p>
          </table:table-cell>
          <table:table-cell office:value-type="float" office:value="51.76579">
            <text:p>51.76579</text:p>
          </table:table-cell>
          <table:table-cell office:value-type="float" office:value="24.00235">
            <text:p>24.00235</text:p>
          </table:table-cell>
          <table:table-cell office:value-type="float" office:value="0.007022467">
            <text:p>0.007022467</text:p>
          </table:table-cell>
          <table:table-cell office:value-type="float" office:value="0.0005687395">
            <text:p>0.0005687395</text:p>
          </table:table-cell>
          <table:table-cell table:number-columns-repeated="3"/>
        </table:table-row>
        <table:table-row table:style-name="ro1">
          <table:table-cell office:value-type="string">
            <text:p>GWI_TR_B_T1</text:p>
          </table:table-cell>
          <table:table-cell office:value-type="float" office:value="30926">
            <text:p>30926</text:p>
          </table:table-cell>
          <table:table-cell office:value-type="time" office:time-value="PT21H38M32S">
            <text:p>09:38:32 PM</text:p>
          </table:table-cell>
          <table:table-cell office:value-type="float" office:value="0.00000007062695">
            <text:p>7.06E-008</text:p>
          </table:table-cell>
          <table:table-cell office:value-type="float" office:value="0.00000003314096">
            <text:p>3.31E-008</text:p>
          </table:table-cell>
          <table:table-cell office:value-type="float" office:value="0.000000001363007">
            <text:p>1.36E-009</text:p>
          </table:table-cell>
          <table:table-cell office:value-type="float" office:value="0.0000000005871761">
            <text:p>5.87E-010</text:p>
          </table:table-cell>
          <table:table-cell office:value-type="float" office:value="0.00000000004317724">
            <text:p>4.32E-011</text:p>
          </table:table-cell>
          <table:table-cell office:value-type="float" office:value="51.81699">
            <text:p>51.81699</text:p>
          </table:table-cell>
          <table:table-cell office:value-type="float" office:value="24.31458">
            <text:p>24.31458</text:p>
          </table:table-cell>
          <table:table-cell office:value-type="float" office:value="0.008313769">
            <text:p>0.008313769</text:p>
          </table:table-cell>
          <table:table-cell office:value-type="float" office:value="0.0006113423">
            <text:p>0.0006113423</text:p>
          </table:table-cell>
          <table:table-cell table:number-columns-repeated="3"/>
        </table:table-row>
        <table:table-row table:style-name="ro1">
          <table:table-cell office:value-type="string">
            <text:p>GWI_TR_B_T1</text:p>
          </table:table-cell>
          <table:table-cell office:value-type="float" office:value="30970">
            <text:p>30970</text:p>
          </table:table-cell>
          <table:table-cell office:value-type="time" office:time-value="PT21H38M45S">
            <text:p>09:38:45 PM</text:p>
          </table:table-cell>
          <table:table-cell office:value-type="float" office:value="0.00000007047756">
            <text:p>7.05E-008</text:p>
          </table:table-cell>
          <table:table-cell office:value-type="float" office:value="0.00000003307612">
            <text:p>3.31E-008</text:p>
          </table:table-cell>
          <table:table-cell office:value-type="float" office:value="0.00000000136146">
            <text:p>1.36E-009</text:p>
          </table:table-cell>
          <table:table-cell office:value-type="float" office:value="0.0000000005860237">
            <text:p>5.86E-010</text:p>
          </table:table-cell>
          <table:table-cell office:value-type="float" office:value="0.00000000004233931">
            <text:p>4.23E-011</text:p>
          </table:table-cell>
          <table:table-cell office:value-type="float" office:value="51.76618">
            <text:p>51.76618</text:p>
          </table:table-cell>
          <table:table-cell office:value-type="float" office:value="24.2946">
            <text:p>24.2946</text:p>
          </table:table-cell>
          <table:table-cell office:value-type="float" office:value="0.008315039">
            <text:p>0.008315039</text:p>
          </table:table-cell>
          <table:table-cell office:value-type="float" office:value="0.0006007488">
            <text:p>0.0006007488</text:p>
          </table:table-cell>
          <table:table-cell table:number-columns-repeated="3"/>
        </table:table-row>
        <table:table-row table:style-name="ro1">
          <table:table-cell office:value-type="string">
            <text:p>GWI_TR_B_T1</text:p>
          </table:table-cell>
          <table:table-cell office:value-type="float" office:value="31000">
            <text:p>31000</text:p>
          </table:table-cell>
          <table:table-cell office:value-type="time" office:time-value="PT21H38M54S">
            <text:p>09:38:54 PM</text:p>
          </table:table-cell>
          <table:table-cell office:value-type="float" office:value="0.00000007040195">
            <text:p>7.04E-008</text:p>
          </table:table-cell>
          <table:table-cell office:value-type="float" office:value="0.0000000330405">
            <text:p>3.30E-008</text:p>
          </table:table-cell>
          <table:table-cell office:value-type="float" office:value="0.000000001360379">
            <text:p>1.36E-009</text:p>
          </table:table-cell>
          <table:table-cell office:value-type="float" office:value="0.0000000005872598">
            <text:p>5.87E-010</text:p>
          </table:table-cell>
          <table:table-cell office:value-type="float" office:value="0.00000000004301989">
            <text:p>4.30E-011</text:p>
          </table:table-cell>
          <table:table-cell office:value-type="float" office:value="51.75171">
            <text:p>51.75171</text:p>
          </table:table-cell>
          <table:table-cell office:value-type="float" office:value="24.28772">
            <text:p>24.28772</text:p>
          </table:table-cell>
          <table:table-cell office:value-type="float" office:value="0.008341528">
            <text:p>0.008341528</text:p>
          </table:table-cell>
          <table:table-cell office:value-type="float" office:value="0.0006110611">
            <text:p>0.0006110611</text:p>
          </table:table-cell>
          <table:table-cell table:number-columns-repeated="3"/>
        </table:table-row>
        <table:table-row table:style-name="ro1">
          <table:table-cell office:value-type="string">
            <text:p>GWI_TR_C_T0</text:p>
          </table:table-cell>
          <table:table-cell office:value-type="float" office:value="31403">
            <text:p>31403</text:p>
          </table:table-cell>
          <table:table-cell office:value-type="time" office:time-value="PT21H40M57S">
            <text:p>09:40:57 PM</text:p>
          </table:table-cell>
          <table:table-cell office:value-type="float" office:value="0.00000006791161">
            <text:p>6.79E-008</text:p>
          </table:table-cell>
          <table:table-cell office:value-type="float" office:value="0.00000003165734">
            <text:p>3.17E-008</text:p>
          </table:table-cell>
          <table:table-cell office:value-type="float" office:value="0.000000001320692">
            <text:p>1.32E-009</text:p>
          </table:table-cell>
          <table:table-cell office:value-type="float" office:value="0.000000000478728">
            <text:p>4.79E-010</text:p>
          </table:table-cell>
          <table:table-cell office:value-type="float" office:value="0.00000000003941196">
            <text:p>3.94E-011</text:p>
          </table:table-cell>
          <table:table-cell office:value-type="float" office:value="51.42123">
            <text:p>51.42123</text:p>
          </table:table-cell>
          <table:table-cell office:value-type="float" office:value="23.97027">
            <text:p>23.97027</text:p>
          </table:table-cell>
          <table:table-cell office:value-type="float" office:value="0.007049281">
            <text:p>0.007049281</text:p>
          </table:table-cell>
          <table:table-cell office:value-type="float" office:value="0.0005803421">
            <text:p>0.0005803421</text:p>
          </table:table-cell>
          <table:table-cell table:number-columns-repeated="3"/>
        </table:table-row>
        <table:table-row table:style-name="ro1">
          <table:table-cell office:value-type="string">
            <text:p>GWI_TR_C_T0</text:p>
          </table:table-cell>
          <table:table-cell office:value-type="float" office:value="31439">
            <text:p>31439</text:p>
          </table:table-cell>
          <table:table-cell office:value-type="time" office:time-value="PT21H41M08S">
            <text:p>09:41:08 PM</text:p>
          </table:table-cell>
          <table:table-cell office:value-type="float" office:value="0.00000006811765">
            <text:p>6.81E-008</text:p>
          </table:table-cell>
          <table:table-cell office:value-type="float" office:value="0.00000003169931">
            <text:p>3.17E-008</text:p>
          </table:table-cell>
          <table:table-cell office:value-type="float" office:value="0.000000001322377">
            <text:p>1.32E-009</text:p>
          </table:table-cell>
          <table:table-cell office:value-type="float" office:value="0.000000000479928">
            <text:p>4.80E-010</text:p>
          </table:table-cell>
          <table:table-cell office:value-type="float" office:value="0.00000000003885235">
            <text:p>3.89E-011</text:p>
          </table:table-cell>
          <table:table-cell office:value-type="float" office:value="51.51151">
            <text:p>51.51151</text:p>
          </table:table-cell>
          <table:table-cell office:value-type="float" office:value="23.97146">
            <text:p>23.97146</text:p>
          </table:table-cell>
          <table:table-cell office:value-type="float" office:value="0.007045574">
            <text:p>0.007045574</text:p>
          </table:table-cell>
          <table:table-cell office:value-type="float" office:value="0.0005703713">
            <text:p>0.0005703713</text:p>
          </table:table-cell>
          <table:table-cell table:number-columns-repeated="3"/>
        </table:table-row>
        <table:table-row table:style-name="ro1">
          <table:table-cell office:value-type="string">
            <text:p>GWI_TR_C_T0</text:p>
          </table:table-cell>
          <table:table-cell office:value-type="float" office:value="31468">
            <text:p>31468</text:p>
          </table:table-cell>
          <table:table-cell office:value-type="time" office:time-value="PT21H41M17S">
            <text:p>09:41:17 PM</text:p>
          </table:table-cell>
          <table:table-cell office:value-type="float" office:value="0.00000006805974">
            <text:p>6.81E-008</text:p>
          </table:table-cell>
          <table:table-cell office:value-type="float" office:value="0.00000003167749">
            <text:p>3.17E-008</text:p>
          </table:table-cell>
          <table:table-cell office:value-type="float" office:value="0.000000001321169">
            <text:p>1.32E-009</text:p>
          </table:table-cell>
          <table:table-cell office:value-type="float" office:value="0.000000000477923">
            <text:p>4.78E-010</text:p>
          </table:table-cell>
          <table:table-cell office:value-type="float" office:value="0.00000000003936846">
            <text:p>3.94E-011</text:p>
          </table:table-cell>
          <table:table-cell office:value-type="float" office:value="51.51479">
            <text:p>51.51479</text:p>
          </table:table-cell>
          <table:table-cell office:value-type="float" office:value="23.97687">
            <text:p>23.97687</text:p>
          </table:table-cell>
          <table:table-cell office:value-type="float" office:value="0.007022111">
            <text:p>0.007022111</text:p>
          </table:table-cell>
          <table:table-cell office:value-type="float" office:value="0.0005784398">
            <text:p>0.0005784398</text:p>
          </table:table-cell>
          <table:table-cell table:number-columns-repeated="3"/>
        </table:table-row>
        <table:table-row table:style-name="ro1">
          <table:table-cell office:value-type="string">
            <text:p>GWI_TR_C_T1</text:p>
          </table:table-cell>
          <table:table-cell office:value-type="float" office:value="32539">
            <text:p>32539</text:p>
          </table:table-cell>
          <table:table-cell office:value-type="time" office:time-value="PT21H46M44S">
            <text:p>09:46:44 PM</text:p>
          </table:table-cell>
          <table:table-cell office:value-type="float" office:value="0.00000006448216">
            <text:p>6.45E-008</text:p>
          </table:table-cell>
          <table:table-cell office:value-type="float" office:value="0.00000003185647">
            <text:p>3.19E-008</text:p>
          </table:table-cell>
          <table:table-cell office:value-type="float" office:value="0.000000001291379">
            <text:p>1.29E-009</text:p>
          </table:table-cell>
          <table:table-cell office:value-type="float" office:value="0.0000000004808102">
            <text:p>4.81E-010</text:p>
          </table:table-cell>
          <table:table-cell office:value-type="float" office:value="0.0000000000378147">
            <text:p>3.78E-011</text:p>
          </table:table-cell>
          <table:table-cell office:value-type="float" office:value="49.93281">
            <text:p>49.93281</text:p>
          </table:table-cell>
          <table:table-cell office:value-type="float" office:value="24.66858">
            <text:p>24.66858</text:p>
          </table:table-cell>
          <table:table-cell office:value-type="float" office:value="0.007456485">
            <text:p>0.007456485</text:p>
          </table:table-cell>
          <table:table-cell office:value-type="float" office:value="0.0005864366">
            <text:p>0.0005864366</text:p>
          </table:table-cell>
          <table:table-cell table:number-columns-repeated="3"/>
        </table:table-row>
        <table:table-row table:style-name="ro1">
          <table:table-cell office:value-type="string">
            <text:p>GWI_TR_C_T1</text:p>
          </table:table-cell>
          <table:table-cell office:value-type="float" office:value="32546">
            <text:p>32546</text:p>
          </table:table-cell>
          <table:table-cell office:value-type="time" office:time-value="PT21H46M46S">
            <text:p>09:46:46 PM</text:p>
          </table:table-cell>
          <table:table-cell office:value-type="float" office:value="0.00000006466723">
            <text:p>6.47E-008</text:p>
          </table:table-cell>
          <table:table-cell office:value-type="float" office:value="0.00000003174547">
            <text:p>3.17E-008</text:p>
          </table:table-cell>
          <table:table-cell office:value-type="float" office:value="0.000000001292208">
            <text:p>1.29E-009</text:p>
          </table:table-cell>
          <table:table-cell office:value-type="float" office:value="0.0000000004852402">
            <text:p>4.85E-010</text:p>
          </table:table-cell>
          <table:table-cell office:value-type="float" office:value="0.00000000003858133">
            <text:p>3.86E-011</text:p>
          </table:table-cell>
          <table:table-cell office:value-type="float" office:value="50.04396">
            <text:p>50.04396</text:p>
          </table:table-cell>
          <table:table-cell office:value-type="float" office:value="24.56683">
            <text:p>24.56683</text:p>
          </table:table-cell>
          <table:table-cell office:value-type="float" office:value="0.007503649">
            <text:p>0.007503649</text:p>
          </table:table-cell>
          <table:table-cell office:value-type="float" office:value="0.0005966133">
            <text:p>0.0005966133</text:p>
          </table:table-cell>
          <table:table-cell table:number-columns-repeated="3"/>
        </table:table-row>
        <table:table-row table:style-name="ro1">
          <table:table-cell office:value-type="string">
            <text:p>GWI_TR_C_T1</text:p>
          </table:table-cell>
          <table:table-cell office:value-type="float" office:value="32553">
            <text:p>32553</text:p>
          </table:table-cell>
          <table:table-cell office:value-type="time" office:time-value="PT21H46M49S">
            <text:p>09:46:49 PM</text:p>
          </table:table-cell>
          <table:table-cell office:value-type="float" office:value="0.00000006450755">
            <text:p>6.45E-008</text:p>
          </table:table-cell>
          <table:table-cell office:value-type="float" office:value="0.00000003155926">
            <text:p>3.16E-008</text:p>
          </table:table-cell>
          <table:table-cell office:value-type="float" office:value="0.000000001289282">
            <text:p>1.29E-009</text:p>
          </table:table-cell>
          <table:table-cell office:value-type="float" office:value="0.0000000004890341">
            <text:p>4.89E-010</text:p>
          </table:table-cell>
          <table:table-cell office:value-type="float" office:value="0.00000000003854849">
            <text:p>3.85E-011</text:p>
          </table:table-cell>
          <table:table-cell office:value-type="float" office:value="50.0337">
            <text:p>50.0337</text:p>
          </table:table-cell>
          <table:table-cell office:value-type="float" office:value="24.47816">
            <text:p>24.47816</text:p>
          </table:table-cell>
          <table:table-cell office:value-type="float" office:value="0.007581036">
            <text:p>0.007581036</text:p>
          </table:table-cell>
          <table:table-cell office:value-type="float" office:value="0.000597581">
            <text:p>0.00059758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3676">
            <text:p>33676</text:p>
          </table:table-cell>
          <table:table-cell office:value-type="time" office:time-value="PT21H52M31S">
            <text:p>09:52:31 PM</text:p>
          </table:table-cell>
          <table:table-cell office:value-type="float" office:value="0.00000007374666">
            <text:p>7.37E-008</text:p>
          </table:table-cell>
          <table:table-cell office:value-type="float" office:value="0.00000003651009">
            <text:p>3.65E-008</text:p>
          </table:table-cell>
          <table:table-cell office:value-type="float" office:value="0.000000001461816">
            <text:p>1.46E-009</text:p>
          </table:table-cell>
          <table:table-cell office:value-type="float" office:value="0.0000000005164344">
            <text:p>5.16E-010</text:p>
          </table:table-cell>
          <table:table-cell office:value-type="float" office:value="0.00000000004092299">
            <text:p>4.09E-011</text:p>
          </table:table-cell>
          <table:table-cell office:value-type="float" office:value="50.44867">
            <text:p>50.44867</text:p>
          </table:table-cell>
          <table:table-cell office:value-type="float" office:value="24.97585">
            <text:p>24.97585</text:p>
          </table:table-cell>
          <table:table-cell office:value-type="float" office:value="0.007002818">
            <text:p>0.007002818</text:p>
          </table:table-cell>
          <table:table-cell office:value-type="float" office:value="0.0005549131">
            <text:p>0.000554913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3707">
            <text:p>33707</text:p>
          </table:table-cell>
          <table:table-cell office:value-type="time" office:time-value="PT21H52M41S">
            <text:p>09:52:41 PM</text:p>
          </table:table-cell>
          <table:table-cell office:value-type="float" office:value="0.00000007376558">
            <text:p>7.38E-008</text:p>
          </table:table-cell>
          <table:table-cell office:value-type="float" office:value="0.00000003653076">
            <text:p>3.65E-008</text:p>
          </table:table-cell>
          <table:table-cell office:value-type="float" office:value="0.000000001460438">
            <text:p>1.46E-009</text:p>
          </table:table-cell>
          <table:table-cell office:value-type="float" office:value="0.0000000005172377">
            <text:p>5.17E-010</text:p>
          </table:table-cell>
          <table:table-cell office:value-type="float" office:value="0.00000000004104208">
            <text:p>4.10E-011</text:p>
          </table:table-cell>
          <table:table-cell office:value-type="float" office:value="50.5092">
            <text:p>50.5092</text:p>
          </table:table-cell>
          <table:table-cell office:value-type="float" office:value="25.01356">
            <text:p>25.01356</text:p>
          </table:table-cell>
          <table:table-cell office:value-type="float" office:value="0.007011911">
            <text:p>0.007011911</text:p>
          </table:table-cell>
          <table:table-cell office:value-type="float" office:value="0.0005563851">
            <text:p>0.000556385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3739">
            <text:p>33739</text:p>
          </table:table-cell>
          <table:table-cell office:value-type="time" office:time-value="PT21H52M51S">
            <text:p>09:52:51 PM</text:p>
          </table:table-cell>
          <table:table-cell office:value-type="float" office:value="0.00000007379285">
            <text:p>7.38E-008</text:p>
          </table:table-cell>
          <table:table-cell office:value-type="float" office:value="0.00000003652498">
            <text:p>3.65E-008</text:p>
          </table:table-cell>
          <table:table-cell office:value-type="float" office:value="0.000000001461005">
            <text:p>1.46E-009</text:p>
          </table:table-cell>
          <table:table-cell office:value-type="float" office:value="0.0000000005163329">
            <text:p>5.16E-010</text:p>
          </table:table-cell>
          <table:table-cell office:value-type="float" office:value="0.00000000004102389">
            <text:p>4.10E-011</text:p>
          </table:table-cell>
          <table:table-cell office:value-type="float" office:value="50.50828">
            <text:p>50.50828</text:p>
          </table:table-cell>
          <table:table-cell office:value-type="float" office:value="24.9999">
            <text:p>24.9999</text:p>
          </table:table-cell>
          <table:table-cell office:value-type="float" office:value="0.006997058">
            <text:p>0.006997058</text:p>
          </table:table-cell>
          <table:table-cell office:value-type="float" office:value="0.0005559331">
            <text:p>0.0005559331</text:p>
          </table:table-cell>
          <table:table-cell table:number-columns-repeated="3"/>
        </table:table-row>
        <table:table-row table:style-name="ro1">
          <table:table-cell office:value-type="string">
            <text:p>GWI_WC_A_T0</text:p>
          </table:table-cell>
          <table:table-cell office:value-type="float" office:value="34057">
            <text:p>34057</text:p>
          </table:table-cell>
          <table:table-cell office:value-type="time" office:time-value="PT21H54M28S">
            <text:p>09:54:28 PM</text:p>
          </table:table-cell>
          <table:table-cell office:value-type="float" office:value="0.00000006625095">
            <text:p>6.63E-008</text:p>
          </table:table-cell>
          <table:table-cell office:value-type="float" office:value="0.00000003165501">
            <text:p>3.17E-008</text:p>
          </table:table-cell>
          <table:table-cell office:value-type="float" office:value="0.000000001300471">
            <text:p>1.30E-009</text:p>
          </table:table-cell>
          <table:table-cell office:value-type="float" office:value="0.0000000004652444">
            <text:p>4.65E-010</text:p>
          </table:table-cell>
          <table:table-cell office:value-type="float" office:value="0.00000000003791371">
            <text:p>3.79E-011</text:p>
          </table:table-cell>
          <table:table-cell office:value-type="float" office:value="50.9438">
            <text:p>50.9438</text:p>
          </table:table-cell>
          <table:table-cell office:value-type="float" office:value="24.34118">
            <text:p>24.34118</text:p>
          </table:table-cell>
          <table:table-cell office:value-type="float" office:value="0.007022456">
            <text:p>0.007022456</text:p>
          </table:table-cell>
          <table:table-cell office:value-type="float" office:value="0.0005722743">
            <text:p>0.0005722743</text:p>
          </table:table-cell>
          <table:table-cell table:number-columns-repeated="3"/>
        </table:table-row>
        <table:table-row table:style-name="ro1">
          <table:table-cell office:value-type="string">
            <text:p>GWI_WC_A_T0</text:p>
          </table:table-cell>
          <table:table-cell office:value-type="float" office:value="34093">
            <text:p>34093</text:p>
          </table:table-cell>
          <table:table-cell office:value-type="time" office:time-value="PT21H54M39S">
            <text:p>09:54:39 PM</text:p>
          </table:table-cell>
          <table:table-cell office:value-type="float" office:value="0.0000000661886">
            <text:p>6.62E-008</text:p>
          </table:table-cell>
          <table:table-cell office:value-type="float" office:value="0.00000003162444">
            <text:p>3.16E-008</text:p>
          </table:table-cell>
          <table:table-cell office:value-type="float" office:value="0.000000001302765">
            <text:p>1.30E-009</text:p>
          </table:table-cell>
          <table:table-cell office:value-type="float" office:value="0.0000000004644604">
            <text:p>4.64E-010</text:p>
          </table:table-cell>
          <table:table-cell office:value-type="float" office:value="0.00000000003806888">
            <text:p>3.81E-011</text:p>
          </table:table-cell>
          <table:table-cell office:value-type="float" office:value="50.80623">
            <text:p>50.80623</text:p>
          </table:table-cell>
          <table:table-cell office:value-type="float" office:value="24.27485">
            <text:p>24.27485</text:p>
          </table:table-cell>
          <table:table-cell office:value-type="float" office:value="0.007017225">
            <text:p>0.007017225</text:p>
          </table:table-cell>
          <table:table-cell office:value-type="float" office:value="0.0005751577">
            <text:p>0.0005751577</text:p>
          </table:table-cell>
          <table:table-cell table:number-columns-repeated="3"/>
        </table:table-row>
        <table:table-row table:style-name="ro1">
          <table:table-cell office:value-type="string">
            <text:p>GWI_WC_A_T0</text:p>
          </table:table-cell>
          <table:table-cell office:value-type="float" office:value="34148">
            <text:p>34148</text:p>
          </table:table-cell>
          <table:table-cell office:value-type="time" office:time-value="PT21H54M55S">
            <text:p>09:54:55 PM</text:p>
          </table:table-cell>
          <table:table-cell office:value-type="float" office:value="0.00000006612101">
            <text:p>6.61E-008</text:p>
          </table:table-cell>
          <table:table-cell office:value-type="float" office:value="0.00000003157828">
            <text:p>3.16E-008</text:p>
          </table:table-cell>
          <table:table-cell office:value-type="float" office:value="0.000000001300205">
            <text:p>1.30E-009</text:p>
          </table:table-cell>
          <table:table-cell office:value-type="float" office:value="0.000000000464193">
            <text:p>4.64E-010</text:p>
          </table:table-cell>
          <table:table-cell office:value-type="float" office:value="0.00000000003794975">
            <text:p>3.79E-011</text:p>
          </table:table-cell>
          <table:table-cell office:value-type="float" office:value="50.85431">
            <text:p>50.85431</text:p>
          </table:table-cell>
          <table:table-cell office:value-type="float" office:value="24.28716">
            <text:p>24.28716</text:p>
          </table:table-cell>
          <table:table-cell office:value-type="float" office:value="0.007020356">
            <text:p>0.007020356</text:p>
          </table:table-cell>
          <table:table-cell office:value-type="float" office:value="0.0005739439">
            <text:p>0.0005739439</text:p>
          </table:table-cell>
          <table:table-cell table:number-columns-repeated="3"/>
        </table:table-row>
        <table:table-row table:style-name="ro1">
          <table:table-cell office:value-type="string">
            <text:p>GWI_WC_A_T1</text:p>
          </table:table-cell>
          <table:table-cell office:value-type="float" office:value="34435">
            <text:p>34435</text:p>
          </table:table-cell>
          <table:table-cell office:value-type="time" office:time-value="PT21H56M23S">
            <text:p>09:56:23 PM</text:p>
          </table:table-cell>
          <table:table-cell office:value-type="float" office:value="0.00000006638128">
            <text:p>6.64E-008</text:p>
          </table:table-cell>
          <table:table-cell office:value-type="float" office:value="0.00000003155752">
            <text:p>3.16E-008</text:p>
          </table:table-cell>
          <table:table-cell office:value-type="float" office:value="0.000000001305835">
            <text:p>1.31E-009</text:p>
          </table:table-cell>
          <table:table-cell office:value-type="float" office:value="0.0000000005003644">
            <text:p>5.00E-010</text:p>
          </table:table-cell>
          <table:table-cell office:value-type="float" office:value="0.00000000003880845">
            <text:p>3.88E-011</text:p>
          </table:table-cell>
          <table:table-cell office:value-type="float" office:value="50.83435">
            <text:p>50.83435</text:p>
          </table:table-cell>
          <table:table-cell office:value-type="float" office:value="24.16654">
            <text:p>24.16654</text:p>
          </table:table-cell>
          <table:table-cell office:value-type="float" office:value="0.007537733">
            <text:p>0.007537733</text:p>
          </table:table-cell>
          <table:table-cell office:value-type="float" office:value="0.0005846294">
            <text:p>0.0005846294</text:p>
          </table:table-cell>
          <table:table-cell table:number-columns-repeated="3"/>
        </table:table-row>
        <table:table-row table:style-name="ro1">
          <table:table-cell office:value-type="string">
            <text:p>GWI_WC_A_T1</text:p>
          </table:table-cell>
          <table:table-cell office:value-type="float" office:value="34468">
            <text:p>34468</text:p>
          </table:table-cell>
          <table:table-cell office:value-type="time" office:time-value="PT21H56M33S">
            <text:p>09:56:33 PM</text:p>
          </table:table-cell>
          <table:table-cell office:value-type="float" office:value="0.00000006638533">
            <text:p>6.64E-008</text:p>
          </table:table-cell>
          <table:table-cell office:value-type="float" office:value="0.00000003154917">
            <text:p>3.15E-008</text:p>
          </table:table-cell>
          <table:table-cell office:value-type="float" office:value="0.000000001304079">
            <text:p>1.30E-009</text:p>
          </table:table-cell>
          <table:table-cell office:value-type="float" office:value="0.0000000004995824">
            <text:p>5.00E-010</text:p>
          </table:table-cell>
          <table:table-cell office:value-type="float" office:value="0.0000000000386516">
            <text:p>3.87E-011</text:p>
          </table:table-cell>
          <table:table-cell office:value-type="float" office:value="50.90593">
            <text:p>50.90593</text:p>
          </table:table-cell>
          <table:table-cell office:value-type="float" office:value="24.19269">
            <text:p>24.19269</text:p>
          </table:table-cell>
          <table:table-cell office:value-type="float" office:value="0.007525494">
            <text:p>0.007525494</text:p>
          </table:table-cell>
          <table:table-cell office:value-type="float" office:value="0.000582231">
            <text:p>0.000582231</text:p>
          </table:table-cell>
          <table:table-cell table:number-columns-repeated="3"/>
        </table:table-row>
        <table:table-row table:style-name="ro1">
          <table:table-cell office:value-type="string">
            <text:p>GWI_WC_A_T1</text:p>
          </table:table-cell>
          <table:table-cell office:value-type="float" office:value="34496">
            <text:p>34496</text:p>
          </table:table-cell>
          <table:table-cell office:value-type="time" office:time-value="PT21H56M42S">
            <text:p>09:56:42 PM</text:p>
          </table:table-cell>
          <table:table-cell office:value-type="float" office:value="0.00000006641195">
            <text:p>6.64E-008</text:p>
          </table:table-cell>
          <table:table-cell office:value-type="float" office:value="0.00000003154573">
            <text:p>3.15E-008</text:p>
          </table:table-cell>
          <table:table-cell office:value-type="float" office:value="0.000000001307444">
            <text:p>1.31E-009</text:p>
          </table:table-cell>
          <table:table-cell office:value-type="float" office:value="0.0000000005006">
            <text:p>5.01E-010</text:p>
          </table:table-cell>
          <table:table-cell office:value-type="float" office:value="0.00000000003847337">
            <text:p>3.85E-011</text:p>
          </table:table-cell>
          <table:table-cell office:value-type="float" office:value="50.79524">
            <text:p>50.79524</text:p>
          </table:table-cell>
          <table:table-cell office:value-type="float" office:value="24.12778">
            <text:p>24.12778</text:p>
          </table:table-cell>
          <table:table-cell office:value-type="float" office:value="0.0075378">
            <text:p>0.0075378</text:p>
          </table:table-cell>
          <table:table-cell office:value-type="float" office:value="0.0005793139">
            <text:p>0.0005793139</text:p>
          </table:table-cell>
          <table:table-cell table:number-columns-repeated="3"/>
        </table:table-row>
        <table:table-row table:style-name="ro1">
          <table:table-cell office:value-type="string">
            <text:p>GWI_WC_B_T0</text:p>
          </table:table-cell>
          <table:table-cell office:value-type="float" office:value="34809">
            <text:p>34809</text:p>
          </table:table-cell>
          <table:table-cell office:value-type="time" office:time-value="PT21H58M17S">
            <text:p>09:58:17 PM</text:p>
          </table:table-cell>
          <table:table-cell office:value-type="float" office:value="0.00000006670393">
            <text:p>6.67E-008</text:p>
          </table:table-cell>
          <table:table-cell office:value-type="float" office:value="0.00000003186145">
            <text:p>3.19E-008</text:p>
          </table:table-cell>
          <table:table-cell office:value-type="float" office:value="0.000000001315582">
            <text:p>1.32E-009</text:p>
          </table:table-cell>
          <table:table-cell office:value-type="float" office:value="0.0000000004692248">
            <text:p>4.69E-010</text:p>
          </table:table-cell>
          <table:table-cell office:value-type="float" office:value="0.00000000003787528">
            <text:p>3.79E-011</text:p>
          </table:table-cell>
          <table:table-cell office:value-type="float" office:value="50.70298">
            <text:p>50.70298</text:p>
          </table:table-cell>
          <table:table-cell office:value-type="float" office:value="24.21853">
            <text:p>24.21853</text:p>
          </table:table-cell>
          <table:table-cell office:value-type="float" office:value="0.007034441">
            <text:p>0.007034441</text:p>
          </table:table-cell>
          <table:table-cell office:value-type="float" office:value="0.0005678119">
            <text:p>0.0005678119</text:p>
          </table:table-cell>
          <table:table-cell table:number-columns-repeated="3"/>
        </table:table-row>
        <table:table-row table:style-name="ro1">
          <table:table-cell office:value-type="string">
            <text:p>GWI_WC_B_T0</text:p>
          </table:table-cell>
          <table:table-cell office:value-type="float" office:value="34842">
            <text:p>34842</text:p>
          </table:table-cell>
          <table:table-cell office:value-type="time" office:time-value="PT21H58M27S">
            <text:p>09:58:27 PM</text:p>
          </table:table-cell>
          <table:table-cell office:value-type="float" office:value="0.00000006678298">
            <text:p>6.68E-008</text:p>
          </table:table-cell>
          <table:table-cell office:value-type="float" office:value="0.00000003187991">
            <text:p>3.19E-008</text:p>
          </table:table-cell>
          <table:table-cell office:value-type="float" office:value="0.000000001313766">
            <text:p>1.31E-009</text:p>
          </table:table-cell>
          <table:table-cell office:value-type="float" office:value="0.0000000004707357">
            <text:p>4.71E-010</text:p>
          </table:table-cell>
          <table:table-cell office:value-type="float" office:value="0.00000000003824472">
            <text:p>3.82E-011</text:p>
          </table:table-cell>
          <table:table-cell office:value-type="float" office:value="50.83324">
            <text:p>50.83324</text:p>
          </table:table-cell>
          <table:table-cell office:value-type="float" office:value="24.26605">
            <text:p>24.26605</text:p>
          </table:table-cell>
          <table:table-cell office:value-type="float" office:value="0.007048737">
            <text:p>0.007048737</text:p>
          </table:table-cell>
          <table:table-cell office:value-type="float" office:value="0.0005726716">
            <text:p>0.0005726716</text:p>
          </table:table-cell>
          <table:table-cell table:number-columns-repeated="3"/>
        </table:table-row>
        <table:table-row table:style-name="ro1">
          <table:table-cell office:value-type="string">
            <text:p>GWI_WC_B_T0</text:p>
          </table:table-cell>
          <table:table-cell office:value-type="float" office:value="34867">
            <text:p>34867</text:p>
          </table:table-cell>
          <table:table-cell office:value-type="time" office:time-value="PT21H58M35S">
            <text:p>09:58:35 PM</text:p>
          </table:table-cell>
          <table:table-cell office:value-type="float" office:value="0.00000006677728">
            <text:p>6.68E-008</text:p>
          </table:table-cell>
          <table:table-cell office:value-type="float" office:value="0.00000003184885">
            <text:p>3.18E-008</text:p>
          </table:table-cell>
          <table:table-cell office:value-type="float" office:value="0.000000001313806">
            <text:p>1.31E-009</text:p>
          </table:table-cell>
          <table:table-cell office:value-type="float" office:value="0.0000000004699254">
            <text:p>4.70E-010</text:p>
          </table:table-cell>
          <table:table-cell office:value-type="float" office:value="0.00000000003839593">
            <text:p>3.84E-011</text:p>
          </table:table-cell>
          <table:table-cell office:value-type="float" office:value="50.82737">
            <text:p>50.82737</text:p>
          </table:table-cell>
          <table:table-cell office:value-type="float" office:value="24.24167">
            <text:p>24.24167</text:p>
          </table:table-cell>
          <table:table-cell office:value-type="float" office:value="0.007037205">
            <text:p>0.007037205</text:p>
          </table:table-cell>
          <table:table-cell office:value-type="float" office:value="0.0005749848">
            <text:p>0.0005749848</text:p>
          </table:table-cell>
          <table:table-cell table:number-columns-repeated="3"/>
        </table:table-row>
        <table:table-row table:style-name="ro1">
          <table:table-cell office:value-type="string">
            <text:p>GWI_WC_B_T1</text:p>
          </table:table-cell>
          <table:table-cell office:value-type="float" office:value="35206">
            <text:p>35206</text:p>
          </table:table-cell>
          <table:table-cell office:value-type="time" office:time-value="PT22H00M19S">
            <text:p>10:00:19 PM</text:p>
          </table:table-cell>
          <table:table-cell office:value-type="float" office:value="0.00000006678178">
            <text:p>6.68E-008</text:p>
          </table:table-cell>
          <table:table-cell office:value-type="float" office:value="0.00000003191609">
            <text:p>3.19E-008</text:p>
          </table:table-cell>
          <table:table-cell office:value-type="float" office:value="0.000000001311794">
            <text:p>1.31E-009</text:p>
          </table:table-cell>
          <table:table-cell office:value-type="float" office:value="0.0000000004938184">
            <text:p>4.94E-010</text:p>
          </table:table-cell>
          <table:table-cell office:value-type="float" office:value="0.00000000003828898">
            <text:p>3.83E-011</text:p>
          </table:table-cell>
          <table:table-cell office:value-type="float" office:value="50.90874">
            <text:p>50.90874</text:p>
          </table:table-cell>
          <table:table-cell office:value-type="float" office:value="24.33011">
            <text:p>24.33011</text:p>
          </table:table-cell>
          <table:table-cell office:value-type="float" office:value="0.007394508">
            <text:p>0.007394508</text:p>
          </table:table-cell>
          <table:table-cell office:value-type="float" office:value="0.0005733447">
            <text:p>0.0005733447</text:p>
          </table:table-cell>
          <table:table-cell table:number-columns-repeated="3"/>
        </table:table-row>
        <table:table-row table:style-name="ro1">
          <table:table-cell office:value-type="string">
            <text:p>GWI_WC_B_T1</text:p>
          </table:table-cell>
          <table:table-cell office:value-type="float" office:value="35252">
            <text:p>35252</text:p>
          </table:table-cell>
          <table:table-cell office:value-type="time" office:time-value="PT22H00M33S">
            <text:p>10:00:33 PM</text:p>
          </table:table-cell>
          <table:table-cell office:value-type="float" office:value="0.00000006667904">
            <text:p>6.67E-008</text:p>
          </table:table-cell>
          <table:table-cell office:value-type="float" office:value="0.00000003187035">
            <text:p>3.19E-008</text:p>
          </table:table-cell>
          <table:table-cell office:value-type="float" office:value="0.000000001313912">
            <text:p>1.31E-009</text:p>
          </table:table-cell>
          <table:table-cell office:value-type="float" office:value="0.0000000004932736">
            <text:p>4.93E-010</text:p>
          </table:table-cell>
          <table:table-cell office:value-type="float" office:value="0.00000000003863651">
            <text:p>3.86E-011</text:p>
          </table:table-cell>
          <table:table-cell office:value-type="float" office:value="50.74846">
            <text:p>50.74846</text:p>
          </table:table-cell>
          <table:table-cell office:value-type="float" office:value="24.25607">
            <text:p>24.25607</text:p>
          </table:table-cell>
          <table:table-cell office:value-type="float" office:value="0.007397731">
            <text:p>0.007397731</text:p>
          </table:table-cell>
          <table:table-cell office:value-type="float" office:value="0.0005794402">
            <text:p>0.0005794402</text:p>
          </table:table-cell>
          <table:table-cell table:number-columns-repeated="3"/>
        </table:table-row>
        <table:table-row table:style-name="ro1">
          <table:table-cell office:value-type="string">
            <text:p>GWI_WC_B_T1</text:p>
          </table:table-cell>
          <table:table-cell office:value-type="float" office:value="35279">
            <text:p>35279</text:p>
          </table:table-cell>
          <table:table-cell office:value-type="time" office:time-value="PT22H00M41S">
            <text:p>10:00:41 PM</text:p>
          </table:table-cell>
          <table:table-cell office:value-type="float" office:value="0.00000006667472">
            <text:p>6.67E-008</text:p>
          </table:table-cell>
          <table:table-cell office:value-type="float" office:value="0.00000003186565">
            <text:p>3.19E-008</text:p>
          </table:table-cell>
          <table:table-cell office:value-type="float" office:value="0.000000001309827">
            <text:p>1.31E-009</text:p>
          </table:table-cell>
          <table:table-cell office:value-type="float" office:value="0.0000000004932539">
            <text:p>4.93E-010</text:p>
          </table:table-cell>
          <table:table-cell office:value-type="float" office:value="0.0000000000385745">
            <text:p>3.86E-011</text:p>
          </table:table-cell>
          <table:table-cell office:value-type="float" office:value="50.90344">
            <text:p>50.90344</text:p>
          </table:table-cell>
          <table:table-cell office:value-type="float" office:value="24.32813">
            <text:p>24.32813</text:p>
          </table:table-cell>
          <table:table-cell office:value-type="float" office:value="0.007397916">
            <text:p>0.007397916</text:p>
          </table:table-cell>
          <table:table-cell office:value-type="float" office:value="0.0005785477">
            <text:p>0.0005785477</text:p>
          </table:table-cell>
          <table:table-cell table:number-columns-repeated="3"/>
        </table:table-row>
        <table:table-row table:style-name="ro1">
          <table:table-cell office:value-type="string">
            <text:p>GWI_WC_C_T0</text:p>
          </table:table-cell>
          <table:table-cell office:value-type="float" office:value="35600">
            <text:p>35600</text:p>
          </table:table-cell>
          <table:table-cell office:value-type="time" office:time-value="PT22H02M18S">
            <text:p>10:02:18 PM</text:p>
          </table:table-cell>
          <table:table-cell office:value-type="float" office:value="0.0000000669478">
            <text:p>6.69E-008</text:p>
          </table:table-cell>
          <table:table-cell office:value-type="float" office:value="0.00000003223376">
            <text:p>3.22E-008</text:p>
          </table:table-cell>
          <table:table-cell office:value-type="float" office:value="0.000000001314777">
            <text:p>1.31E-009</text:p>
          </table:table-cell>
          <table:table-cell office:value-type="float" office:value="0.0000000004711088">
            <text:p>4.71E-010</text:p>
          </table:table-cell>
          <table:table-cell office:value-type="float" office:value="0.00000000003848294">
            <text:p>3.85E-011</text:p>
          </table:table-cell>
          <table:table-cell office:value-type="float" office:value="50.9195">
            <text:p>50.9195</text:p>
          </table:table-cell>
          <table:table-cell office:value-type="float" office:value="24.51652">
            <text:p>24.51652</text:p>
          </table:table-cell>
          <table:table-cell office:value-type="float" office:value="0.007036957">
            <text:p>0.007036957</text:p>
          </table:table-cell>
          <table:table-cell office:value-type="float" office:value="0.00057482">
            <text:p>0.00057482</text:p>
          </table:table-cell>
          <table:table-cell table:number-columns-repeated="3"/>
        </table:table-row>
        <table:table-row table:style-name="ro1">
          <table:table-cell office:value-type="string">
            <text:p>GWI_WC_C_T0</text:p>
          </table:table-cell>
          <table:table-cell office:value-type="float" office:value="35637">
            <text:p>35637</text:p>
          </table:table-cell>
          <table:table-cell office:value-type="time" office:time-value="PT22H02M30S">
            <text:p>10:02:30 PM</text:p>
          </table:table-cell>
          <table:table-cell office:value-type="float" office:value="0.00000006695569">
            <text:p>6.70E-008</text:p>
          </table:table-cell>
          <table:table-cell office:value-type="float" office:value="0.00000003220694">
            <text:p>3.22E-008</text:p>
          </table:table-cell>
          <table:table-cell office:value-type="float" office:value="0.00000000131448">
            <text:p>1.31E-009</text:p>
          </table:table-cell>
          <table:table-cell office:value-type="float" office:value="0.0000000004703989">
            <text:p>4.70E-010</text:p>
          </table:table-cell>
          <table:table-cell office:value-type="float" office:value="0.00000000003844648">
            <text:p>3.84E-011</text:p>
          </table:table-cell>
          <table:table-cell office:value-type="float" office:value="50.93703">
            <text:p>50.93703</text:p>
          </table:table-cell>
          <table:table-cell office:value-type="float" office:value="24.50167">
            <text:p>24.50167</text:p>
          </table:table-cell>
          <table:table-cell office:value-type="float" office:value="0.007025525">
            <text:p>0.007025525</text:p>
          </table:table-cell>
          <table:table-cell office:value-type="float" office:value="0.0005742077">
            <text:p>0.0005742077</text:p>
          </table:table-cell>
          <table:table-cell table:number-columns-repeated="3"/>
        </table:table-row>
        <table:table-row table:style-name="ro1">
          <table:table-cell office:value-type="string">
            <text:p>GWI_WC_C_T0</text:p>
          </table:table-cell>
          <table:table-cell office:value-type="float" office:value="35652">
            <text:p>35652</text:p>
          </table:table-cell>
          <table:table-cell office:value-type="time" office:time-value="PT22H02M34S">
            <text:p>10:02:34 PM</text:p>
          </table:table-cell>
          <table:table-cell office:value-type="float" office:value="0.00000006692212">
            <text:p>6.69E-008</text:p>
          </table:table-cell>
          <table:table-cell office:value-type="float" office:value="0.00000003222139">
            <text:p>3.22E-008</text:p>
          </table:table-cell>
          <table:table-cell office:value-type="float" office:value="0.000000001317079">
            <text:p>1.32E-009</text:p>
          </table:table-cell>
          <table:table-cell office:value-type="float" office:value="0.0000000004710221">
            <text:p>4.71E-010</text:p>
          </table:table-cell>
          <table:table-cell office:value-type="float" office:value="0.00000000003768799">
            <text:p>3.77E-011</text:p>
          </table:table-cell>
          <table:table-cell office:value-type="float" office:value="50.81101">
            <text:p>50.81101</text:p>
          </table:table-cell>
          <table:table-cell office:value-type="float" office:value="24.46428">
            <text:p>24.46428</text:p>
          </table:table-cell>
          <table:table-cell office:value-type="float" office:value="0.007038361">
            <text:p>0.007038361</text:p>
          </table:table-cell>
          <table:table-cell office:value-type="float" office:value="0.0005631619">
            <text:p>0.0005631619</text:p>
          </table:table-cell>
          <table:table-cell table:number-columns-repeated="3"/>
        </table:table-row>
        <table:table-row table:style-name="ro1">
          <table:table-cell office:value-type="string">
            <text:p>GWI_WC_C_T1</text:p>
          </table:table-cell>
          <table:table-cell office:value-type="float" office:value="35941">
            <text:p>35941</text:p>
          </table:table-cell>
          <table:table-cell office:value-type="time" office:time-value="PT22H04M02S">
            <text:p>10:04:02 PM</text:p>
          </table:table-cell>
          <table:table-cell office:value-type="float" office:value="0.0000000664462">
            <text:p>6.64E-008</text:p>
          </table:table-cell>
          <table:table-cell office:value-type="float" office:value="0.00000003221803">
            <text:p>3.22E-008</text:p>
          </table:table-cell>
          <table:table-cell office:value-type="float" office:value="0.000000001303308">
            <text:p>1.30E-009</text:p>
          </table:table-cell>
          <table:table-cell office:value-type="float" office:value="0.0000000005438681">
            <text:p>5.44E-010</text:p>
          </table:table-cell>
          <table:table-cell office:value-type="float" office:value="0.00000000004099806">
            <text:p>4.10E-011</text:p>
          </table:table-cell>
          <table:table-cell office:value-type="float" office:value="50.98275">
            <text:p>50.98275</text:p>
          </table:table-cell>
          <table:table-cell office:value-type="float" office:value="24.7202">
            <text:p>24.7202</text:p>
          </table:table-cell>
          <table:table-cell office:value-type="float" office:value="0.00818509">
            <text:p>0.00818509</text:p>
          </table:table-cell>
          <table:table-cell office:value-type="float" office:value="0.0006170112">
            <text:p>0.0006170112</text:p>
          </table:table-cell>
          <table:table-cell table:number-columns-repeated="3"/>
        </table:table-row>
        <table:table-row table:style-name="ro1">
          <table:table-cell office:value-type="string">
            <text:p>GWI_WC_C_T1</text:p>
          </table:table-cell>
          <table:table-cell office:value-type="float" office:value="35959">
            <text:p>35959</text:p>
          </table:table-cell>
          <table:table-cell office:value-type="time" office:time-value="PT22H04M07S">
            <text:p>10:04:07 PM</text:p>
          </table:table-cell>
          <table:table-cell office:value-type="float" office:value="0.00000006645277">
            <text:p>6.65E-008</text:p>
          </table:table-cell>
          <table:table-cell office:value-type="float" office:value="0.00000003223034">
            <text:p>3.22E-008</text:p>
          </table:table-cell>
          <table:table-cell office:value-type="float" office:value="0.000000001304373">
            <text:p>1.30E-009</text:p>
          </table:table-cell>
          <table:table-cell office:value-type="float" office:value="0.0000000005443339">
            <text:p>5.44E-010</text:p>
          </table:table-cell>
          <table:table-cell office:value-type="float" office:value="0.00000000004102384">
            <text:p>4.10E-011</text:p>
          </table:table-cell>
          <table:table-cell office:value-type="float" office:value="50.94612">
            <text:p>50.94612</text:p>
          </table:table-cell>
          <table:table-cell office:value-type="float" office:value="24.70944">
            <text:p>24.70944</text:p>
          </table:table-cell>
          <table:table-cell office:value-type="float" office:value="0.008191289">
            <text:p>0.008191289</text:p>
          </table:table-cell>
          <table:table-cell office:value-type="float" office:value="0.0006173383">
            <text:p>0.0006173383</text:p>
          </table:table-cell>
          <table:table-cell table:number-columns-repeated="3"/>
        </table:table-row>
        <table:table-row table:style-name="ro1">
          <table:table-cell office:value-type="string">
            <text:p>GWI_WC_C_T1</text:p>
          </table:table-cell>
          <table:table-cell office:value-type="float" office:value="35993">
            <text:p>35993</text:p>
          </table:table-cell>
          <table:table-cell office:value-type="time" office:time-value="PT22H04M18S">
            <text:p>10:04:18 PM</text:p>
          </table:table-cell>
          <table:table-cell office:value-type="float" office:value="0.00000006645457">
            <text:p>6.65E-008</text:p>
          </table:table-cell>
          <table:table-cell office:value-type="float" office:value="0.00000003223334">
            <text:p>3.22E-008</text:p>
          </table:table-cell>
          <table:table-cell office:value-type="float" office:value="0.000000001305669">
            <text:p>1.31E-009</text:p>
          </table:table-cell>
          <table:table-cell office:value-type="float" office:value="0.0000000005450054">
            <text:p>5.45E-010</text:p>
          </table:table-cell>
          <table:table-cell office:value-type="float" office:value="0.00000000004058786">
            <text:p>4.06E-011</text:p>
          </table:table-cell>
          <table:table-cell office:value-type="float" office:value="50.89695">
            <text:p>50.89695</text:p>
          </table:table-cell>
          <table:table-cell office:value-type="float" office:value="24.68723">
            <text:p>24.68723</text:p>
          </table:table-cell>
          <table:table-cell office:value-type="float" office:value="0.008201174">
            <text:p>0.008201174</text:p>
          </table:table-cell>
          <table:table-cell office:value-type="float" office:value="0.0006107611">
            <text:p>0.000610761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6487">
            <text:p>36487</text:p>
          </table:table-cell>
          <table:table-cell office:value-type="time" office:time-value="PT22H06M49S">
            <text:p>10:06:49 PM</text:p>
          </table:table-cell>
          <table:table-cell office:value-type="float" office:value="0.00000007275091">
            <text:p>7.28E-008</text:p>
          </table:table-cell>
          <table:table-cell office:value-type="float" office:value="0.00000003631108">
            <text:p>3.63E-008</text:p>
          </table:table-cell>
          <table:table-cell office:value-type="float" office:value="0.000000001441812">
            <text:p>1.44E-009</text:p>
          </table:table-cell>
          <table:table-cell office:value-type="float" office:value="0.0000000005116906">
            <text:p>5.12E-010</text:p>
          </table:table-cell>
          <table:table-cell office:value-type="float" office:value="0.00000000004180607">
            <text:p>4.18E-011</text:p>
          </table:table-cell>
          <table:table-cell office:value-type="float" office:value="50.45797">
            <text:p>50.45797</text:p>
          </table:table-cell>
          <table:table-cell office:value-type="float" office:value="25.18434">
            <text:p>25.18434</text:p>
          </table:table-cell>
          <table:table-cell office:value-type="float" office:value="0.00703346">
            <text:p>0.00703346</text:p>
          </table:table-cell>
          <table:table-cell office:value-type="float" office:value="0.0005746467">
            <text:p>0.000574646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6579">
            <text:p>36579</text:p>
          </table:table-cell>
          <table:table-cell office:value-type="time" office:time-value="PT22H07M17S">
            <text:p>10:07:17 PM</text:p>
          </table:table-cell>
          <table:table-cell office:value-type="float" office:value="0.00000007269268">
            <text:p>7.27E-008</text:p>
          </table:table-cell>
          <table:table-cell office:value-type="float" office:value="0.0000000362969">
            <text:p>3.63E-008</text:p>
          </table:table-cell>
          <table:table-cell office:value-type="float" office:value="0.000000001443933">
            <text:p>1.44E-009</text:p>
          </table:table-cell>
          <table:table-cell office:value-type="float" office:value="0.0000000005087967">
            <text:p>5.09E-010</text:p>
          </table:table-cell>
          <table:table-cell office:value-type="float" office:value="0.00000000004143839">
            <text:p>4.14E-011</text:p>
          </table:table-cell>
          <table:table-cell office:value-type="float" office:value="50.34353">
            <text:p>50.34353</text:p>
          </table:table-cell>
          <table:table-cell office:value-type="float" office:value="25.13753">
            <text:p>25.13753</text:p>
          </table:table-cell>
          <table:table-cell office:value-type="float" office:value="0.006999284">
            <text:p>0.006999284</text:p>
          </table:table-cell>
          <table:table-cell office:value-type="float" office:value="0.0005700491">
            <text:p>0.000570049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6636">
            <text:p>36636</text:p>
          </table:table-cell>
          <table:table-cell office:value-type="time" office:time-value="PT22H07M34S">
            <text:p>10:07:34 PM</text:p>
          </table:table-cell>
          <table:table-cell office:value-type="float" office:value="0.000000072651">
            <text:p>7.27E-008</text:p>
          </table:table-cell>
          <table:table-cell office:value-type="float" office:value="0.00000003625792">
            <text:p>3.63E-008</text:p>
          </table:table-cell>
          <table:table-cell office:value-type="float" office:value="0.000000001438676">
            <text:p>1.44E-009</text:p>
          </table:table-cell>
          <table:table-cell office:value-type="float" office:value="0.0000000005115737">
            <text:p>5.12E-010</text:p>
          </table:table-cell>
          <table:table-cell office:value-type="float" office:value="0.00000000004158919">
            <text:p>4.16E-011</text:p>
          </table:table-cell>
          <table:table-cell office:value-type="float" office:value="50.49852">
            <text:p>50.49852</text:p>
          </table:table-cell>
          <table:table-cell office:value-type="float" office:value="25.20228">
            <text:p>25.20228</text:p>
          </table:table-cell>
          <table:table-cell office:value-type="float" office:value="0.007041524">
            <text:p>0.007041524</text:p>
          </table:table-cell>
          <table:table-cell office:value-type="float" office:value="0.0005724518">
            <text:p>0.000572451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6682">
            <text:p>36682</text:p>
          </table:table-cell>
          <table:table-cell office:value-type="time" office:time-value="PT22H07M48S">
            <text:p>10:07:48 PM</text:p>
          </table:table-cell>
          <table:table-cell office:value-type="float" office:value="0.00000007264564">
            <text:p>7.26E-008</text:p>
          </table:table-cell>
          <table:table-cell office:value-type="float" office:value="0.00000003626652">
            <text:p>3.63E-008</text:p>
          </table:table-cell>
          <table:table-cell office:value-type="float" office:value="0.000000001440518">
            <text:p>1.44E-009</text:p>
          </table:table-cell>
          <table:table-cell office:value-type="float" office:value="0.0000000005091164">
            <text:p>5.09E-010</text:p>
          </table:table-cell>
          <table:table-cell office:value-type="float" office:value="0.00000000004159218">
            <text:p>4.16E-011</text:p>
          </table:table-cell>
          <table:table-cell office:value-type="float" office:value="50.43023">
            <text:p>50.43023</text:p>
          </table:table-cell>
          <table:table-cell office:value-type="float" office:value="25.17604">
            <text:p>25.17604</text:p>
          </table:table-cell>
          <table:table-cell office:value-type="float" office:value="0.007008216">
            <text:p>0.007008216</text:p>
          </table:table-cell>
          <table:table-cell office:value-type="float" office:value="0.0005725352">
            <text:p>0.0005725352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6712">
            <text:p>36712</text:p>
          </table:table-cell>
          <table:table-cell office:value-type="time" office:time-value="PT22H07M57S">
            <text:p>10:07:57 PM</text:p>
          </table:table-cell>
          <table:table-cell office:value-type="float" office:value="0.00000007263544">
            <text:p>7.26E-008</text:p>
          </table:table-cell>
          <table:table-cell office:value-type="float" office:value="0.00000003627155">
            <text:p>3.63E-008</text:p>
          </table:table-cell>
          <table:table-cell office:value-type="float" office:value="0.000000001439601">
            <text:p>1.44E-009</text:p>
          </table:table-cell>
          <table:table-cell office:value-type="float" office:value="0.0000000005080882">
            <text:p>5.08E-010</text:p>
          </table:table-cell>
          <table:table-cell office:value-type="float" office:value="0.00000000004173674">
            <text:p>4.17E-011</text:p>
          </table:table-cell>
          <table:table-cell office:value-type="float" office:value="50.45525">
            <text:p>50.45525</text:p>
          </table:table-cell>
          <table:table-cell office:value-type="float" office:value="25.19555">
            <text:p>25.19555</text:p>
          </table:table-cell>
          <table:table-cell office:value-type="float" office:value="0.006995046">
            <text:p>0.006995046</text:p>
          </table:table-cell>
          <table:table-cell office:value-type="float" office:value="0.0005746057">
            <text:p>0.000574605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6736">
            <text:p>36736</text:p>
          </table:table-cell>
          <table:table-cell office:value-type="time" office:time-value="PT22H08M05S">
            <text:p>10:08:05 PM</text:p>
          </table:table-cell>
          <table:table-cell office:value-type="float" office:value="0.00000007263414">
            <text:p>7.26E-008</text:p>
          </table:table-cell>
          <table:table-cell office:value-type="float" office:value="0.00000003627212">
            <text:p>3.63E-008</text:p>
          </table:table-cell>
          <table:table-cell office:value-type="float" office:value="0.000000001439878">
            <text:p>1.44E-009</text:p>
          </table:table-cell>
          <table:table-cell office:value-type="float" office:value="0.0000000005103839">
            <text:p>5.10E-010</text:p>
          </table:table-cell>
          <table:table-cell office:value-type="float" office:value="0.00000000004171857">
            <text:p>4.17E-011</text:p>
          </table:table-cell>
          <table:table-cell office:value-type="float" office:value="50.44465">
            <text:p>50.44465</text:p>
          </table:table-cell>
          <table:table-cell office:value-type="float" office:value="25.1911">
            <text:p>25.1911</text:p>
          </table:table-cell>
          <table:table-cell office:value-type="float" office:value="0.007026777">
            <text:p>0.007026777</text:p>
          </table:table-cell>
          <table:table-cell office:value-type="float" office:value="0.0005743659">
            <text:p>0.000574365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Leak Tes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2 before</text:p>
          </table:table-cell>
          <table:table-cell office:value-type="float" office:value="8.159">
            <text:p>8.159</text:p>
          </table:table-cell>
          <table:table-cell table:formula="of:=[.C5]*(10^-8)" office:value-type="float" office:value="0.00000008159">
            <text:p>8.159E-0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2 after </text:p>
          </table:table-cell>
          <table:table-cell office:value-type="float" office:value="6.804">
            <text:p>6.804</text:p>
          </table:table-cell>
          <table:table-cell table:formula="of:=[.C6]*(10^-10)" office:value-type="float" office:value="0.0000000006804">
            <text:p>6.804E-010</text:p>
          </table:table-cell>
          <table:table-cell office:value-type="string">
            <text:p>Test result</text:p>
          </table:table-cell>
          <table:table-cell table:formula="of:=([.D6]/[.D5])*100" office:value-type="float" office:value="0.833925726191935">
            <text:p>0.8339257262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9">09/29/2022</text:date>, <text:time>22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ley Smyth</meta:initial-creator>
    <meta:creation-date>2022-09-29T17:22:40.11</meta:creation-date>
    <dc:date>2022-09-29T22:08:18.01</dc:date>
    <dc:creator>Ashley Smyth</dc:creator>
    <meta:editing-duration>PT4H45M14S</meta:editing-duration>
    <meta:editing-cycles>37</meta:editing-cycles>
    <meta:generator>OpenOffice/4.1.1$Win32 OpenOffice.org_project/411m6$Build-9775</meta:generator>
    <meta:document-statistic meta:table-count="3" meta:cell-count="2100" meta:object-count="0"/>
  </office:meta>
</office:document-meta>
</file>